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Pictures/2000002100002E4F00002E4F3E81200B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3" svg:font-family="'Wingdings 3'" style:font-charset="x-symbol"/>
    <style:font-face style:name="Courier New1" svg:font-family="'Courier New'"/>
    <style:font-face style:name="Helvetica" svg:font-family="Helvetica, arial, freesans, clean, sans-serif"/>
    <style:font-face style:name="Mangal1" svg:font-family="Mangal"/>
    <style:font-face style:name="Courier New" svg:font-family="'Courier New'" style:font-family-generic="modern"/>
    <style:font-face style:name="Courier New2" svg:font-family="'Courier New'" style:font-family-generic="modern" style:font-pitch="fixed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a21" style:family="table">
      <style:table-properties style:width="18.468cm" fo:margin-left="0cm" table:align="left" style:writing-mode="lr-tb"/>
    </style:style>
    <style:style style:name="Tabela21.A" style:family="table-column">
      <style:table-column-properties style:column-width="2.302cm"/>
    </style:style>
    <style:style style:name="Tabela21.B" style:family="table-column">
      <style:table-column-properties style:column-width="16.166cm"/>
    </style:style>
    <style:style style:name="Tabela21.A1" style:family="table-cell">
      <style:table-cell-properties fo:padding="0.097cm" fo:border="none"/>
    </style:style>
    <style:style style:name="Tabela20" style:family="table">
      <style:table-properties style:width="13.229cm" table:align="left" style:writing-mode="lr-tb"/>
    </style:style>
    <style:style style:name="Tabela20.A" style:family="table-column">
      <style:table-column-properties style:column-width="5.106cm"/>
    </style:style>
    <style:style style:name="Tabela20.B" style:family="table-column">
      <style:table-column-properties style:column-width="3.969cm"/>
    </style:style>
    <style:style style:name="Tabela20.C" style:family="table-column">
      <style:table-column-properties style:column-width="4.154cm"/>
    </style:style>
    <style:style style:name="Tabela20.1" style:family="table-row">
      <style:table-row-properties style:min-row-height="0.011cm"/>
    </style:style>
    <style:style style:name="Tabela2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ela1" style:family="table">
      <style:table-properties style:width="18.944cm" fo:margin-left="-0.191cm" table:align="left" style:writing-mode="lr-tb"/>
    </style:style>
    <style:style style:name="Tabela1.A" style:family="table-column">
      <style:table-column-properties style:column-width="18.944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background-color="#ffffcc" fo:padding-left="0.191cm" fo:padding-right="0.191cm" fo:padding-top="0cm" fo:padding-bottom="0cm" fo:border="none" style:writing-mode="lr-tb">
        <style:background-image/>
      </style:table-cell-properties>
    </style:style>
    <style:style style:name="Tabela4" style:family="table">
      <style:table-properties style:width="15.468cm" fo:margin-left="0.09cm" table:align="left" style:writing-mode="lr-tb"/>
    </style:style>
    <style:style style:name="Tabela4.A" style:family="table-column">
      <style:table-column-properties style:column-width="0.626cm"/>
    </style:style>
    <style:style style:name="Tabela4.B" style:family="table-column">
      <style:table-column-properties style:column-width="14.841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4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" style:family="table">
      <style:table-properties style:width="15.468cm" fo:margin-left="0.081cm" table:align="left" style:writing-mode="lr-tb"/>
    </style:style>
    <style:style style:name="Tabela5.A" style:family="table-column">
      <style:table-column-properties style:column-width="15.468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6" style:family="table">
      <style:table-properties style:width="15.468cm" fo:margin-left="0.09cm" table:align="left" style:writing-mode="lr-tb"/>
    </style:style>
    <style:style style:name="Tabela6.A" style:family="table-column">
      <style:table-column-properties style:column-width="0.626cm"/>
    </style:style>
    <style:style style:name="Tabela6.B" style:family="table-column">
      <style:table-column-properties style:column-width="14.841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6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7" style:family="table">
      <style:table-properties style:width="15.468cm" fo:margin-left="0.081cm" table:align="left" style:writing-mode="lr-tb"/>
    </style:style>
    <style:style style:name="Tabela7.A" style:family="table-column">
      <style:table-column-properties style:column-width="15.468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73" style:family="table">
      <style:table-properties style:width="15.468cm" fo:margin-left="0.09cm" table:align="left" style:writing-mode="lr-tb"/>
    </style:style>
    <style:style style:name="Tabela73.A" style:family="table-column">
      <style:table-column-properties style:column-width="0.626cm"/>
    </style:style>
    <style:style style:name="Tabela73.B" style:family="table-column">
      <style:table-column-properties style:column-width="14.841cm"/>
    </style:style>
    <style:style style:name="Tabela73.1" style:family="table-row">
      <style:table-row-properties fo:keep-together="auto"/>
    </style:style>
    <style:style style:name="Tabela73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73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74" style:family="table">
      <style:table-properties style:width="15.468cm" fo:margin-left="0.081cm" table:align="left" style:writing-mode="lr-tb"/>
    </style:style>
    <style:style style:name="Tabela74.A" style:family="table-column">
      <style:table-column-properties style:column-width="15.468cm"/>
    </style:style>
    <style:style style:name="Tabela74.1" style:family="table-row">
      <style:table-row-properties fo:keep-together="auto"/>
    </style:style>
    <style:style style:name="Tabela74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14" style:family="table">
      <style:table-properties style:width="15.468cm" fo:margin-left="0.09cm" table:align="left" style:writing-mode="lr-tb"/>
    </style:style>
    <style:style style:name="Tabela14.A" style:family="table-column">
      <style:table-column-properties style:column-width="0.626cm"/>
    </style:style>
    <style:style style:name="Tabela14.B" style:family="table-column">
      <style:table-column-properties style:column-width="14.841cm"/>
    </style:style>
    <style:style style:name="Tabela14.1" style:family="table-row">
      <style:table-row-properties fo:keep-together="auto"/>
    </style:style>
    <style:style style:name="Tabela14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14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15" style:family="table">
      <style:table-properties style:width="15.468cm" fo:margin-left="0.081cm" table:align="left" style:writing-mode="lr-tb"/>
    </style:style>
    <style:style style:name="Tabela15.A" style:family="table-column">
      <style:table-column-properties style:column-width="15.468cm"/>
    </style:style>
    <style:style style:name="Tabela15.1" style:family="table-row">
      <style:table-row-properties fo:keep-together="auto"/>
    </style:style>
    <style:style style:name="Tabela15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18" style:family="table">
      <style:table-properties style:width="15.468cm" fo:margin-left="0.09cm" table:align="left" style:writing-mode="lr-tb"/>
    </style:style>
    <style:style style:name="Tabela18.A" style:family="table-column">
      <style:table-column-properties style:column-width="0.626cm"/>
    </style:style>
    <style:style style:name="Tabela18.B" style:family="table-column">
      <style:table-column-properties style:column-width="14.841cm"/>
    </style:style>
    <style:style style:name="Tabela18.1" style:family="table-row">
      <style:table-row-properties fo:keep-together="auto"/>
    </style:style>
    <style:style style:name="Tabela18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18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19" style:family="table">
      <style:table-properties style:width="15.468cm" fo:margin-left="0.081cm" table:align="left" style:writing-mode="lr-tb"/>
    </style:style>
    <style:style style:name="Tabela19.A" style:family="table-column">
      <style:table-column-properties style:column-width="15.468cm"/>
    </style:style>
    <style:style style:name="Tabela19.1" style:family="table-row">
      <style:table-row-properties fo:keep-together="auto"/>
    </style:style>
    <style:style style:name="Tabela19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36" style:family="table">
      <style:table-properties style:width="15.468cm" fo:margin-left="0.09cm" table:align="left" style:writing-mode="lr-tb"/>
    </style:style>
    <style:style style:name="Tabela36.A" style:family="table-column">
      <style:table-column-properties style:column-width="0.626cm"/>
    </style:style>
    <style:style style:name="Tabela36.B" style:family="table-column">
      <style:table-column-properties style:column-width="14.841cm"/>
    </style:style>
    <style:style style:name="Tabela36.1" style:family="table-row">
      <style:table-row-properties fo:keep-together="auto"/>
    </style:style>
    <style:style style:name="Tabela36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36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37" style:family="table">
      <style:table-properties style:width="15.468cm" fo:margin-left="0.081cm" table:align="left" style:writing-mode="lr-tb"/>
    </style:style>
    <style:style style:name="Tabela37.A" style:family="table-column">
      <style:table-column-properties style:column-width="15.468cm"/>
    </style:style>
    <style:style style:name="Tabela37.1" style:family="table-row">
      <style:table-row-properties fo:keep-together="auto"/>
    </style:style>
    <style:style style:name="Tabela37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38" style:family="table">
      <style:table-properties style:width="15.468cm" fo:margin-left="0.09cm" table:align="left" style:writing-mode="lr-tb"/>
    </style:style>
    <style:style style:name="Tabela38.A" style:family="table-column">
      <style:table-column-properties style:column-width="0.626cm"/>
    </style:style>
    <style:style style:name="Tabela38.B" style:family="table-column">
      <style:table-column-properties style:column-width="14.841cm"/>
    </style:style>
    <style:style style:name="Tabela38.1" style:family="table-row">
      <style:table-row-properties fo:keep-together="auto"/>
    </style:style>
    <style:style style:name="Tabela38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38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39" style:family="table">
      <style:table-properties style:width="15.468cm" fo:margin-left="0.081cm" table:align="left" style:writing-mode="lr-tb"/>
    </style:style>
    <style:style style:name="Tabela39.A" style:family="table-column">
      <style:table-column-properties style:column-width="15.468cm"/>
    </style:style>
    <style:style style:name="Tabela39.1" style:family="table-row">
      <style:table-row-properties fo:keep-together="auto"/>
    </style:style>
    <style:style style:name="Tabela39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71" style:family="table">
      <style:table-properties style:width="15.468cm" fo:margin-left="0.09cm" table:align="left" style:writing-mode="lr-tb"/>
    </style:style>
    <style:style style:name="Tabela71.A" style:family="table-column">
      <style:table-column-properties style:column-width="0.626cm"/>
    </style:style>
    <style:style style:name="Tabela71.B" style:family="table-column">
      <style:table-column-properties style:column-width="14.841cm"/>
    </style:style>
    <style:style style:name="Tabela71.1" style:family="table-row">
      <style:table-row-properties fo:keep-together="auto"/>
    </style:style>
    <style:style style:name="Tabela71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71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72" style:family="table">
      <style:table-properties style:width="15.468cm" fo:margin-left="0.081cm" table:align="left" style:writing-mode="lr-tb"/>
    </style:style>
    <style:style style:name="Tabela72.A" style:family="table-column">
      <style:table-column-properties style:column-width="15.468cm"/>
    </style:style>
    <style:style style:name="Tabela72.1" style:family="table-row">
      <style:table-row-properties fo:keep-together="auto"/>
    </style:style>
    <style:style style:name="Tabela72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44" style:family="table">
      <style:table-properties style:width="15.468cm" fo:margin-left="0.09cm" table:align="left" style:writing-mode="lr-tb"/>
    </style:style>
    <style:style style:name="Tabela44.A" style:family="table-column">
      <style:table-column-properties style:column-width="0.626cm"/>
    </style:style>
    <style:style style:name="Tabela44.B" style:family="table-column">
      <style:table-column-properties style:column-width="14.841cm"/>
    </style:style>
    <style:style style:name="Tabela44.1" style:family="table-row">
      <style:table-row-properties fo:keep-together="auto"/>
    </style:style>
    <style:style style:name="Tabela44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44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45" style:family="table">
      <style:table-properties style:width="15.468cm" fo:margin-left="0.081cm" table:align="left" style:writing-mode="lr-tb"/>
    </style:style>
    <style:style style:name="Tabela45.A" style:family="table-column">
      <style:table-column-properties style:column-width="15.468cm"/>
    </style:style>
    <style:style style:name="Tabela45.1" style:family="table-row">
      <style:table-row-properties fo:keep-together="auto"/>
    </style:style>
    <style:style style:name="Tabela45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0" style:family="table">
      <style:table-properties style:width="15.468cm" fo:margin-left="0.09cm" table:align="left" style:writing-mode="lr-tb"/>
    </style:style>
    <style:style style:name="Tabela50.A" style:family="table-column">
      <style:table-column-properties style:column-width="0.626cm"/>
    </style:style>
    <style:style style:name="Tabela50.B" style:family="table-column">
      <style:table-column-properties style:column-width="14.841cm"/>
    </style:style>
    <style:style style:name="Tabela50.1" style:family="table-row">
      <style:table-row-properties fo:keep-together="auto"/>
    </style:style>
    <style:style style:name="Tabela50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50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1" style:family="table">
      <style:table-properties style:width="15.468cm" fo:margin-left="0.081cm" table:align="left" style:writing-mode="lr-tb"/>
    </style:style>
    <style:style style:name="Tabela51.A" style:family="table-column">
      <style:table-column-properties style:column-width="15.468cm"/>
    </style:style>
    <style:style style:name="Tabela51.1" style:family="table-row">
      <style:table-row-properties fo:keep-together="auto"/>
    </style:style>
    <style:style style:name="Tabela51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2" style:family="table">
      <style:table-properties style:width="15.468cm" fo:margin-left="0.09cm" table:align="left" style:writing-mode="lr-tb"/>
    </style:style>
    <style:style style:name="Tabela52.A" style:family="table-column">
      <style:table-column-properties style:column-width="0.626cm"/>
    </style:style>
    <style:style style:name="Tabela52.B" style:family="table-column">
      <style:table-column-properties style:column-width="14.841cm"/>
    </style:style>
    <style:style style:name="Tabela52.1" style:family="table-row">
      <style:table-row-properties fo:keep-together="auto"/>
    </style:style>
    <style:style style:name="Tabela52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52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3" style:family="table">
      <style:table-properties style:width="15.468cm" fo:margin-left="0.081cm" table:align="left" style:writing-mode="lr-tb"/>
    </style:style>
    <style:style style:name="Tabela53.A" style:family="table-column">
      <style:table-column-properties style:column-width="15.468cm"/>
    </style:style>
    <style:style style:name="Tabela53.1" style:family="table-row">
      <style:table-row-properties fo:keep-together="auto"/>
    </style:style>
    <style:style style:name="Tabela53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4" style:family="table">
      <style:table-properties style:width="15.468cm" fo:margin-left="0.09cm" table:align="left" style:writing-mode="lr-tb"/>
    </style:style>
    <style:style style:name="Tabela54.A" style:family="table-column">
      <style:table-column-properties style:column-width="0.626cm"/>
    </style:style>
    <style:style style:name="Tabela54.B" style:family="table-column">
      <style:table-column-properties style:column-width="14.841cm"/>
    </style:style>
    <style:style style:name="Tabela54.1" style:family="table-row">
      <style:table-row-properties fo:keep-together="auto"/>
    </style:style>
    <style:style style:name="Tabela54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54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5" style:family="table">
      <style:table-properties style:width="15.468cm" fo:margin-left="0.081cm" table:align="left" style:writing-mode="lr-tb"/>
    </style:style>
    <style:style style:name="Tabela55.A" style:family="table-column">
      <style:table-column-properties style:column-width="15.468cm"/>
    </style:style>
    <style:style style:name="Tabela55.1" style:family="table-row">
      <style:table-row-properties fo:keep-together="auto"/>
    </style:style>
    <style:style style:name="Tabela55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P1" style:family="paragraph" style:parent-style-name="Standard">
      <style:text-properties style:font-name="Verdana" fo:font-size="9pt" style:font-size-asian="9pt" style:font-name-complex="Verdana" style:font-size-complex="9pt"/>
    </style:style>
    <style:style style:name="P2" style:family="paragraph" style:parent-style-name="Standard">
      <style:paragraph-properties fo:text-align="end" style:justify-single-word="false"/>
      <style:text-properties style:font-name="Verdana" fo:font-size="9pt" style:font-size-asian="9pt" style:font-name-complex="Verdana" style:font-size-complex="9pt"/>
    </style:style>
    <style:style style:name="P3" style:family="paragraph" style:parent-style-name="Standard">
      <style:text-properties style:font-name="Verdana" fo:font-size="9pt" style:text-underline-style="none" style:font-size-asian="9pt" style:font-size-complex="9pt"/>
    </style:style>
    <style:style style:name="P4" style:family="paragraph" style:parent-style-name="Standard">
      <style:text-properties style:font-name="Verdana" fo:font-size="9pt" style:text-underline-style="none" fo:font-weight="bold" style:font-size-asian="9pt" style:font-weight-asian="bold" style:font-size-complex="9pt" style:font-weight-complex="bold"/>
    </style:style>
    <style:style style:name="P5" style:family="paragraph" style:parent-style-name="Standard">
      <style:text-properties style:font-name="Verdana" fo:font-size="10pt" fo:font-weight="bold" style:font-size-asian="10pt" style:font-weight-asian="bold" style:font-name-complex="Verdana" style:font-size-complex="10pt"/>
    </style:style>
    <style:style style:name="P6" style:family="paragraph" style:parent-style-name="Standard">
      <style:text-properties style:font-name="Verdana" fo:font-size="10pt" fo:font-weight="bold" fo:background-color="#ffffff" style:font-size-asian="10pt" style:font-weight-asian="bold" style:font-name-complex="Verdana" style:font-size-complex="10pt"/>
    </style:style>
    <style:style style:name="P7" style:family="paragraph" style:parent-style-name="Standard">
      <style:text-properties style:font-name="Verdana" fo:font-size="10pt" fo:font-weight="bold" fo:background-color="#ffffff" style:font-size-asian="10pt" style:font-weight-asian="bold" style:font-name-complex="Verdana" style:font-size-complex="10pt" style:font-weight-complex="bold"/>
    </style:style>
    <style:style style:name="P8" style:family="paragraph" style:parent-style-name="Standard">
      <style:paragraph-properties style:text-autospace="none"/>
      <style:text-properties style:font-name="Verdana" fo:font-size="10pt" fo:font-weight="normal" fo:background-color="#ffffff" style:font-size-asian="10pt" style:font-weight-asian="normal" style:font-name-complex="Verdana" style:font-size-complex="10pt" style:font-weight-complex="normal"/>
    </style:style>
    <style:style style:name="P9" style:family="paragraph" style:parent-style-name="Standard">
      <style:text-properties style:font-name="Verdana" fo:font-size="10pt" style:font-size-asian="10pt" style:font-name-complex="Verdana" style:font-size-complex="10pt"/>
    </style:style>
    <style:style style:name="P10" style:family="paragraph" style:parent-style-name="Standard">
      <style:paragraph-properties style:text-autospace="none"/>
      <style:text-properties style:font-name="Verdana" fo:font-size="10pt" style:font-size-asian="10pt" style:font-size-complex="10pt"/>
    </style:style>
    <style:style style:name="P11" style:family="paragraph" style:parent-style-name="Standard">
      <style:text-properties style:font-name="Verdana" fo:font-size="10pt" style:text-underline-style="none" style:font-size-asian="10pt" style:font-size-complex="10pt"/>
    </style:style>
    <style:style style:name="P12" style:family="paragraph" style:parent-style-name="Standard">
      <style:text-properties style:font-name="Verdana" fo:font-size="10pt" style:text-underline-style="none" fo:font-weight="bold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Verdana" style:font-name-complex="Verdana"/>
    </style:style>
    <style:style style:name="P14" style:family="paragraph" style:parent-style-name="Standard">
      <style:text-properties style:font-name="Verdana" fo:font-size="4pt" style:text-underline-style="none" fo:font-weight="bold" style:font-size-asian="3.5pt" style:font-weight-asian="bold" style:font-size-complex="4pt" style:font-weight-complex="bold"/>
    </style:style>
    <style:style style:name="P15" style:family="paragraph" style:parent-style-name="Standard">
      <style:text-properties fo:font-size="10pt" style:font-size-asian="10pt" style:font-size-complex="10pt"/>
    </style:style>
    <style:style style:name="P16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P17" style:family="paragraph" style:parent-style-name="Standard">
      <style:paragraph-properties fo:orphans="0" fo:widows="0" style:text-autospace="none"/>
      <style:text-properties style:font-name="Courier New" fo:font-size="10pt" style:font-size-asian="10pt" style:font-name-complex="Courier New" style:font-size-complex="10pt"/>
    </style:style>
    <style:style style:name="P18" style:family="paragraph" style:parent-style-name="Standard">
      <style:paragraph-properties style:text-autospace="none"/>
      <style:text-properties style:font-name="Courier New" fo:font-size="10pt" style:font-size-asian="10pt" style:font-name-complex="Courier New" style:font-size-complex="10pt"/>
    </style:style>
    <style:style style:name="P19" style:family="paragraph" style:parent-style-name="Standard">
      <style:text-properties style:font-name="Courier New" fo:font-size="10pt" fo:background-color="#ffffff" style:font-size-asian="10pt" style:font-name-complex="Courier New" style:font-size-complex="10pt"/>
    </style:style>
    <style:style style:name="P20" style:family="paragraph" style:parent-style-name="Standard">
      <style:paragraph-properties style:text-autospace="none"/>
      <style:text-properties style:font-name="Courier New" fo:font-size="10pt" fo:background-color="#ffffff" style:font-size-asian="10pt" style:font-name-complex="Courier New" style:font-size-complex="10pt"/>
    </style:style>
    <style:style style:name="P21" style:family="paragraph" style:parent-style-name="Standard">
      <style:paragraph-properties fo:orphans="0" fo:widows="0" style:text-autospace="non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22" style:family="paragraph" style:parent-style-name="Standard">
      <style:paragraph-properties fo:orphans="0" fo:widows="0" style:text-autospace="none"/>
      <style:text-properties style:font-name="Courier New" fo:font-size="10pt" fo:font-weight="normal" style:font-size-asian="10pt" style:font-weight-asian="normal" style:font-name-complex="Courier New" style:font-size-complex="10pt" style:font-weight-complex="normal"/>
    </style:style>
    <style:style style:name="P23" style:family="paragraph" style:parent-style-name="Standard">
      <style:text-properties fo:color="#000000" style:font-name="Courier New" fo:font-size="10pt" fo:font-weight="bold" style:font-size-asian="10pt" style:font-weight-asian="bold" style:font-name-complex="Courier New" style:font-size-complex="10pt" style:font-weight-complex="bold"/>
    </style:style>
    <style:style style:name="P24" style:family="paragraph" style:parent-style-name="Standard">
      <style:paragraph-properties fo:orphans="0" fo:widows="0" style:text-autospace="none"/>
      <style:text-properties fo:color="#000000" style:font-name="Courier New" fo:font-size="10pt" fo:font-weight="bold" style:font-size-asian="10pt" style:font-weight-asian="bold" style:font-name-complex="Courier New" style:font-size-complex="10pt" style:font-weight-complex="bold"/>
    </style:style>
    <style:style style:name="P25" style:family="paragraph" style:parent-style-name="Standard">
      <style:text-properties fo:color="#000000" style:font-name="Courier New" fo:font-size="10pt" style:font-size-asian="10pt" style:font-name-complex="Courier New" style:font-size-complex="10pt"/>
    </style:style>
    <style:style style:name="P26" style:family="paragraph" style:parent-style-name="Standard">
      <style:paragraph-properties style:text-autospace="none"/>
      <style:text-properties fo:color="#000000" style:font-name="Courier New" fo:font-size="10pt" style:font-size-asian="10pt" style:font-name-complex="Courier New" style:font-size-complex="10pt"/>
    </style:style>
    <style:style style:name="P27" style:family="paragraph" style:parent-style-name="Standard">
      <style:text-properties fo:color="#000000" style:font-name="Courier New" fo:font-size="10pt" fo:background-color="#ffffff" style:font-size-asian="10pt" style:font-name-complex="Courier New" style:font-size-complex="10pt"/>
    </style:style>
    <style:style style:name="P28" style:family="paragraph" style:parent-style-name="Standard">
      <style:paragraph-properties fo:orphans="0" fo:widows="0" style:text-autospace="none"/>
      <style:text-properties fo:color="#000000" style:font-name="Courier New" fo:font-size="10pt" fo:font-weight="normal" style:font-size-asian="10pt" style:font-weight-asian="normal" style:font-name-complex="Courier New" style:font-size-complex="10pt" style:font-weight-complex="normal"/>
    </style:style>
    <style:style style:name="P29" style:family="paragraph" style:parent-style-name="Standard">
      <style:paragraph-properties fo:text-align="end" style:justify-single-word="false"/>
    </style:style>
    <style:style style:name="P30" style:family="paragraph" style:parent-style-name="Standard">
      <style:paragraph-properties fo:orphans="0" fo:widows="0" style:text-autospace="none"/>
      <style:text-properties fo:color="#808080" style:font-name="Courier New" fo:font-size="10pt" style:font-name-asian="Courier New" style:font-size-asian="10pt" style:font-name-complex="Courier New" style:font-size-complex="10pt"/>
    </style:style>
    <style:style style:name="P31" style:family="paragraph" style:parent-style-name="Standard">
      <style:paragraph-properties fo:orphans="0" fo:widows="0" style:text-autospace="none"/>
      <style:text-properties fo:color="#808080" style:font-name="Courier New" fo:font-size="10pt" style:font-size-asian="10pt" style:font-name-complex="Courier New" style:font-size-complex="10pt"/>
    </style:style>
    <style:style style:name="P32" style:family="paragraph" style:parent-style-name="Standard">
      <style:paragraph-properties style:text-autospace="none"/>
    </style:style>
    <style:style style:name="P33" style:family="paragraph" style:parent-style-name="Standard">
      <style:paragraph-properties fo:text-align="end" style:justify-single-word="false"/>
      <style:text-properties fo:color="#a0a0a0"/>
    </style:style>
    <style:style style:name="P34" style:family="paragraph" style:parent-style-name="Standard">
      <style:text-properties style:use-window-font-color="true" style:font-name="Courier New" fo:font-size="10pt" style:text-underline-style="none" style:font-size-asian="10pt" style:font-name-complex="Courier New" style:font-size-complex="10pt"/>
    </style:style>
    <style:style style:name="P35" style:family="paragraph" style:parent-style-name="Standard">
      <style:paragraph-properties fo:orphans="0" fo:widows="0" style:text-autospace="none"/>
      <style:text-properties fo:color="#7f7f00" style:font-name="Courier New" fo:font-size="10pt" style:font-size-asian="10pt" style:font-name-complex="Courier New" style:font-size-complex="10pt"/>
    </style:style>
    <style:style style:name="P36" style:family="paragraph" style:parent-style-name="Standard">
      <style:paragraph-properties fo:orphans="0" fo:widows="0" style:text-autospace="none"/>
      <style:text-properties fo:font-variant="normal" fo:text-transform="none" fo:color="#000000" style:font-name="Courier New1" fo:font-size="9.75pt" fo:letter-spacing="normal" fo:language="zxx" fo:country="none" fo:font-style="normal" fo:font-weight="bold" style:font-name-asian="Courier New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7" style:family="paragraph" style:parent-style-name="Standard">
      <style:paragraph-properties fo:orphans="0" fo:widows="0" style:text-autospace="none"/>
      <style:text-properties fo:font-variant="normal" fo:text-transform="none" fo:color="#000000" style:font-name="Courier New1" fo:font-size="9.75pt" fo:letter-spacing="normal" fo:font-style="normal" fo:font-weight="bold" style:font-name-asian="Courier New" style:font-size-asian="10pt" style:font-weight-asian="bold" style:font-name-complex="Courier New" style:font-size-complex="10pt" style:font-weight-complex="bold"/>
    </style:style>
    <style:style style:name="P38" style:family="paragraph" style:parent-style-name="Standard">
      <style:paragraph-properties fo:orphans="0" fo:widows="0" style:text-autospace="none"/>
      <style:text-properties fo:language="zxx" fo:country="none" style:language-asian="zxx" style:country-asian="none" style:language-complex="zxx" style:country-complex="none"/>
    </style:style>
    <style:style style:name="P39" style:family="paragraph" style:parent-style-name="Standard">
      <style:paragraph-properties fo:orphans="0" fo:widows="0" style:text-autospace="none"/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40" style:family="paragraph" style:parent-style-name="Standard">
      <style:paragraph-properties fo:orphans="0" fo:widows="0" style:text-autospace="none"/>
      <style:text-properties style:font-name="Courier New1" fo:font-size="9.75pt" fo:font-weight="bold" style:font-size-asian="10pt" style:font-weight-asian="bold" style:font-name-complex="Courier New" style:font-size-complex="10pt" style:font-weight-complex="bold"/>
    </style:style>
    <style:style style:name="P41" style:family="paragraph" style:parent-style-name="Standard">
      <style:paragraph-properties fo:orphans="0" fo:widows="0" style:text-autospace="none"/>
      <style:text-properties style:font-name="Courier New1" fo:font-size="9.75pt" style:font-size-asian="10pt" style:font-name-complex="Courier New" style:font-size-complex="10pt"/>
    </style:style>
    <style:style style:name="P42" style:family="paragraph" style:parent-style-name="Standard">
      <style:paragraph-properties fo:text-align="start" style:justify-single-word="false"/>
    </style:style>
    <style:style style:name="P43" style:family="paragraph" style:parent-style-name="Footer">
      <style:paragraph-properties fo:text-align="end" style:justify-single-word="false"/>
    </style:style>
    <style:style style:name="P44" style:family="paragraph" style:parent-style-name="Standard">
      <style:paragraph-properties fo:margin-left="0cm" fo:margin-right="0cm" fo:text-indent="0cm" style:auto-text-indent="false"/>
      <style:text-properties style:font-name="Courier New2" fo:font-size="10pt" style:font-size-asian="10pt" style:font-name-complex="Verdana" style:font-size-complex="10pt"/>
    </style:style>
    <style:style style:name="P45" style:family="paragraph" style:parent-style-name="Standard">
      <style:text-properties style:font-name="Verdana" fo:font-size="9pt" style:font-size-asian="9pt" style:font-name-complex="Verdana" style:font-size-complex="9pt"/>
    </style:style>
    <style:style style:name="P46" style:family="paragraph" style:parent-style-name="Standard">
      <style:text-properties style:font-name="Courier New" fo:font-size="9pt" style:font-size-asian="9pt" style:font-name-complex="Courier New" style:font-size-complex="9pt"/>
    </style:style>
    <style:style style:name="P47" style:family="paragraph" style:parent-style-name="Standard">
      <style:text-properties style:font-name="Courier New" fo:font-size="10pt" fo:background-color="#ffffff" style:font-size-asian="10pt" style:font-name-complex="Courier New" style:font-size-complex="10pt"/>
    </style:style>
    <style:style style:name="P48" style:family="paragraph" style:parent-style-name="Heading_20_1" style:master-page-name="Standard">
      <style:paragraph-properties style:page-number="auto"/>
      <style:text-properties style:font-name="Verdana" fo:font-size="12pt" style:font-size-asian="12pt" style:font-name-complex="Verdana" style:font-size-complex="12pt"/>
    </style:style>
    <style:style style:name="P49" style:family="paragraph">
      <style:paragraph-properties fo:text-align="center" style:writing-mode="lr-tb"/>
    </style:style>
    <style:style style:name="P50" style:family="paragraph">
      <style:paragraph-properties style:writing-mode="lr-tb"/>
    </style:style>
    <style:style style:name="T1" style:family="text">
      <style:text-properties style:font-name="Verdana" fo:font-size="9pt" style:text-underline-style="solid" style:text-underline-width="auto" style:text-underline-color="font-color" style:font-size-asian="9pt" style:font-name-complex="Verdana" style:font-size-complex="9pt"/>
    </style:style>
    <style:style style:name="T2" style:family="text">
      <style:text-properties style:font-name="Verdana" fo:font-size="9pt" style:text-underline-style="none" style:font-size-asian="9pt" style:font-name-complex="Verdana" style:font-size-complex="9pt"/>
    </style:style>
    <style:style style:name="T3" style:family="text">
      <style:text-properties style:font-name="Verdana" fo:font-size="9pt" style:font-size-asian="9pt" style:font-name-complex="Verdana" style:font-size-complex="9pt"/>
    </style:style>
    <style:style style:name="T4" style:family="text">
      <style:text-properties style:font-name="Verdana" fo:font-weight="bold" style:font-weight-asian="bold" style:font-name-complex="Verdana"/>
    </style:style>
    <style:style style:name="T5" style:family="text">
      <style:text-properties style:font-name="Verdana" fo:font-size="10pt" fo:font-weight="bold" style:font-size-asian="10pt" style:font-weight-asian="bold" style:font-name-complex="Verdana" style:font-size-complex="10pt"/>
    </style:style>
    <style:style style:name="T6" style:family="text">
      <style:text-properties style:font-name="Verdana" fo:font-size="10pt" style:font-size-asian="10pt" style:font-name-complex="Verdana" style:font-size-complex="10pt"/>
    </style:style>
    <style:style style:name="T7" style:family="text">
      <style:text-properties style:font-name="Verdana" fo:font-size="10pt" style:text-underline-style="none" style:font-size-asian="10pt" style:font-size-complex="10pt"/>
    </style:style>
    <style:style style:name="T8" style:family="text">
      <style:text-properties style:font-name="Verdana" fo:font-size="10pt" fo:font-weight="normal" fo:background-color="#ffffff" style:font-size-asian="10pt" style:font-weight-asian="normal" style:font-name-complex="Verdana" style:font-size-complex="10pt" style:font-weight-complex="normal"/>
    </style:style>
    <style:style style:name="T9" style:family="text">
      <style:text-properties style:font-name="Verdana" style:font-name-complex="Verdana"/>
    </style:style>
    <style:style style:name="T10" style:family="text">
      <style:text-properties fo:color="#000000"/>
    </style:style>
    <style:style style:name="T11" style:family="text">
      <style:text-properties fo:color="#000000" style:font-name="Wingdings 3" fo:font-size="10pt" style:text-underline-style="none" fo:font-weight="bold" fo:background-color="#ffffff" style:font-name-asian="Wingdings 3" style:font-size-asian="10pt" style:font-weight-asian="bold" style:font-name-complex="Wingdings 3" style:font-size-complex="10pt" style:font-weight-complex="bold"/>
    </style:style>
    <style:style style:name="T12" style:family="text">
      <style:text-properties fo:color="#000000" style:font-name="Wingdings 3" style:text-underline-style="none" fo:font-weight="bold" fo:background-color="#ffffff" style:font-name-asian="Wingdings 3" style:font-weight-asian="bold" style:font-name-complex="Wingdings 3" style:font-weight-complex="bold"/>
    </style:style>
    <style:style style:name="T13" style:family="text">
      <style:text-properties fo:color="#000000" style:font-name="Wingdings 3" style:text-underline-style="none" fo:font-weight="bold" style:font-name-asian="Wingdings 3" style:font-weight-asian="bold" style:font-name-complex="Wingdings 3" style:font-weight-complex="bold"/>
    </style:style>
    <style:style style:name="T14" style:family="text">
      <style:text-properties fo:color="#000000" style:font-name="Verdana" fo:font-size="9pt" style:text-underline-style="none" fo:font-weight="bold" fo:background-color="#ffffff" style:font-name-asian="Wingdings 3" style:font-size-asian="9pt" style:font-weight-asian="bold" style:font-name-complex="Verdana" style:font-size-complex="9pt" style:font-weight-complex="bold"/>
    </style:style>
    <style:style style:name="T15" style:family="text">
      <style:text-properties fo:color="#000000" fo:font-weight="bold" style:font-weight-asian="bold" style:font-weight-complex="bold"/>
    </style:style>
    <style:style style:name="T16" style:family="text">
      <style:text-properties fo:color="#000000" fo:font-weight="bold" fo:background-color="#ffffff" style:font-weight-asian="bold" style:font-weight-complex="bold"/>
    </style:style>
    <style:style style:name="T17" style:family="text">
      <style:text-properties fo:color="#000000" fo:font-weight="bold" style:font-name-asian="Courier New" style:font-weight-asian="bold" style:font-weight-complex="bold"/>
    </style:style>
    <style:style style:name="T18" style:family="text">
      <style:text-properties fo:color="#000000" style:font-name="Courier New" style:font-name-complex="Courier New"/>
    </style:style>
    <style:style style:name="T19" style:family="text">
      <style:text-properties fo:color="#000000" style:font-name="Courier New" fo:font-size="10pt" style:font-size-asian="10pt" style:font-name-complex="Courier New" style:font-size-complex="10pt"/>
    </style:style>
    <style:style style:name="T20" style:family="text">
      <style:text-properties fo:color="#000000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T21" style:family="text">
      <style:text-properties fo:color="#000000" style:font-name="Courier New" fo:font-size="10pt" fo:font-weight="bold" fo:background-color="#ffffff" style:font-size-asian="10pt" style:font-weight-asian="bold" style:font-name-complex="Courier New" style:font-size-complex="10pt" style:font-weight-complex="bold"/>
    </style:style>
    <style:style style:name="T22" style:family="text">
      <style:text-properties fo:color="#000000" style:font-name="Courier New" fo:font-size="10pt" style:text-underline-style="none" style:font-size-asian="10pt" style:font-name-complex="Courier New" style:font-size-complex="10pt"/>
    </style:style>
    <style:style style:name="T23" style:family="text">
      <style:text-properties fo:color="#000000" style:font-name="Courier New" fo:font-size="10pt" fo:language="zxx" fo:country="none" style:text-underline-style="none" style:font-size-asian="10pt" style:language-asian="zxx" style:country-asian="none" style:font-name-complex="Courier New" style:font-size-complex="10pt" style:language-complex="zxx" style:country-complex="none"/>
    </style:style>
    <style:style style:name="T24" style:family="text">
      <style:text-properties fo:color="#000000" style:font-name="Courier New" fo:font-size="10pt" fo:language="zxx" fo:country="none" style:text-underline-style="none" fo:background-color="transparent" style:font-size-asian="10pt" style:language-asian="zxx" style:country-asian="none" style:font-name-complex="Courier New" style:font-size-complex="10pt" style:language-complex="zxx" style:country-complex="none"/>
    </style:style>
    <style:style style:name="T25" style:family="text">
      <style:text-properties fo:color="#000000" fo:background-color="#ffffff"/>
    </style:style>
    <style:style style:name="T26" style:family="text">
      <style:text-properties fo:color="#000000" style:font-name-asian="Courier New"/>
    </style:style>
    <style:style style:name="T27" style:family="text">
      <style:text-properties fo:color="#000000" fo:font-weight="normal" style:font-weight-asian="normal" style:font-weight-complex="normal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style:font-name-asian="Verdana"/>
    </style:style>
    <style:style style:name="T30" style:family="text">
      <style:text-properties fo:color="#808080"/>
    </style:style>
    <style:style style:name="T31" style:family="text">
      <style:text-properties fo:color="#808080" style:font-name-asian="Courier New"/>
    </style:style>
    <style:style style:name="T32" style:family="text">
      <style:text-properties fo:color="#808080" fo:background-color="#ffffff"/>
    </style:style>
    <style:style style:name="T33" style:family="text">
      <style:text-properties fo:color="#808080" fo:font-weight="bold" style:font-name-asian="Courier New" style:font-weight-asian="bold" style:font-weight-complex="bold"/>
    </style:style>
    <style:style style:name="T34" style:family="text">
      <style:text-properties fo:color="#808080" fo:font-weight="bold" style:font-weight-asian="bold" style:font-weight-complex="bold"/>
    </style:style>
    <style:style style:name="T35" style:family="text">
      <style:text-properties fo:font-weight="bold" style:font-weight-asian="bold"/>
    </style:style>
    <style:style style:name="T36" style:family="text">
      <style:text-properties fo:font-weight="bold" fo:background-color="#ffffff" style:font-weight-asian="bold" style:font-weight-complex="bold"/>
    </style:style>
    <style:style style:name="T37" style:family="text">
      <style:text-properties style:font-name="Courier New" fo:font-size="10pt" style:font-size-asian="10pt" style:font-name-complex="Courier New" style:font-size-complex="10pt"/>
    </style:style>
    <style:style style:name="T38" style:family="text">
      <style:text-properties style:font-name="Courier New" fo:font-size="10pt" fo:font-weight="bold" fo:background-color="#ffffff" style:font-size-asian="10pt" style:font-weight-asian="bold" style:font-name-complex="Courier New" style:font-size-complex="10pt" style:font-weight-complex="bold"/>
    </style:style>
    <style:style style:name="T39" style:family="text">
      <style:text-properties style:font-name="Courier New" fo:font-size="10pt" fo:background-color="#ffffff" style:font-size-asian="10pt" style:font-name-complex="Courier New" style:font-size-complex="10pt"/>
    </style:style>
    <style:style style:name="T40" style:family="text">
      <style:text-properties style:font-name="Courier New" fo:font-size="10pt" fo:background-color="#ffffff" style:font-size-asian="10pt" style:font-name-complex="Courier New" style:font-size-complex="10pt" style:font-weight-complex="bold"/>
    </style:style>
    <style:style style:name="T41" style:family="text">
      <style:text-properties fo:color="#a0a0a0"/>
    </style:style>
    <style:style style:name="T42" style:family="text">
      <style:text-properties fo:color="#a0a0a0" style:font-name="Verdana" style:font-name-complex="Verdana"/>
    </style:style>
    <style:style style:name="T43" style:family="text">
      <style:text-properties fo:color="#a0a0a0" style:font-name="Verdana" fo:font-weight="normal" fo:background-color="#ffffff" style:font-weight-asian="normal" style:font-name-complex="Verdana" style:font-weight-complex="normal"/>
    </style:style>
    <style:style style:name="T44" style:family="text">
      <style:text-properties fo:color="#00007f" fo:font-weight="bold" style:font-weight-asian="bold" style:font-weight-complex="bold"/>
    </style:style>
    <style:style style:name="T45" style:family="text">
      <style:text-properties fo:color="#00007f" style:font-name="Courier New" fo:font-size="10pt"/>
    </style:style>
    <style:style style:name="T46" style:family="text">
      <style:text-properties fo:font-size="10pt" fo:font-weight="bold" style:font-size-asian="10pt" style:font-weight-asian="bold" style:font-size-complex="10pt"/>
    </style:style>
    <style:style style:name="T47" style:family="text">
      <style:text-properties fo:font-size="10pt" style:font-size-asian="10pt" style:font-size-complex="10pt"/>
    </style:style>
    <style:style style:name="T48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49" style:family="text">
      <style:text-properties fo:background-color="#ffffff"/>
    </style:style>
    <style:style style:name="T50" style:family="text">
      <style:text-properties fo:color="#7f007f"/>
    </style:style>
    <style:style style:name="T51" style:family="text">
      <style:text-properties fo:color="#7f007f" style:font-name-asian="Courier New"/>
    </style:style>
    <style:style style:name="T52" style:family="text">
      <style:text-properties style:use-window-font-color="true" style:text-underline-style="none"/>
    </style:style>
    <style:style style:name="T53" style:family="text">
      <style:text-properties style:use-window-font-color="true" style:font-name="Wingdings 3" style:text-underline-style="none" fo:font-weight="bold" style:font-name-asian="Wingdings 3" style:font-weight-asian="bold" style:font-name-complex="Wingdings 3" style:font-weight-complex="bold"/>
    </style:style>
    <style:style style:name="T54" style:family="text">
      <style:text-properties fo:font-variant="normal" fo:text-transform="none" fo:color="#00007f" style:font-name="Courier New1" fo:font-size="9.75pt" fo:letter-spacing="normal" fo:font-style="normal" fo:font-weight="bold" style:font-weight-asian="bold" style:font-weight-complex="bold"/>
    </style:style>
    <style:style style:name="T55" style:family="text">
      <style:text-properties fo:font-variant="normal" fo:text-transform="none" fo:color="#00007f" style:font-name="Courier New1" fo:font-size="9.75pt" fo:letter-spacing="normal" fo:font-style="normal" fo:font-weight="bold" style:font-name-asian="Courier New" style:font-weight-asian="bold" style:font-weight-complex="bold"/>
    </style:style>
    <style:style style:name="T56" style:family="text">
      <style:text-properties fo:font-variant="normal" fo:text-transform="none" fo:color="#00007f" style:font-name="Courier New1" fo:font-size="9.75pt" fo:letter-spacing="normal" fo:language="zxx" fo:country="none" fo:font-style="normal" fo:font-weight="bold" style:language-asian="zxx" style:country-asian="none" style:font-weight-asian="bold" style:language-complex="zxx" style:country-complex="none" style:font-weight-complex="bold"/>
    </style:style>
    <style:style style:name="T57" style:family="text">
      <style:text-properties fo:font-variant="normal" fo:text-transform="none" fo:color="#00007f" style:font-name="Courier New" fo:font-size="10pt" fo:letter-spacing="normal" fo:font-style="normal" fo:font-weight="bold" style:font-size-asian="10pt" style:font-weight-asian="bold" style:font-name-complex="Courier New" style:font-size-complex="10pt" style:font-weight-complex="bold"/>
    </style:style>
    <style:style style:name="T58" style:family="text">
      <style:text-properties fo:font-variant="normal" fo:text-transform="none" fo:color="#00007f" style:font-name="Courier New" fo:font-size="10pt" fo:letter-spacing="normal" fo:font-style="normal" fo:font-weight="bold" style:font-name-asian="Courier New" style:font-size-asian="10pt" style:font-weight-asian="bold" style:font-name-complex="Courier New" style:font-size-complex="10pt" style:font-weight-complex="bold"/>
    </style:style>
    <style:style style:name="T59" style:family="text">
      <style:text-properties fo:font-variant="normal" fo:text-transform="none" fo:color="#00007f" style:font-name="Courier New" fo:font-size="10pt" fo:letter-spacing="normal" fo:language="zxx" fo:country="none" fo:font-style="normal" style:font-name-asian="Courier New" style:language-asian="zxx" style:country-asian="none" style:language-complex="zxx" style:country-complex="none"/>
    </style:style>
    <style:style style:name="T60" style:family="text">
      <style:text-properties fo:font-variant="normal" fo:text-transform="none" fo:color="#00007f" style:font-name="Courier New" fo:font-size="10pt" fo:letter-spacing="normal" fo:language="zxx" fo:country="none" fo:font-style="normal" fo:font-weight="bold" style:font-name-asian="Courier New" style:language-asian="zxx" style:country-asian="none" style:font-weight-asian="bold" style:language-complex="zxx" style:country-complex="none" style:font-weight-complex="bold"/>
    </style:style>
    <style:style style:name="T61" style:family="text">
      <style:text-properties fo:font-variant="normal" fo:text-transform="none" fo:color="#00007f" fo:letter-spacing="normal" fo:font-style="normal" fo:font-weight="bold" style:font-name-asian="Courier New" style:font-weight-asian="bold" style:font-weight-complex="bold"/>
    </style:style>
    <style:style style:name="T62" style:family="text">
      <style:text-properties fo:font-variant="normal" fo:text-transform="none" fo:color="#808080" style:font-name="Courier New" fo:font-size="10pt" fo:letter-spacing="normal" fo:font-style="normal" fo:font-weight="normal" style:font-name-asian="Courier New" style:font-size-asian="10pt" style:font-weight-asian="bold" style:font-name-complex="Courier New" style:font-size-complex="10pt" style:font-weight-complex="bold"/>
    </style:style>
    <style:style style:name="T63" style:family="text">
      <style:text-properties fo:font-variant="normal" fo:text-transform="none" fo:color="#808080" style:font-name="Courier New" fo:font-size="10pt" fo:letter-spacing="normal" fo:font-style="normal" fo:font-weight="normal" style:font-name-asian="Courier New" style:font-size-asian="10pt" style:font-weight-asian="normal" style:font-name-complex="Courier New" style:font-size-complex="10pt" style:font-weight-complex="normal"/>
    </style:style>
    <style:style style:name="T64" style:family="text">
      <style:text-properties fo:font-variant="normal" fo:text-transform="none" fo:color="#808080" style:font-name="Courier New1" fo:font-size="9.75pt" fo:letter-spacing="normal" fo:font-style="normal" fo:font-weight="bold" style:font-weight-asian="bold" style:font-weight-complex="bold"/>
    </style:style>
    <style:style style:name="T65" style:family="text">
      <style:text-properties fo:font-variant="normal" fo:text-transform="none" fo:color="#808080" style:font-name="Courier New1" fo:font-size="9.75pt" fo:letter-spacing="normal" fo:language="zxx" fo:country="none" fo:font-style="normal" fo:font-weight="bold" style:language-asian="zxx" style:country-asian="none" style:font-weight-asian="bold" style:language-complex="zxx" style:country-complex="none" style:font-weight-complex="bold"/>
    </style:style>
    <style:style style:name="T66" style:family="text">
      <style:text-properties fo:font-variant="normal" fo:text-transform="none" fo:color="#000000" style:font-name="Courier New1" fo:font-size="9.75pt" fo:letter-spacing="normal" fo:font-style="normal"/>
    </style:style>
    <style:style style:name="T67" style:family="text">
      <style:text-properties fo:font-variant="normal" fo:text-transform="none" fo:color="#000000" style:font-name="Courier New1" fo:font-size="9.75pt" fo:letter-spacing="normal" fo:font-style="normal" fo:font-weight="normal" style:font-weight-asian="bold" style:font-weight-complex="bold"/>
    </style:style>
    <style:style style:name="T68" style:family="text">
      <style:text-properties fo:font-variant="normal" fo:text-transform="none" fo:color="#000000" style:font-name="Courier New1" fo:font-size="9.75pt" fo:letter-spacing="normal" fo:font-style="normal" fo:font-weight="normal" style:font-name-asian="Courier New" style:font-size-asian="10pt" style:font-weight-asian="normal" style:font-name-complex="Courier New" style:font-size-complex="10pt" style:font-weight-complex="normal"/>
    </style:style>
    <style:style style:name="T69" style:family="text">
      <style:text-properties fo:font-variant="normal" fo:text-transform="none" fo:color="#000000" style:font-name="Courier New1" fo:font-size="9.75pt" fo:letter-spacing="normal" fo:font-style="normal" fo:font-weight="normal" style:font-name-asian="Courier New" style:font-weight-asian="normal" style:font-weight-complex="normal"/>
    </style:style>
    <style:style style:name="T70" style:family="text">
      <style:text-properties fo:font-variant="normal" fo:text-transform="none" fo:color="#000000" style:font-name="Courier New1" fo:font-size="9.75pt" fo:letter-spacing="normal" fo:font-style="normal" fo:font-weight="bold" style:font-weight-asian="bold" style:font-weight-complex="bold"/>
    </style:style>
    <style:style style:name="T71" style:family="text">
      <style:text-properties fo:font-variant="normal" fo:text-transform="none" fo:color="#000000" style:font-name="Courier New1" fo:font-size="9.75pt" fo:letter-spacing="normal" fo:language="zxx" fo:country="none" fo:font-style="normal" fo:font-weight="bold" style:language-asian="zxx" style:country-asian="none" style:font-weight-asian="bold" style:language-complex="zxx" style:country-complex="none" style:font-weight-complex="bold"/>
    </style:style>
    <style:style style:name="T72" style:family="text">
      <style:text-properties fo:font-variant="normal" fo:text-transform="none" fo:color="#000000" fo:letter-spacing="normal" fo:font-weight="bold" style:font-weight-asian="bold" style:font-weight-complex="bold"/>
    </style:style>
    <style:style style:name="T73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74" style:family="text">
      <style:text-properties fo:font-variant="normal" fo:text-transform="none" fo:color="#000000" fo:letter-spacing="normal" fo:language="zxx" fo:country="none" fo:font-style="normal" fo:font-weight="normal" style:font-name-asian="Courier New" style:language-asian="zxx" style:country-asian="none" style:font-weight-asian="normal" style:language-complex="zxx" style:country-complex="none" style:font-weight-complex="normal"/>
    </style:style>
    <style:style style:name="T75" style:family="text">
      <style:text-properties fo:font-variant="normal" fo:text-transform="none" fo:color="#000000" style:font-name="Courier New" fo:font-size="10pt" fo:letter-spacing="normal" fo:font-style="normal" fo:font-weight="normal" style:font-name-asian="Courier New" style:font-size-asian="10pt" style:font-weight-asian="bold" style:font-name-complex="Courier New" style:font-size-complex="10pt" style:font-weight-complex="bold"/>
    </style:style>
    <style:style style:name="T76" style:family="text">
      <style:text-properties fo:font-variant="normal" fo:text-transform="none" fo:color="#000000" style:font-name="Courier New" fo:font-size="10pt" fo:letter-spacing="normal" fo:font-style="normal" fo:font-weight="normal" style:font-name-asian="Courier New" style:font-size-asian="10pt" style:font-weight-asian="normal" style:font-name-complex="Courier New" style:font-size-complex="10pt" style:font-weight-complex="normal"/>
    </style:style>
    <style:style style:name="T77" style:family="text">
      <style:text-properties fo:font-variant="normal" fo:text-transform="none" fo:color="#000000" style:font-name="Courier New" fo:font-size="10pt" fo:letter-spacing="normal" fo:font-style="normal" fo:font-weight="bold" style:font-name-asian="Courier New" style:font-size-asian="10pt" style:font-weight-asian="bold" style:font-name-complex="Courier New" style:font-size-complex="10pt" style:font-weight-complex="bold"/>
    </style:style>
    <style:style style:name="T78" style:family="text">
      <style:text-properties fo:font-variant="normal" fo:text-transform="none" fo:color="#7f007f" style:font-name="Courier New1" fo:font-size="9.75pt" fo:letter-spacing="normal" fo:font-style="normal" fo:font-weight="normal" style:font-weight-asian="bold" style:font-weight-complex="bold"/>
    </style:style>
    <style:style style:name="T79" style:family="text">
      <style:text-properties fo:font-variant="normal" fo:text-transform="none" fo:color="#333333" style:font-name="Helvetica" fo:font-size="10.5pt" fo:letter-spacing="normal" fo:font-style="normal" fo:font-weight="normal"/>
    </style:style>
    <style:style style:name="T80" style:family="text">
      <style:text-properties fo:font-variant="normal" fo:text-transform="none" fo:color="#333333" fo:letter-spacing="normal" fo:font-style="normal"/>
    </style:style>
    <style:style style:name="T81" style:family="text">
      <style:text-properties fo:font-weight="normal" style:font-weight-asian="normal" style:font-weight-complex="normal"/>
    </style:style>
    <style:style style:name="T82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marker-end="msArrowEnd_20_5" draw:marker-end-width="0.212cm" draw:marker-end-center="false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á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8" text:outline-level="1"><text:bookmark-start text:name="ClassCommandLine"/>Class CommandLine<text:bookmark-end text:name="ClassCommandLine"/></text:h>
      <text:p text:style-name="P11"/>
      <table:table table:name="Tabela21" table:style-name="Tabela21">
        <table:table-column table:style-name="Tabela21.A"/>
        <table:table-column table:style-name="Tabela21.B"/>
        <table:table-row>
          <table:table-cell table:style-name="Tabela21.A1" office:value-type="string">
            <text:p text:style-name="Table_20_Contents"><draw:frame draw:style-name="fr2" draw:name="figuras2" text:anchor-type="paragraph" svg:width="2.108cm" svg:height="2.108cm" draw:z-index="6"><draw:image xlink:href="Pictures/2000002100002E4F00002E4F3E81200B.svm" xlink:type="simple" xlink:show="embed" xlink:actuate="onLoad"/></draw:frame></text:p>
          </table:table-cell>
          <table:table-cell table:style-name="Tabela21.A1" office:value-type="string">
            <text:p text:style-name="P7"><text:span text:style-name="T80">Propose: </text:span><text:span text:style-name="T79">C++ class to handle data from the command line.</text:span></text:p>
            <text:p text:style-name="P7"/>
            <text:p text:style-name="P7">Version 2.0.0</text:p>
            <text:p text:style-name="Standard"><text:span text:style-name="T8">Enzo Roberto Verlato - </text:span><text:a xlink:type="simple" xlink:href="mailto:enzover@ig.com.br"><text:span text:style-name="T7">enzover@ig.com.br</text:span></text:a></text:p>
            <text:p text:style-name="P1"><text:a xlink:type="simple" xlink:href="https://github.com/FreeSource"><text:span text:style-name="T48">https://github.com/FreeSource</text:span></text:a></text:p>
          </table:table-cell>
        </table:table-row>
      </table:table>
      <text:p text:style-name="P12">Supported and tested platforms:</text:p>
      <text:p text:style-name="P14"/>
      <table:table table:name="Tabela20" table:style-name="Tabela20">
        <table:table-column table:style-name="Tabela20.A"/>
        <table:table-column table:style-name="Tabela20.B"/>
        <table:table-column table:style-name="Tabela20.C"/>
        <table:table-row table:style-name="Tabela20.1">
          <table:table-cell table:style-name="Tabela20.A1" office:value-type="string">
            <text:p text:style-name="P4">O.S.</text:p>
          </table:table-cell>
          <table:table-cell table:style-name="Tabela20.A1" office:value-type="string">
            <text:p text:style-name="P4">Compiler</text:p>
          </table:table-cell>
          <table:table-cell table:style-name="Tabela20.A1" office:value-type="string">
            <text:p text:style-name="P4">Make</text:p>
          </table:table-cell>
        </table:table-row>
        <table:table-row table:style-name="Tabela20.1">
          <table:table-cell table:style-name="Tabela20.A1" office:value-type="string">
            <text:p text:style-name="P3">WindowsXP SP2</text:p>
          </table:table-cell>
          <table:table-cell table:style-name="Tabela20.A1" office:value-type="string">
            <text:p text:style-name="P3">MinGW gcc 4.6.1</text:p>
          </table:table-cell>
          <table:table-cell table:style-name="Tabela20.A1" office:value-type="string">
            <text:p text:style-name="P3">gmake 3.82</text:p>
          </table:table-cell>
        </table:table-row>
        <table:table-row table:style-name="Tabela20.1">
          <table:table-cell table:style-name="Tabela20.A1" office:value-type="string">
            <text:p text:style-name="P3">Linux openSUSE 11.4 / 12.2</text:p>
          </table:table-cell>
          <table:table-cell table:style-name="Tabela20.A1" office:value-type="string">
            <text:p text:style-name="P3">gcc 4.5.1 / 4.7.1</text:p>
          </table:table-cell>
          <table:table-cell table:style-name="Tabela20.A1" office:value-type="string">
            <text:p text:style-name="P3">gmake 3.82</text:p>
          </table:table-cell>
        </table:table-row>
        <table:table-row table:style-name="Tabela20.1">
          <table:table-cell table:style-name="Tabela20.A1" office:value-type="string">
            <text:p text:style-name="P3">OpenIndiana 151a</text:p>
          </table:table-cell>
          <table:table-cell table:style-name="Tabela20.A1" office:value-type="string">
            <text:p text:style-name="P3">gcc 3.4.3</text:p>
          </table:table-cell>
          <table:table-cell table:style-name="Tabela20.A1" office:value-type="string">
            <text:p text:style-name="P3">gmake 3.81</text:p>
          </table:table-cell>
        </table:table-row>
        <table:table-row table:style-name="Tabela20.1">
          <table:table-cell table:style-name="Tabela20.A1" office:value-type="string">
            <text:p text:style-name="P3">FreeBSD 9.0</text:p>
          </table:table-cell>
          <table:table-cell table:style-name="Tabela20.A1" office:value-type="string">
            <text:p text:style-name="P3">gcc 4.2.1</text:p>
          </table:table-cell>
          <table:table-cell table:style-name="Tabela20.A1" office:value-type="string">
            <text:p text:style-name="P3">gmake 3.82</text:p>
          </table:table-cell>
        </table:table-row>
        <table:table-row table:style-name="Tabela20.1">
          <table:table-cell table:style-name="Tabela20.A1" office:value-type="string">
            <text:p text:style-name="P3">Solaris 9 / 10</text:p>
          </table:table-cell>
          <table:table-cell table:style-name="Tabela20.A1" office:value-type="string">
            <text:p text:style-name="P3">gcc 3.3.2 / 3.4.6</text:p>
          </table:table-cell>
          <table:table-cell table:style-name="Tabela20.A1" office:value-type="string">
            <text:p text:style-name="P3">gmake 3.80 / 3.81</text:p>
          </table:table-cell>
        </table:table-row>
        <table:table-row table:style-name="Tabela20.1">
          <table:table-cell table:style-name="Tabela20.A1" office:value-type="string">
            <text:p text:style-name="P3">Mac OS X 10.8.2</text:p>
          </table:table-cell>
          <table:table-cell table:style-name="Tabela20.A1" office:value-type="string">
            <text:p text:style-name="P3">gcc 4.2.1</text:p>
          </table:table-cell>
          <table:table-cell table:style-name="Tabela20.A1" office:value-type="string">
            <text:p text:style-name="P3">gmake 3.81</text:p>
          </table:table-cell>
        </table:table-row>
      </table:table>
      <text:p text:style-name="P10"><text:span text:style-name="Máquina_20_de_20_escrever_20_HTML"><text:span text:style-name="T43">_____________________________________________________________________</text:span></text:span></text:p>
      <text:p text:style-name="P8"><text:span text:style-name="Máquina_20_de_20_escrever_20_HTML"><text:span text:style-name="T42"/></text:span></text:p>
      <text:p text:style-name="P44">Copyright (c) 2012 Enzo Roberto Verlato.</text:p>
      <text:p text:style-name="P44">Permission is granted to copy, distribute and/or modify this</text:p>
      <text:p text:style-name="P44">document under the terms of the GNU Free Documentation License,</text:p>
      <text:p text:style-name="P44">Version 1.3 or any later version published by the Free Software</text:p>
      <text:p text:style-name="P44">Foundation; with no Invariant Sections, no Front-Cover Texts and</text:p>
      <text:p text:style-name="P44">no Back-Cover Texts. <text:s/>A copy of the license is included in the</text:p>
      <text:p text:style-name="P44">section entitled "GNU Free Documentation License".</text:p>
      <text:p text:style-name="P20"><text:span text:style-name="Máquina_20_de_20_escrever_20_HTML"><text:span text:style-name="T42">_____________________________________________________________________</text:span></text:span></text:p>
      <text:p text:style-name="P20"><text:span text:style-name="Máquina_20_de_20_escrever_20_HTML"><text:span text:style-name="T42"/></text:span></text:p>
      <text:p text:style-name="P6">The standard structure of a command line:</text:p>
      <text:p text:style-name="P19"/>
      <text:p text:style-name="P1"><text:span text:style-name="T29"><text:s text:c="3"/>application path</text:span></text:p>
      <text:p text:style-name="P46"><draw:line text:anchor-type="char" draw:z-index="4" draw:style-name="gr1" draw:text-style-name="P49" svg:x1="1.764cm" svg:y1="0.115cm" svg:x2="2.134cm" svg:y2="0.838cm"><text:p/></draw:line></text:p>
      <text:p text:style-name="P1"><text:span text:style-name="T29"><text:s text:c="61"/></text:span>parameter 1</text:p>
      <text:p text:style-name="P16"><draw:line text:anchor-type="char" draw:z-index="5" draw:style-name="gr1" draw:text-style-name="P49" svg:x1="7.739cm" svg:y1="0.032cm" svg:x2="7.421cm" svg:y2="0.799cm"><text:p/></draw:line><draw:custom-shape text:anchor-type="char" draw:z-index="3" draw:style-name="gr2" draw:text-style-name="P50" svg:width="0.636cm" svg:height="4.428cm" draw:transform="rotate (-1.5707963267949) translate (4.44147222222222cm 0.224013888888889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  <text:p text:style-name="P16"/>
      <text:p text:style-name="P16"><draw:custom-shape text:anchor-type="char" draw:z-index="1" draw:style-name="gr2" draw:text-style-name="P50" svg:width="0.636cm" svg:height="6cm" draw:transform="rotate (1.5707963267949) translate (6.75040277777778cm 0.869597222222222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span text:style-name="T82">/home/enzo/My Project</text:span>/<text:span text:style-name="T28">myapp.exe</text:span> speed 100 --peripheral mouse</text:p>
      <text:p text:style-name="P16"><draw:line text:anchor-type="char" draw:z-index="0" draw:style-name="gr1" draw:text-style-name="P49" svg:x1="5.313cm" svg:y1="0.788cm" svg:x2="5.631cm" svg:y2="0.153cm"><text:p/></draw:line></text:p>
      <text:p text:style-name="P16"><draw:line text:anchor-type="char" draw:z-index="2" draw:style-name="gr1" draw:text-style-name="P49" svg:x1="9.354cm" svg:y1="0.838cm" svg:x2="9.672cm" svg:y2="0.203cm"><text:p/></draw:line></text:p>
      <text:p text:style-name="P1"><text:s text:c="33"/>application name</text:p>
      <text:p text:style-name="P1"><text:span text:style-name="T29"><text:s text:c="75"/></text:span>parameters</text:p>
      <text:p text:style-name="P27"/>
      <text:p text:style-name="P5"><text:bookmark-start text:name="Members"/>Members:<text:bookmark-end text:name="Members"/></text:p>
      <text:p text:style-name="P27"/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25"><text:a xlink:type="simple" xlink:href="#getApplicationName"><text:span text:style-name="T52">string getApplicationName()</text:span></text:a></text:p>
            <text:p text:style-name="P25"><text:a xlink:type="simple" xlink:href="#getApplicationPath"><text:span text:style-name="T52">string getApplicationPath()</text:span></text:a></text:p>
            <text:p text:style-name="Standard"><text:a xlink:type="simple" xlink:href="#getCurrentDirectory"><text:span text:style-name="T22">string getCurrentWorkingDirectory()</text:span></text:a></text:p>
            <text:p text:style-name="P34"/>
            <text:p text:style-name="Standard"><text:a xlink:type="simple" xlink:href="#getParametersNumber"><text:span text:style-name="T23">int getParametersNumber()</text:span></text:a></text:p>
            <text:p text:style-name="Standard"><text:a xlink:type="simple" xlink:href="#getParameter"><text:span text:style-name="T24">string getParameter( int parameterPosition )</text:span></text:a></text:p>
            <text:p text:style-name="P34"/>
            <text:p text:style-name="P25"><text:a xlink:type="simple" xlink:href="#setOptionPrefix"><text:span text:style-name="T52">setOptionPrefix( string optionPrefix )</text:span></text:a></text:p>
            <text:p text:style-name="P25"><text:a xlink:type="simple" xlink:href="#setOptionPostfix"><text:span text:style-name="T52">setOptionPostfix( string optionPostfix )</text:span></text:a></text:p>
            <text:p text:style-name="P34"/>
            <text:p text:style-name="P25"><text:a xlink:type="simple" xlink:href="#hasOption"><text:span text:style-name="T52">bool hasOption( string option )</text:span></text:a></text:p>
            <text:p text:style-name="P34"/>
            <text:p text:style-name="P25"><text:a xlink:type="simple" xlink:href="#getOptionValue"><text:span text:style-name="T52">string getOptionValue( string option )</text:span></text:a></text:p>
            <text:p text:style-name="P25"><text:a xlink:type="simple" xlink:href="#getOptionLongValue"><text:span text:style-name="T52">string getOptionLongValue( string option )</text:span></text:a></text:p>
            <text:p text:style-name="P34"/>
            <text:p text:style-name="P25"><text:a xlink:type="simple" xlink:href="#optionCaseSensitive"><text:span text:style-name="T52">optionCaseSensitive()</text:span></text:a></text:p>
            <text:p text:style-name="P25"><text:a xlink:type="simple" xlink:href="#optionCaseInsensitive"><text:span text:style-name="T52">optionCaseInsensitive()</text:span></text:a></text:p>
          </table:table-cell>
        </table:table-row>
      </table:table>
      <text:p text:style-name="P25"><text:span text:style-name="s10"><text:span text:style-name="T13"/></text:span></text:p>
      <text:p text:style-name="P19"><text:bookmark-start text:name="getApplicationName"/><text:span text:style-name="T10">string</text:span><text:span text:style-name="apple-converted-space"><text:span text:style-name="T30"> </text:span></text:span><text:span text:style-name="T10">getApplicationName</text:span><text:span text:style-name="s10"><text:span text:style-name="T15">()</text:span></text:span><text:bookmark-end text:name="getApplicationName"/><text:span text:style-name="s10"><text:span text:style-name="T15"> </text:span></text:span><text:a xlink:type="simple" xlink:href="#Members"><text:span text:style-name="s10"><text:span text:style-name="T13"></text:span></text:span></text:a></text:p>
      <text:p text:style-name="P9"><text:span text:style-name="T35">Description:</text:span> Retrieves the name of the application for the current process.</text:p>
      <text:p text:style-name="P9"><text:soft-page-break/></text:p>
      <text:p text:style-name="P15"><text:span text:style-name="T4">Example:</text:span><text:span text:style-name="T18"><text:line-break/></text:span></text:p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29"><text:span text:style-name="Máquina_20_de_20_escrever_20_HTML"><text:span text:style-name="T41">1</text:span></text:span></text:p>
            <text:p text:style-name="P29"><text:span text:style-name="Máquina_20_de_20_escrever_20_HTML"><text:span text:style-name="T41">2</text:span></text:span></text:p>
            <text:p text:style-name="P29"><text:span text:style-name="Máquina_20_de_20_escrever_20_HTML"><text:span text:style-name="T41">3</text:span></text:span></text:p>
            <text:p text:style-name="P29"><text:span text:style-name="Máquina_20_de_20_escrever_20_HTML"><text:span text:style-name="T41">4</text:span></text:span></text:p>
            <text:p text:style-name="P29"><text:span text:style-name="Máquina_20_de_20_escrever_20_HTML"><text:span text:style-name="T41">5</text:span></text:span></text:p>
            <text:p text:style-name="P29"><text:span text:style-name="Máquina_20_de_20_escrever_20_HTML"><text:span text:style-name="T41">6</text:span></text:span></text:p>
            <text:p text:style-name="P29"><text:span text:style-name="Máquina_20_de_20_escrever_20_HTML"><text:span text:style-name="T41">7</text:span></text:span></text:p>
            <text:p text:style-name="P29"><text:span text:style-name="Máquina_20_de_20_escrever_20_HTML"><text:span text:style-name="T41">8</text:span></text:span></text:p>
            <text:p text:style-name="P29"><text:span text:style-name="Máquina_20_de_20_escrever_20_HTML"><text:span text:style-name="T41">9</text:span></text:span></text:p>
            <text:p text:style-name="P29"><text:span text:style-name="Máquina_20_de_20_escrever_20_HTML"><text:span text:style-name="T41">10</text:span></text:span></text:p>
            <text:p text:style-name="P29"><text:span text:style-name="Máquina_20_de_20_escrever_20_HTML"><text:span text:style-name="T41">11</text:span></text:span></text:p>
            <text:p text:style-name="P29"><text:span text:style-name="Máquina_20_de_20_escrever_20_HTML"><text:span text:style-name="T41">12</text:span></text:span></text:p>
            <text:p text:style-name="P29"><text:span text:style-name="Máquina_20_de_20_escrever_20_HTML"><text:span text:style-name="T41">13</text:span></text:span></text:p>
            <text:p text:style-name="P29"><text:span text:style-name="Máquina_20_de_20_escrever_20_HTML"><text:span text:style-name="T41">14</text:span></text:span></text:p>
            <text:p text:style-name="P29"><text:span text:style-name="Máquina_20_de_20_escrever_20_HTML"><text:span text:style-name="T41">15</text:span></text:span></text:p>
            <text:p text:style-name="P29"><text:span text:style-name="Máquina_20_de_20_escrever_20_HTML"><text:span text:style-name="T41">16</text:span></text:span></text:p>
            <text:p text:style-name="P29"><text:span text:style-name="Máquina_20_de_20_escrever_20_HTML"><text:span text:style-name="T41">17</text:span></text:span></text:p>
            <text:p text:style-name="P29"><text:span text:style-name="Máquina_20_de_20_escrever_20_HTML"><text:span text:style-name="T41">18</text:span></text:span></text:p>
            <text:p text:style-name="P29"><text:span text:style-name="Máquina_20_de_20_escrever_20_HTML"><text:span text:style-name="T41">19</text:span></text:span></text:p>
            <text:p text:style-name="P29"><text:span text:style-name="Máquina_20_de_20_escrever_20_HTML"><text:span text:style-name="T41">20</text:span></text:span></text:p>
            <text:p text:style-name="P29"><text:span text:style-name="Máquina_20_de_20_escrever_20_HTML"><text:span text:style-name="T41">21</text:span></text:span></text:p>
            <text:p text:style-name="P29"><text:span text:style-name="Máquina_20_de_20_escrever_20_HTML"><text:span text:style-name="T41">22</text:span></text:span></text:p>
            <text:p text:style-name="P29"><text:span text:style-name="Máquina_20_de_20_escrever_20_HTML"><text:span text:style-name="T41">23</text:span></text:span></text:p>
          </table:table-cell>
          <table:table-cell table:style-name="Tabela4.B1" office:value-type="string">
            <text:p text:style-name="P35">#include &lt;CommandLine.h&gt;</text:p>
            <text:p text:style-name="P35"/>
            <text:p text:style-name="P35">#include &lt;iostream&gt;</text:p>
            <text:p text:style-name="P35">#include &lt;cstdlib&gt;</text:p>
            <text:p text:style-name="P35">#include &lt;stdexcept&gt;</text:p>
            <text:p text:style-name="P31"/>
            <text:p text:style-name="P17"><text:span text:style-name="T44">using</text:span><text:span text:style-name="T30"> </text:span><text:span text:style-name="T10">std</text:span><text:span text:style-name="T15">::</text:span><text:span text:style-name="T10">cout</text:span><text:span text:style-name="T15">;</text:span></text:p>
            <text:p text:style-name="P17"><text:span text:style-name="T44">using</text:span><text:span text:style-name="T30"> </text:span><text:span text:style-name="T10">std</text:span><text:span text:style-name="T15">::</text:span><text:span text:style-name="T10">endl</text:span><text:span text:style-name="T15">;</text:span></text:p>
            <text:p text:style-name="P28"><text:span text:style-name="T44">using</text:span><text:span text:style-name="T30"> </text:span>std::string;</text:p>
            <text:p text:style-name="P28"><text:span text:style-name="T44">using</text:span><text:span text:style-name="T34"> </text:span>std::runtime_error;</text:p>
            <text:p text:style-name="P31"/>
            <text:p text:style-name="P17"><text:span text:style-name="T44">int</text:span><text:span text:style-name="T30"> </text:span><text:span text:style-name="T10">main</text:span><text:span text:style-name="T15">( </text:span><text:span text:style-name="T44">int</text:span><text:span text:style-name="T27"> argc, </text:span><text:span text:style-name="T44">char </text:span><text:span text:style-name="T27">*argv</text:span><text:span text:style-name="T15">[] ) {</text:span></text:p>
            <text:p text:style-name="P17"><text:span text:style-name="T65"><text:s text:c="4"/></text:span><text:span text:style-name="T56">try</text:span><text:span text:style-name="T65"> </text:span><text:span text:style-name="T71">{</text:span></text:p>
            <text:p text:style-name="P21"><text:span text:style-name="T31"><text:s text:c="8"/></text:span><text:span text:style-name="T10">environs::</text:span><text:span text:style-name="T10">CommandLine</text:span><text:span text:style-name="T30"> </text:span><text:span text:style-name="T10">commandLine</text:span><text:span text:style-name="T15">;</text:span></text:p>
            <text:p text:style-name="P38"><text:span text:style-name="T62"><text:s text:c="8"/></text:span><text:span text:style-name="T76">cout</text:span><text:span text:style-name="T63"> </text:span><text:span text:style-name="T76">&lt;&lt;</text:span><text:span text:style-name="T63"> </text:span><text:span text:style-name="T76">commandLine.getApplicationName</text:span><text:span text:style-name="T77">()</text:span><text:span text:style-name="T62"> </text:span><text:span text:style-name="T77">&lt;&lt;</text:span><text:span text:style-name="T62"> </text:span><text:span text:style-name="T75">endl</text:span><text:span text:style-name="T77">;</text:span></text:p>
            <text:p text:style-name="P38"><text:span text:style-name="T58"><text:s text:c="8"/>return</text:span><text:span text:style-name="T68"> EXIT_SUCCESS;</text:span><text:span text:style-name="T20"><text:line-break/> <text:s text:c="3"/></text:span><text:span text:style-name="T70">}</text:span></text:p>
            <text:p text:style-name="P38"><text:span text:style-name="T70"><text:s text:c="3"/></text:span><text:span text:style-name="T64"><text:s/></text:span><text:span text:style-name="T54">catch</text:span><text:span text:style-name="T64"> </text:span><text:span text:style-name="T70">(</text:span><text:span text:style-name="T64"> </text:span><text:span text:style-name="T67">runtime_error</text:span><text:span text:style-name="T64"> </text:span><text:span text:style-name="T70">&amp;</text:span><text:span text:style-name="T67">error</text:span><text:span text:style-name="T64"> </text:span><text:span text:style-name="T70">)</text:span><text:span text:style-name="T64"> </text:span><text:span text:style-name="T70">{</text:span></text:p>
            <text:p text:style-name="P38"><text:span text:style-name="T67"><text:s text:c="8"/>cout</text:span><text:span text:style-name="T64"> </text:span><text:span text:style-name="T70">&lt;&lt;</text:span><text:span text:style-name="T64"> </text:span><text:span text:style-name="T78">"Exception occurred: "</text:span><text:span text:style-name="T64"> </text:span><text:span text:style-name="T70">&lt;&lt;</text:span><text:span text:style-name="T64"> </text:span><text:span text:style-name="T67">error</text:span><text:span text:style-name="T70">.</text:span><text:span text:style-name="T67">what</text:span><text:span text:style-name="T70">()</text:span><text:span text:style-name="T64"> </text:span><text:span text:style-name="T70">&lt;&lt;</text:span><text:span text:style-name="T64"> </text:span><text:span text:style-name="T67">endl</text:span><text:span text:style-name="T70">;</text:span></text:p>
            <text:p text:style-name="P39"><text:span text:style-name="T57"><text:s text:c="8"/>return</text:span><text:span text:style-name="T70"> </text:span><text:span text:style-name="T66">EXIT_FAILURE;</text:span></text:p>
            <text:p text:style-name="P36"><text:s text:c="4"/>}</text:p>
            <text:p text:style-name="P23">}</text:p>
            <text:p text:style-name="P23"/>
          </table:table-cell>
        </table:table-row>
      </table:table>
      <text:p text:style-name="Standard"><text:span text:style-name="Máquina_20_de_20_escrever_20_HTML"><text:span text:style-name="T19"/></text:span></text:p>
      <text:p text:style-name="P9">Output:</text:p>
      <text:p text:style-name="P25"/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P25">linux:/home/enzo # ./myapp</text:p>
            <text:p text:style-name="P25">myapp</text:p>
          </table:table-cell>
        </table:table-row>
      </table:table>
      <text:p text:style-name="P32"><text:span text:style-name="Máquina_20_de_20_escrever_20_HTML"><text:span text:style-name="T42">_____________________________________________________________________</text:span></text:span></text:p>
      <text:p text:style-name="P16"><text:span text:style-name="T10"><text:line-break/></text:span><text:bookmark-start text:name="getApplicationPath"/><text:span text:style-name="T25">string</text:span><text:span text:style-name="apple-converted-space"><text:span text:style-name="T32"> </text:span></text:span><text:span text:style-name="T25">getApplicationPath</text:span><text:span text:style-name="s10"><text:span text:style-name="T16">()</text:span></text:span><text:bookmark-end text:name="getApplicationPath"/><text:span text:style-name="s10"><text:span text:style-name="T16"> </text:span></text:span><text:a xlink:type="simple" xlink:href="#Members"><text:span text:style-name="s10"><text:span text:style-name="T12"></text:span></text:span></text:a></text:p>
      <text:p text:style-name="Standard"><text:span text:style-name="T5">Description:</text:span><text:span text:style-name="T9"> </text:span><text:span text:style-name="T6">Retrieving the application path of the current process, not including the name of the program itself.</text:span><text:span text:style-name="T19"><text:line-break/></text:span></text:p>
      <text:p text:style-name="P15"><text:span text:style-name="T4">Example:</text:span><text:span text:style-name="T18"><text:line-break/></text:span></text:p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29"><text:span text:style-name="Máquina_20_de_20_escrever_20_HTML"><text:span text:style-name="T41">1</text:span></text:span></text:p>
            <text:p text:style-name="P29"><text:span text:style-name="Máquina_20_de_20_escrever_20_HTML"><text:span text:style-name="T41">2</text:span></text:span></text:p>
            <text:p text:style-name="P29"><text:span text:style-name="Máquina_20_de_20_escrever_20_HTML"><text:span text:style-name="T41">3</text:span></text:span></text:p>
            <text:p text:style-name="P29"><text:span text:style-name="Máquina_20_de_20_escrever_20_HTML"><text:span text:style-name="T41">4</text:span></text:span></text:p>
            <text:p text:style-name="P29"><text:span text:style-name="Máquina_20_de_20_escrever_20_HTML"><text:span text:style-name="T41">5</text:span></text:span></text:p>
            <text:p text:style-name="P29"><text:span text:style-name="Máquina_20_de_20_escrever_20_HTML"><text:span text:style-name="T41">6</text:span></text:span></text:p>
            <text:p text:style-name="P29"><text:span text:style-name="Máquina_20_de_20_escrever_20_HTML"><text:span text:style-name="T41">7</text:span></text:span></text:p>
            <text:p text:style-name="P29"><text:span text:style-name="Máquina_20_de_20_escrever_20_HTML"><text:span text:style-name="T41">8</text:span></text:span></text:p>
            <text:p text:style-name="P29"><text:span text:style-name="Máquina_20_de_20_escrever_20_HTML"><text:span text:style-name="T41">9</text:span></text:span></text:p>
            <text:p text:style-name="P29"><text:span text:style-name="Máquina_20_de_20_escrever_20_HTML"><text:span text:style-name="T41">10</text:span></text:span></text:p>
            <text:p text:style-name="P29"><text:span text:style-name="Máquina_20_de_20_escrever_20_HTML"><text:span text:style-name="T41">11</text:span></text:span></text:p>
            <text:p text:style-name="P29"><text:span text:style-name="Máquina_20_de_20_escrever_20_HTML"><text:span text:style-name="T41">12</text:span></text:span></text:p>
            <text:p text:style-name="P29"><text:span text:style-name="Máquina_20_de_20_escrever_20_HTML"><text:span text:style-name="T41">13</text:span></text:span></text:p>
            <text:p text:style-name="P29"><text:span text:style-name="Máquina_20_de_20_escrever_20_HTML"><text:span text:style-name="T41">14</text:span></text:span></text:p>
            <text:p text:style-name="P29"><text:span text:style-name="Máquina_20_de_20_escrever_20_HTML"><text:span text:style-name="T41">15</text:span></text:span></text:p>
            <text:p text:style-name="P29"><text:span text:style-name="Máquina_20_de_20_escrever_20_HTML"><text:span text:style-name="T41">16</text:span></text:span></text:p>
            <text:p text:style-name="P29"><text:span text:style-name="Máquina_20_de_20_escrever_20_HTML"><text:span text:style-name="T41">17</text:span></text:span></text:p>
            <text:p text:style-name="P29"><text:span text:style-name="Máquina_20_de_20_escrever_20_HTML"><text:span text:style-name="T41">18</text:span></text:span></text:p>
            <text:p text:style-name="P29"><text:span text:style-name="Máquina_20_de_20_escrever_20_HTML"><text:span text:style-name="T41">19</text:span></text:span></text:p>
            <text:p text:style-name="P29"><text:span text:style-name="Máquina_20_de_20_escrever_20_HTML"><text:span text:style-name="T41">20</text:span></text:span></text:p>
            <text:p text:style-name="P29"><text:span text:style-name="Máquina_20_de_20_escrever_20_HTML"><text:span text:style-name="T41">21</text:span></text:span></text:p>
            <text:p text:style-name="P29"><text:span text:style-name="Máquina_20_de_20_escrever_20_HTML"><text:span text:style-name="T41">22</text:span></text:span></text:p>
            <text:p text:style-name="P29"><text:span text:style-name="Máquina_20_de_20_escrever_20_HTML"><text:span text:style-name="T41">23</text:span></text:span></text:p>
          </table:table-cell>
          <table:table-cell table:style-name="Tabela6.B1" office:value-type="string">
            <text:p text:style-name="P35">#include &lt;CommandLine.h&gt;</text:p>
            <text:p text:style-name="P35"/>
            <text:p text:style-name="P35">#include &lt;iostream&gt;</text:p>
            <text:p text:style-name="P35">#include &lt;cstdlib&gt;</text:p>
            <text:p text:style-name="P35">#include &lt;stdexcept&gt;</text:p>
            <text:p text:style-name="P31"/>
            <text:p text:style-name="P17"><text:span text:style-name="T44">using</text:span><text:span text:style-name="T30"> </text:span><text:span text:style-name="T10">std</text:span><text:span text:style-name="T15">::</text:span><text:span text:style-name="T10">cout</text:span><text:span text:style-name="T15">;</text:span></text:p>
            <text:p text:style-name="P17"><text:span text:style-name="T44">using</text:span><text:span text:style-name="T30"> </text:span><text:span text:style-name="T10">std</text:span><text:span text:style-name="T15">::</text:span><text:span text:style-name="T10">endl</text:span><text:span text:style-name="T15">;</text:span></text:p>
            <text:p text:style-name="P28"><text:span text:style-name="T44">using</text:span><text:span text:style-name="T30"> </text:span>std::string;</text:p>
            <text:p text:style-name="P28"><text:span text:style-name="T44">using</text:span><text:span text:style-name="T34"> </text:span>std::runtime_error;</text:p>
            <text:p text:style-name="P31"/>
            <text:p text:style-name="P17"><text:span text:style-name="T44">int</text:span><text:span text:style-name="T30"> </text:span><text:span text:style-name="T10">main</text:span><text:span text:style-name="T15">() {</text:span></text:p>
            <text:p text:style-name="P17"><text:span text:style-name="T65"><text:s text:c="4"/></text:span><text:span text:style-name="T56">try</text:span><text:span text:style-name="T65"> </text:span><text:span text:style-name="T71">{</text:span></text:p>
            <text:p text:style-name="P21"><text:span text:style-name="T31"><text:s text:c="8"/></text:span><text:span text:style-name="T10">environs::</text:span><text:span text:style-name="T10">CommandLine</text:span><text:span text:style-name="T30"> </text:span><text:span text:style-name="T10">commandLine</text:span><text:span text:style-name="T15">;</text:span></text:p>
            <text:p text:style-name="P38"><text:span text:style-name="T62"><text:s text:c="8"/></text:span><text:span text:style-name="T75">cout</text:span><text:span text:style-name="T62"> </text:span><text:span text:style-name="T77">&lt;&lt;</text:span><text:span text:style-name="T62"> </text:span><text:span text:style-name="T75">commandLine</text:span><text:span text:style-name="T77">.</text:span><text:span text:style-name="T75">getApplicationPath</text:span><text:span text:style-name="T77">()</text:span><text:span text:style-name="T62"> </text:span><text:span text:style-name="T77">&lt;&lt;</text:span><text:span text:style-name="T62"> </text:span><text:span text:style-name="T75">endl</text:span><text:span text:style-name="T77">;</text:span></text:p>
            <text:p text:style-name="P38"><text:span text:style-name="T58"><text:s text:c="8"/>return</text:span><text:span text:style-name="T68"> EXIT_SUCCESS;</text:span><text:span text:style-name="T20"><text:line-break/> <text:s text:c="3"/></text:span><text:span text:style-name="T70">}</text:span></text:p>
            <text:p text:style-name="P38"><text:span text:style-name="T70"><text:s text:c="4"/></text:span><text:span text:style-name="T54">catch</text:span><text:span text:style-name="T64"> </text:span><text:span text:style-name="T70">(</text:span><text:span text:style-name="T64"> </text:span><text:span text:style-name="T67">runtime_error</text:span><text:span text:style-name="T64"> </text:span><text:span text:style-name="T70">&amp;</text:span><text:span text:style-name="T67">error</text:span><text:span text:style-name="T64"> </text:span><text:span text:style-name="T70">)</text:span><text:span text:style-name="T64"> </text:span><text:span text:style-name="T70">{</text:span></text:p>
            <text:p text:style-name="P38"><text:span text:style-name="T67"><text:s text:c="8"/>cout</text:span><text:span text:style-name="T64"> </text:span><text:span text:style-name="T70">&lt;&lt;</text:span><text:span text:style-name="T64"> </text:span><text:span text:style-name="T78">"Exception occurred: "</text:span><text:span text:style-name="T64"> </text:span><text:span text:style-name="T70">&lt;&lt;</text:span><text:span text:style-name="T64"> </text:span><text:span text:style-name="T67">error</text:span><text:span text:style-name="T70">.</text:span><text:span text:style-name="T67">what</text:span><text:span text:style-name="T70">()</text:span><text:span text:style-name="T64"> </text:span><text:span text:style-name="T70">&lt;&lt;</text:span><text:span text:style-name="T64"> </text:span><text:span text:style-name="T67">endl</text:span><text:span text:style-name="T70">;</text:span></text:p>
            <text:p text:style-name="P39"><text:span text:style-name="T57"><text:s text:c="8"/>return</text:span><text:span text:style-name="T70"> </text:span><text:span text:style-name="T66">EXIT_FAILURE;</text:span></text:p>
            <text:p text:style-name="P36"><text:s text:c="4"/>}</text:p>
            <text:p text:style-name="P23">}</text:p>
            <text:p text:style-name="P23"/>
          </table:table-cell>
        </table:table-row>
      </table:table>
      <text:p text:style-name="Standard"><text:soft-page-break/><text:span text:style-name="Máquina_20_de_20_escrever_20_HTML"><text:span text:style-name="T19"/></text:span></text:p>
      <text:p text:style-name="P9">Output:</text:p>
      <text:p text:style-name="P25"/>
      <table:table table:name="Tabela7" table:style-name="Tabela7">
        <table:table-column table:style-name="Tabela7.A"/>
        <table:table-row table:style-name="Tabela7.1">
          <table:table-cell table:style-name="Tabela7.A1" office:value-type="string">
            <text:p text:style-name="P25">linux:/home/enzo # ./myapp</text:p>
            <text:p text:style-name="P25">/home/enzo</text:p>
          </table:table-cell>
        </table:table-row>
      </table:table>
      <text:p text:style-name="P32"><text:span text:style-name="Máquina_20_de_20_escrever_20_HTML"><text:span text:style-name="T42">_____________________________________________________________________</text:span></text:span></text:p>
      <text:p text:style-name="P25"><text:span text:style-name="s10"><text:span text:style-name="T13"/></text:span></text:p>
      <text:p text:style-name="P16"><text:bookmark-start text:name="getApplicationLongPath1"/><text:bookmark-start text:name="getCurrentDirectory"/><text:span text:style-name="T25">string</text:span><text:span text:style-name="apple-converted-space"><text:span text:style-name="T32"> </text:span></text:span><text:span text:style-name="T25">getCurrentWorkingDirectory</text:span><text:span text:style-name="s10"><text:span text:style-name="T16">()</text:span></text:span><text:bookmark-end text:name="getApplicationLongPath1"/><text:bookmark-end text:name="getCurrentDirectory"/><text:span text:style-name="s10"><text:span text:style-name="T16"> </text:span></text:span><text:a xlink:type="simple" xlink:href="#Members"><text:span text:style-name="s10"><text:span text:style-name="T12"></text:span></text:span></text:a></text:p>
      <text:p text:style-name="P13"><text:span text:style-name="T46">Description:</text:span><text:span text:style-name="T47"> Retrieves the current working directory for the current process.</text:span></text:p>
      <text:p text:style-name="P25"/>
      <text:p text:style-name="P15"><text:span text:style-name="T4">Example:</text:span><text:span text:style-name="T18"><text:line-break/></text:span></text:p>
      <table:table table:name="Tabela73" table:style-name="Tabela73">
        <table:table-column table:style-name="Tabela73.A"/>
        <table:table-column table:style-name="Tabela73.B"/>
        <table:table-row table:style-name="Tabela73.1">
          <table:table-cell table:style-name="Tabela73.A1" office:value-type="string">
            <text:p text:style-name="P29"><text:span text:style-name="Máquina_20_de_20_escrever_20_HTML"><text:span text:style-name="T41">1</text:span></text:span></text:p>
            <text:p text:style-name="P29"><text:span text:style-name="Máquina_20_de_20_escrever_20_HTML"><text:span text:style-name="T41">2</text:span></text:span></text:p>
            <text:p text:style-name="P29"><text:span text:style-name="Máquina_20_de_20_escrever_20_HTML"><text:span text:style-name="T41">3</text:span></text:span></text:p>
            <text:p text:style-name="P29"><text:span text:style-name="Máquina_20_de_20_escrever_20_HTML"><text:span text:style-name="T41">4</text:span></text:span></text:p>
            <text:p text:style-name="P29"><text:span text:style-name="Máquina_20_de_20_escrever_20_HTML"><text:span text:style-name="T41">5</text:span></text:span></text:p>
            <text:p text:style-name="P29"><text:span text:style-name="Máquina_20_de_20_escrever_20_HTML"><text:span text:style-name="T41">6</text:span></text:span></text:p>
            <text:p text:style-name="P29"><text:span text:style-name="Máquina_20_de_20_escrever_20_HTML"><text:span text:style-name="T41">7</text:span></text:span></text:p>
            <text:p text:style-name="P29"><text:span text:style-name="Máquina_20_de_20_escrever_20_HTML"><text:span text:style-name="T41">8</text:span></text:span></text:p>
            <text:p text:style-name="P29"><text:span text:style-name="Máquina_20_de_20_escrever_20_HTML"><text:span text:style-name="T41">9</text:span></text:span></text:p>
            <text:p text:style-name="P29"><text:span text:style-name="Máquina_20_de_20_escrever_20_HTML"><text:span text:style-name="T41">10</text:span></text:span></text:p>
            <text:p text:style-name="P29"><text:span text:style-name="Máquina_20_de_20_escrever_20_HTML"><text:span text:style-name="T41">11</text:span></text:span></text:p>
            <text:p text:style-name="P29"><text:span text:style-name="Máquina_20_de_20_escrever_20_HTML"><text:span text:style-name="T41">12</text:span></text:span></text:p>
            <text:p text:style-name="P29"><text:span text:style-name="Máquina_20_de_20_escrever_20_HTML"><text:span text:style-name="T41">13</text:span></text:span></text:p>
            <text:p text:style-name="P29"><text:span text:style-name="Máquina_20_de_20_escrever_20_HTML"><text:span text:style-name="T41">14</text:span></text:span></text:p>
            <text:p text:style-name="P29"><text:span text:style-name="Máquina_20_de_20_escrever_20_HTML"><text:span text:style-name="T41">15</text:span></text:span></text:p>
            <text:p text:style-name="P29"><text:span text:style-name="Máquina_20_de_20_escrever_20_HTML"><text:span text:style-name="T41">16</text:span></text:span></text:p>
            <text:p text:style-name="P29"><text:span text:style-name="Máquina_20_de_20_escrever_20_HTML"><text:span text:style-name="T41">17</text:span></text:span></text:p>
            <text:p text:style-name="P29"><text:span text:style-name="Máquina_20_de_20_escrever_20_HTML"><text:span text:style-name="T41">18</text:span></text:span></text:p>
            <text:p text:style-name="P29"><text:span text:style-name="Máquina_20_de_20_escrever_20_HTML"><text:span text:style-name="T41">19</text:span></text:span></text:p>
            <text:p text:style-name="P29"><text:span text:style-name="Máquina_20_de_20_escrever_20_HTML"><text:span text:style-name="T41">20</text:span></text:span></text:p>
            <text:p text:style-name="P29"><text:span text:style-name="Máquina_20_de_20_escrever_20_HTML"><text:span text:style-name="T41">21</text:span></text:span></text:p>
            <text:p text:style-name="P29"><text:span text:style-name="Máquina_20_de_20_escrever_20_HTML"><text:span text:style-name="T41">22</text:span></text:span></text:p>
            <text:p text:style-name="P29"><text:span text:style-name="Máquina_20_de_20_escrever_20_HTML"><text:span text:style-name="T41">23</text:span></text:span></text:p>
            <text:p text:style-name="P29"><text:span text:style-name="Máquina_20_de_20_escrever_20_HTML"><text:span text:style-name="T41">24</text:span></text:span></text:p>
          </table:table-cell>
          <table:table-cell table:style-name="Tabela73.B1" office:value-type="string">
            <text:p text:style-name="P35">#include &lt;CommandLine.h&gt;</text:p>
            <text:p text:style-name="P35"/>
            <text:p text:style-name="P35">#include &lt;iostream&gt;</text:p>
            <text:p text:style-name="P35">#include &lt;cstdlib&gt;</text:p>
            <text:p text:style-name="P35">#include &lt;stdexcept&gt;</text:p>
            <text:p text:style-name="P31"/>
            <text:p text:style-name="P17"><text:span text:style-name="T44">using</text:span><text:span text:style-name="T30"> </text:span><text:span text:style-name="T10">std</text:span><text:span text:style-name="T15">::</text:span><text:span text:style-name="T10">cout</text:span><text:span text:style-name="T15">;</text:span></text:p>
            <text:p text:style-name="P17"><text:span text:style-name="T44">using</text:span><text:span text:style-name="T30"> </text:span><text:span text:style-name="T10">std</text:span><text:span text:style-name="T15">::</text:span><text:span text:style-name="T10">endl</text:span><text:span text:style-name="T15">;</text:span></text:p>
            <text:p text:style-name="P28"><text:span text:style-name="T44">using</text:span><text:span text:style-name="T30"> </text:span>std::string;</text:p>
            <text:p text:style-name="P28"><text:span text:style-name="T44">using</text:span><text:span text:style-name="T34"> </text:span>std::runtime_error;</text:p>
            <text:p text:style-name="P31"/>
            <text:p text:style-name="P17"><text:span text:style-name="T44">int</text:span><text:span text:style-name="T30"> </text:span><text:span text:style-name="T10">main</text:span><text:span text:style-name="T15">() {</text:span></text:p>
            <text:p text:style-name="P17"><text:span text:style-name="T65"><text:s text:c="4"/></text:span><text:span text:style-name="T56">try</text:span><text:span text:style-name="T65"> </text:span><text:span text:style-name="T71">{</text:span></text:p>
            <text:p text:style-name="P21"><text:span text:style-name="T31"><text:s text:c="8"/></text:span><text:span text:style-name="T10">environs::</text:span><text:span text:style-name="T10">CommandLine</text:span><text:span text:style-name="T30"> </text:span><text:span text:style-name="T10">commandLine</text:span><text:span text:style-name="T15">;</text:span></text:p>
            <text:p text:style-name="P22"><text:span text:style-name="T10"><text:s text:c="8"/>cout</text:span><text:span text:style-name="T30"> </text:span><text:span text:style-name="T10">&lt;&lt;</text:span><text:span text:style-name="T30"> </text:span><text:span text:style-name="T10">commandLine.getApplicationPath</text:span><text:span text:style-name="T15">()</text:span><text:span text:style-name="T30"> </text:span><text:span text:style-name="T10">&lt;&lt;</text:span><text:span text:style-name="T30"> </text:span><text:span text:style-name="T10">endl;</text:span></text:p>
            <text:p text:style-name="P17"><text:span text:style-name="T31"><text:s text:c="8"/></text:span><text:span text:style-name="T10">cout</text:span><text:span text:style-name="T30"> </text:span><text:span text:style-name="T15">&lt;&lt;</text:span><text:span text:style-name="T30"> </text:span><text:span text:style-name="T10">commandLine</text:span><text:span text:style-name="T15">.</text:span><text:span text:style-name="T10">getCurrentWorkingDirectory</text:span><text:span text:style-name="T15">()</text:span><text:span text:style-name="T30"> </text:span><text:span text:style-name="T27">&lt;&lt;</text:span><text:span text:style-name="T30"> </text:span><text:span text:style-name="T10">endl</text:span><text:span text:style-name="T15">;</text:span></text:p>
            <text:p text:style-name="P21"><text:span text:style-name="T61"><text:s text:c="8"/>return</text:span><text:span text:style-name="T69"> EXIT_SUCCESS;</text:span></text:p>
            <text:p text:style-name="P38"><text:span text:style-name="T20"><text:s text:c="4"/></text:span><text:span text:style-name="T70">}</text:span></text:p>
            <text:p text:style-name="P38"><text:span text:style-name="T70"><text:s text:c="3"/></text:span><text:span text:style-name="T64"><text:s/></text:span><text:span text:style-name="T54">catch</text:span><text:span text:style-name="T64"> </text:span><text:span text:style-name="T70">(</text:span><text:span text:style-name="T64"> </text:span><text:span text:style-name="T67">runtime_error</text:span><text:span text:style-name="T64"> </text:span><text:span text:style-name="T70">&amp;</text:span><text:span text:style-name="T67">error</text:span><text:span text:style-name="T64"> </text:span><text:span text:style-name="T70">)</text:span><text:span text:style-name="T64"> </text:span><text:span text:style-name="T70">{</text:span></text:p>
            <text:p text:style-name="P38"><text:span text:style-name="T67"><text:s text:c="8"/>cout</text:span><text:span text:style-name="T64"> </text:span><text:span text:style-name="T70">&lt;&lt;</text:span><text:span text:style-name="T64"> </text:span><text:span text:style-name="T78">"Exception occurred: "</text:span><text:span text:style-name="T64"> </text:span><text:span text:style-name="T70">&lt;&lt;</text:span><text:span text:style-name="T64"> </text:span><text:span text:style-name="T67">error</text:span><text:span text:style-name="T70">.</text:span><text:span text:style-name="T67">what</text:span><text:span text:style-name="T70">()</text:span><text:span text:style-name="T64"> </text:span><text:span text:style-name="T70">&lt;&lt;</text:span><text:span text:style-name="T64"> </text:span><text:span text:style-name="T67">endl</text:span><text:span text:style-name="T70">;</text:span></text:p>
            <text:p text:style-name="P39"><text:span text:style-name="T57"><text:s text:c="8"/>return</text:span><text:span text:style-name="T70"> </text:span><text:span text:style-name="T66">EXIT_FAILURE;</text:span></text:p>
            <text:p text:style-name="P36"><text:s text:c="4"/>}</text:p>
            <text:p text:style-name="P23">}</text:p>
            <text:p text:style-name="P23"/>
          </table:table-cell>
        </table:table-row>
      </table:table>
      <text:p text:style-name="Standard"><text:span text:style-name="Máquina_20_de_20_escrever_20_HTML"><text:span text:style-name="T19"/></text:span></text:p>
      <text:p text:style-name="P9">Output:</text:p>
      <text:p text:style-name="P25"/>
      <table:table table:name="Tabela74" table:style-name="Tabela74">
        <table:table-column table:style-name="Tabela74.A"/>
        <table:table-row table:style-name="Tabela74.1">
          <table:table-cell table:style-name="Tabela74.A1" office:value-type="string">
            <text:p text:style-name="P25">linux-hevv:/home/enzo/CommandLine/main # /home/enzo/myapp</text:p>
            <text:p text:style-name="P25">/home/enzo</text:p>
            <text:p text:style-name="P25">/home/enzo/CommandLine/main</text:p>
          </table:table-cell>
        </table:table-row>
      </table:table>
      <text:p text:style-name="P32"><text:span text:style-name="Máquina_20_de_20_escrever_20_HTML"><text:span text:style-name="T42">_____________________________________________________________________</text:span></text:span></text:p>
      <text:p text:style-name="P42"><text:span text:style-name="T19"><text:line-break/></text:span><text:bookmark-start text:name="getParametersNumber"/><text:span text:style-name="s10"><text:span text:style-name="T40">int getParametersNumber()</text:span></text:span><text:bookmark-end text:name="getParametersNumber"/><text:span text:style-name="s10"><text:span text:style-name="T21"> </text:span></text:span><text:a xlink:type="simple" xlink:href="#Members"><text:span text:style-name="s10"><text:span text:style-name="T11"></text:span></text:span></text:a></text:p>
      <text:p text:style-name="P15"><text:span text:style-name="T4">Description:</text:span><text:span text:style-name="T9"> Returns the total number of parameters on the command line for the current process, not including the name of the program itself.</text:span><text:span text:style-name="T18"><text:line-break/></text:span></text:p>
      <text:p text:style-name="P5">Example:</text:p>
      <text:p text:style-name="P25"/>
      <table:table table:name="Tabela14" table:style-name="Tabela14">
        <table:table-column table:style-name="Tabela14.A"/>
        <table:table-column table:style-name="Tabela14.B"/>
        <table:table-row table:style-name="Tabela14.1">
          <table:table-cell table:style-name="Tabela14.A1" office:value-type="string">
            <text:p text:style-name="P29"><text:span text:style-name="Máquina_20_de_20_escrever_20_HTML"><text:span text:style-name="T41">1</text:span></text:span></text:p>
            <text:p text:style-name="P29"><text:span text:style-name="Máquina_20_de_20_escrever_20_HTML"><text:span text:style-name="T41">2</text:span></text:span></text:p>
            <text:p text:style-name="P29"><text:span text:style-name="Máquina_20_de_20_escrever_20_HTML"><text:span text:style-name="T41">3</text:span></text:span></text:p>
            <text:p text:style-name="P29"><text:span text:style-name="Máquina_20_de_20_escrever_20_HTML"><text:span text:style-name="T41">4</text:span></text:span></text:p>
            <text:p text:style-name="P29"><text:span text:style-name="Máquina_20_de_20_escrever_20_HTML"><text:span text:style-name="T41">5</text:span></text:span></text:p>
            <text:p text:style-name="P29"><text:span text:style-name="Máquina_20_de_20_escrever_20_HTML"><text:span text:style-name="T41">6</text:span></text:span></text:p>
            <text:p text:style-name="P29"><text:span text:style-name="Máquina_20_de_20_escrever_20_HTML"><text:span text:style-name="T41">7</text:span></text:span></text:p>
            <text:p text:style-name="P29"><text:span text:style-name="Máquina_20_de_20_escrever_20_HTML"><text:span text:style-name="T41">8</text:span></text:span></text:p>
            <text:p text:style-name="P29"><text:span text:style-name="Máquina_20_de_20_escrever_20_HTML"><text:span text:style-name="T41">9</text:span></text:span></text:p>
            <text:p text:style-name="P29"><text:span text:style-name="Máquina_20_de_20_escrever_20_HTML"><text:span text:style-name="T41">10</text:span></text:span></text:p>
            <text:p text:style-name="P29"><text:span text:style-name="Máquina_20_de_20_escrever_20_HTML"><text:span text:style-name="T41">11</text:span></text:span></text:p>
            <text:p text:style-name="P29"><text:span text:style-name="Máquina_20_de_20_escrever_20_HTML"><text:span text:style-name="T41">12</text:span></text:span></text:p>
            <text:p text:style-name="P33"><text:soft-page-break/><text:span text:style-name="Máquina_20_de_20_escrever_20_HTML">13</text:span></text:p>
            <text:p text:style-name="P33"><text:span text:style-name="Máquina_20_de_20_escrever_20_HTML">14</text:span></text:p>
            <text:p text:style-name="P33"><text:span text:style-name="Máquina_20_de_20_escrever_20_HTML">15</text:span></text:p>
            <text:p text:style-name="P33"><text:span text:style-name="Máquina_20_de_20_escrever_20_HTML">16</text:span></text:p>
            <text:p text:style-name="P33"><text:span text:style-name="Máquina_20_de_20_escrever_20_HTML">17</text:span></text:p>
            <text:p text:style-name="P33"><text:span text:style-name="Máquina_20_de_20_escrever_20_HTML">18</text:span></text:p>
            <text:p text:style-name="P33"><text:span text:style-name="Máquina_20_de_20_escrever_20_HTML">19</text:span></text:p>
            <text:p text:style-name="P33"><text:span text:style-name="Máquina_20_de_20_escrever_20_HTML">20</text:span></text:p>
            <text:p text:style-name="P33"><text:span text:style-name="Máquina_20_de_20_escrever_20_HTML">21</text:span></text:p>
            <text:p text:style-name="P33"><text:span text:style-name="Máquina_20_de_20_escrever_20_HTML">22</text:span></text:p>
            <text:p text:style-name="P33"><text:span text:style-name="Máquina_20_de_20_escrever_20_HTML">23</text:span></text:p>
          </table:table-cell>
          <table:table-cell table:style-name="Tabela14.B1" office:value-type="string">
            <text:p text:style-name="P35">#include &lt;CommandLine.h&gt;</text:p>
            <text:p text:style-name="P35"/>
            <text:p text:style-name="P35">#include &lt;iostream&gt;</text:p>
            <text:p text:style-name="P35">#include &lt;cstdlib&gt;</text:p>
            <text:p text:style-name="P35">#include &lt;stdexcept&gt;</text:p>
            <text:p text:style-name="P31"/>
            <text:p text:style-name="P17"><text:span text:style-name="T44">using</text:span><text:span text:style-name="T30"> </text:span><text:span text:style-name="T10">std</text:span><text:span text:style-name="T15">::</text:span><text:span text:style-name="T10">cout</text:span><text:span text:style-name="T15">;</text:span></text:p>
            <text:p text:style-name="P17"><text:span text:style-name="T44">using</text:span><text:span text:style-name="T30"> </text:span><text:span text:style-name="T10">std</text:span><text:span text:style-name="T15">::</text:span><text:span text:style-name="T10">endl</text:span><text:span text:style-name="T15">;</text:span></text:p>
            <text:p text:style-name="P28"><text:span text:style-name="T44">using</text:span><text:span text:style-name="T30"> </text:span>std::string;</text:p>
            <text:p text:style-name="P28"><text:span text:style-name="T44">using</text:span><text:span text:style-name="T34"> </text:span>std::runtime_error;</text:p>
            <text:p text:style-name="P31"/>
            <text:p text:style-name="P17"><text:span text:style-name="T44">int</text:span><text:span text:style-name="T30"> </text:span><text:span text:style-name="T10">main</text:span><text:span text:style-name="T15">() {</text:span></text:p>
            <text:p text:style-name="P17"><text:soft-page-break/><text:span text:style-name="T65"><text:s text:c="4"/></text:span><text:span text:style-name="T56">try</text:span><text:span text:style-name="T65"> </text:span><text:span text:style-name="T71">{</text:span></text:p>
            <text:p text:style-name="P17"><text:span text:style-name="T31"><text:s text:c="8"/></text:span><text:span text:style-name="T10">environs::</text:span><text:span text:style-name="T10">CommandLine</text:span><text:span text:style-name="T30"> </text:span><text:span text:style-name="T10">commandLine</text:span><text:span text:style-name="T15">;</text:span></text:p>
            <text:p text:style-name="P17"><text:span text:style-name="T31"><text:s text:c="8"/></text:span><text:span text:style-name="T10">cout</text:span><text:span text:style-name="T30"> </text:span><text:span text:style-name="T15">&lt;&lt;</text:span><text:span text:style-name="T30"> </text:span><text:span text:style-name="T10">commandLine</text:span><text:span text:style-name="T15">.</text:span><text:span text:style-name="T27">getParametersNumber</text:span><text:span text:style-name="T15">()</text:span><text:span text:style-name="T30"> </text:span><text:span text:style-name="T15">&lt;&lt;</text:span><text:span text:style-name="T30"> </text:span><text:span text:style-name="T10">endl</text:span><text:span text:style-name="T15">;</text:span></text:p>
            <text:p text:style-name="P36"><text:span text:style-name="T45"><text:s text:c="8"/>return</text:span><text:span text:style-name="T81"> EXIT_SUCCESS;</text:span></text:p>
            <text:p text:style-name="P38"><text:span text:style-name="T20"><text:s text:c="4"/></text:span><text:span text:style-name="T70">}</text:span></text:p>
            <text:p text:style-name="P38"><text:span text:style-name="T70"><text:s text:c="3"/></text:span><text:span text:style-name="T64"><text:s/></text:span><text:span text:style-name="T54">catch</text:span><text:span text:style-name="T64"> </text:span><text:span text:style-name="T70">(</text:span><text:span text:style-name="T64"> </text:span><text:span text:style-name="T67">runtime_error</text:span><text:span text:style-name="T64"> </text:span><text:span text:style-name="T70">&amp;</text:span><text:span text:style-name="T67">error</text:span><text:span text:style-name="T64"> </text:span><text:span text:style-name="T70">)</text:span><text:span text:style-name="T64"> </text:span><text:span text:style-name="T70">{</text:span></text:p>
            <text:p text:style-name="P38"><text:span text:style-name="T67"><text:s text:c="8"/>cout</text:span><text:span text:style-name="T64"> </text:span><text:span text:style-name="T70">&lt;&lt;</text:span><text:span text:style-name="T64"> </text:span><text:span text:style-name="T78">"Exception occurred: "</text:span><text:span text:style-name="T64"> </text:span><text:span text:style-name="T70">&lt;&lt;</text:span><text:span text:style-name="T64"> </text:span><text:span text:style-name="T67">error</text:span><text:span text:style-name="T70">.</text:span><text:span text:style-name="T67">what</text:span><text:span text:style-name="T70">()</text:span><text:span text:style-name="T64"> </text:span><text:span text:style-name="T70">&lt;&lt;</text:span><text:span text:style-name="T64"> </text:span><text:span text:style-name="T67">endl</text:span><text:span text:style-name="T70">;</text:span></text:p>
            <text:p text:style-name="P39"><text:span text:style-name="T57"><text:s text:c="8"/>return</text:span><text:span text:style-name="T70"> </text:span><text:span text:style-name="T66">EXIT_FAILURE;</text:span></text:p>
            <text:p text:style-name="P36"><text:s text:c="4"/>}</text:p>
            <text:p text:style-name="P23">}</text:p>
            <text:p text:style-name="P23"/>
          </table:table-cell>
        </table:table-row>
      </table:table>
      <text:p text:style-name="Standard"><text:span text:style-name="Máquina_20_de_20_escrever_20_HTML"><text:span text:style-name="T19"/></text:span></text:p>
      <text:p text:style-name="P9">Output:</text:p>
      <text:p text:style-name="P25"/>
      <table:table table:name="Tabela15" table:style-name="Tabela15">
        <table:table-column table:style-name="Tabela15.A"/>
        <table:table-row table:style-name="Tabela15.1">
          <table:table-cell table:style-name="Tabela15.A1" office:value-type="string">
            <text:p text:style-name="P25">linux:/home/enzo # ./myapp The C++ Programming Language</text:p>
            <text:p text:style-name="P25">4</text:p>
          </table:table-cell>
        </table:table-row>
      </table:table>
      <text:p text:style-name="P32"><text:span text:style-name="Máquina_20_de_20_escrever_20_HTML"><text:span text:style-name="T42">_____________________________________________________________________</text:span></text:span></text:p>
      <text:p text:style-name="P25"/>
      <text:p text:style-name="P16"><text:bookmark-start text:name="getParameter"/><text:span text:style-name="T49">string</text:span><text:span text:style-name="apple-converted-space"><text:span text:style-name="T49"> </text:span></text:span><text:span text:style-name="T49">getParameter</text:span><text:span text:style-name="s10"><text:span text:style-name="T36">(</text:span></text:span><text:span text:style-name="apple-converted-space"><text:span text:style-name="T49"> </text:span></text:span><text:span text:style-name="s5"><text:span text:style-name="T36">int</text:span></text:span><text:span text:style-name="apple-converted-space"><text:span text:style-name="T49"> </text:span></text:span>parameterP<text:span text:style-name="T49">osition</text:span><text:span text:style-name="apple-converted-space"><text:span text:style-name="T49"> </text:span></text:span><text:span text:style-name="s10"><text:span text:style-name="T36">)</text:span></text:span><text:bookmark-end text:name="getParameter"/><text:span text:style-name="s10"><text:span text:style-name="T16"> </text:span></text:span><text:a xlink:type="simple" xlink:href="#Members"><text:span text:style-name="s10"><text:span text:style-name="T12"></text:span></text:span></text:a></text:p>
      <text:p text:style-name="P13"><text:span text:style-name="T46">Description:</text:span> <text:span text:style-name="T47">Retrieves the parameter of the specified parameter position on the command line for the current process.</text:span></text:p>
      <text:p text:style-name="P25"/>
      <text:p text:style-name="P5">Example:</text:p>
      <text:p text:style-name="P25"/>
      <table:table table:name="Tabela18" table:style-name="Tabela18">
        <table:table-column table:style-name="Tabela18.A"/>
        <table:table-column table:style-name="Tabela18.B"/>
        <table:table-row table:style-name="Tabela18.1">
          <table:table-cell table:style-name="Tabela18.A1" office:value-type="string">
            <text:p text:style-name="P29"><text:span text:style-name="Máquina_20_de_20_escrever_20_HTML"><text:span text:style-name="T41">1</text:span></text:span></text:p>
            <text:p text:style-name="P29"><text:span text:style-name="Máquina_20_de_20_escrever_20_HTML"><text:span text:style-name="T41">2</text:span></text:span></text:p>
            <text:p text:style-name="P29"><text:span text:style-name="Máquina_20_de_20_escrever_20_HTML"><text:span text:style-name="T41">3</text:span></text:span></text:p>
            <text:p text:style-name="P29"><text:span text:style-name="Máquina_20_de_20_escrever_20_HTML"><text:span text:style-name="T41">4</text:span></text:span></text:p>
            <text:p text:style-name="P29"><text:span text:style-name="Máquina_20_de_20_escrever_20_HTML"><text:span text:style-name="T41">5</text:span></text:span></text:p>
            <text:p text:style-name="P29"><text:span text:style-name="Máquina_20_de_20_escrever_20_HTML"><text:span text:style-name="T41">6</text:span></text:span></text:p>
            <text:p text:style-name="P29"><text:span text:style-name="Máquina_20_de_20_escrever_20_HTML"><text:span text:style-name="T41">7</text:span></text:span></text:p>
            <text:p text:style-name="P29"><text:span text:style-name="Máquina_20_de_20_escrever_20_HTML"><text:span text:style-name="T41">8</text:span></text:span></text:p>
            <text:p text:style-name="P29"><text:span text:style-name="Máquina_20_de_20_escrever_20_HTML"><text:span text:style-name="T41">9</text:span></text:span></text:p>
            <text:p text:style-name="P29"><text:span text:style-name="Máquina_20_de_20_escrever_20_HTML"><text:span text:style-name="T41">10</text:span></text:span></text:p>
            <text:p text:style-name="P29"><text:span text:style-name="Máquina_20_de_20_escrever_20_HTML"><text:span text:style-name="T41">11</text:span></text:span></text:p>
            <text:p text:style-name="P29"><text:span text:style-name="Máquina_20_de_20_escrever_20_HTML"><text:span text:style-name="T41">12</text:span></text:span></text:p>
            <text:p text:style-name="P33"><text:span text:style-name="Máquina_20_de_20_escrever_20_HTML">13</text:span></text:p>
            <text:p text:style-name="P33"><text:span text:style-name="Máquina_20_de_20_escrever_20_HTML">14</text:span></text:p>
            <text:p text:style-name="P33"><text:span text:style-name="Máquina_20_de_20_escrever_20_HTML">15</text:span></text:p>
            <text:p text:style-name="P33"><text:span text:style-name="Máquina_20_de_20_escrever_20_HTML">16</text:span></text:p>
            <text:p text:style-name="P33"><text:span text:style-name="Máquina_20_de_20_escrever_20_HTML">17</text:span></text:p>
            <text:p text:style-name="P33"><text:span text:style-name="Máquina_20_de_20_escrever_20_HTML">18</text:span></text:p>
            <text:p text:style-name="P33"><text:span text:style-name="Máquina_20_de_20_escrever_20_HTML">19</text:span></text:p>
            <text:p text:style-name="P33"><text:span text:style-name="Máquina_20_de_20_escrever_20_HTML">20</text:span></text:p>
            <text:p text:style-name="P33"><text:span text:style-name="Máquina_20_de_20_escrever_20_HTML">21</text:span></text:p>
            <text:p text:style-name="P33"><text:span text:style-name="Máquina_20_de_20_escrever_20_HTML">22</text:span></text:p>
            <text:p text:style-name="P33"><text:span text:style-name="Máquina_20_de_20_escrever_20_HTML">23</text:span></text:p>
          </table:table-cell>
          <table:table-cell table:style-name="Tabela18.B1" office:value-type="string">
            <text:p text:style-name="P35">#include &lt;CommandLine.h&gt;</text:p>
            <text:p text:style-name="P35"/>
            <text:p text:style-name="P35">#include &lt;iostream&gt;</text:p>
            <text:p text:style-name="P35">#include &lt;cstdlib&gt;</text:p>
            <text:p text:style-name="P35">#include &lt;stdexcept&gt;</text:p>
            <text:p text:style-name="P31"/>
            <text:p text:style-name="P17"><text:span text:style-name="T44">using</text:span><text:span text:style-name="T30"> </text:span><text:span text:style-name="T10">std</text:span><text:span text:style-name="T15">::</text:span><text:span text:style-name="T10">cout</text:span><text:span text:style-name="T15">;</text:span></text:p>
            <text:p text:style-name="P17"><text:span text:style-name="T44">using</text:span><text:span text:style-name="T30"> </text:span><text:span text:style-name="T10">std</text:span><text:span text:style-name="T15">::</text:span><text:span text:style-name="T10">endl</text:span><text:span text:style-name="T15">;</text:span></text:p>
            <text:p text:style-name="P28"><text:span text:style-name="T44">using</text:span><text:span text:style-name="T30"> </text:span>std::string;</text:p>
            <text:p text:style-name="P28"><text:span text:style-name="T44">using</text:span><text:span text:style-name="T34"> </text:span>std::runtime_error;</text:p>
            <text:p text:style-name="P31"/>
            <text:p text:style-name="P17"><text:span text:style-name="T44">int</text:span><text:span text:style-name="T30"> </text:span><text:span text:style-name="T10">main</text:span><text:span text:style-name="T15">() {</text:span></text:p>
            <text:p text:style-name="P17"><text:span text:style-name="T65"><text:s text:c="4"/></text:span><text:span text:style-name="T56">try</text:span><text:span text:style-name="T65"> </text:span><text:span text:style-name="T71">{</text:span></text:p>
            <text:p text:style-name="P17"><text:span text:style-name="T31"><text:s text:c="8"/></text:span><text:span text:style-name="T10">environs::</text:span><text:span text:style-name="T10">CommandLine</text:span><text:span text:style-name="T30"> </text:span><text:span text:style-name="T10">commandLine</text:span><text:span text:style-name="T15">;</text:span></text:p>
            <text:p text:style-name="P22"><text:span text:style-name="T31"><text:s text:c="8"/></text:span><text:span text:style-name="T26">cout</text:span><text:span text:style-name="T31"> </text:span><text:span text:style-name="T17">&lt;&lt;</text:span><text:span text:style-name="T31"> </text:span><text:span text:style-name="T26">commandLine</text:span><text:span text:style-name="T17">.</text:span><text:span text:style-name="T26">getParameter</text:span><text:span text:style-name="T17">( </text:span><text:span text:style-name="T26">2</text:span><text:span text:style-name="T17"> )</text:span><text:span text:style-name="T31"> </text:span><text:span text:style-name="T17">&lt;&lt;</text:span><text:span text:style-name="T31"> </text:span><text:span text:style-name="T26">endl</text:span><text:span text:style-name="T17">;</text:span></text:p>
            <text:p text:style-name="P36"><text:span text:style-name="T45"><text:s text:c="8"/>return</text:span><text:span text:style-name="T81"> EXIT_SUCCESS;</text:span></text:p>
            <text:p text:style-name="P38"><text:span text:style-name="T20"><text:s text:c="4"/></text:span><text:span text:style-name="T70">}</text:span></text:p>
            <text:p text:style-name="P38"><text:span text:style-name="T70"><text:s text:c="3"/></text:span><text:span text:style-name="T64"><text:s/></text:span><text:span text:style-name="T54">catch</text:span><text:span text:style-name="T64"> </text:span><text:span text:style-name="T70">(</text:span><text:span text:style-name="T64"> </text:span><text:span text:style-name="T67">runtime_error</text:span><text:span text:style-name="T64"> </text:span><text:span text:style-name="T70">&amp;</text:span><text:span text:style-name="T67">error</text:span><text:span text:style-name="T64"> </text:span><text:span text:style-name="T70">)</text:span><text:span text:style-name="T64"> </text:span><text:span text:style-name="T70">{</text:span></text:p>
            <text:p text:style-name="P38"><text:span text:style-name="T67"><text:s text:c="8"/>cout</text:span><text:span text:style-name="T64"> </text:span><text:span text:style-name="T70">&lt;&lt;</text:span><text:span text:style-name="T64"> </text:span><text:span text:style-name="T78">"Exception occurred: "</text:span><text:span text:style-name="T64"> </text:span><text:span text:style-name="T70">&lt;&lt;</text:span><text:span text:style-name="T64"> </text:span><text:span text:style-name="T67">error</text:span><text:span text:style-name="T70">.</text:span><text:span text:style-name="T67">what</text:span><text:span text:style-name="T70">()</text:span><text:span text:style-name="T64"> </text:span><text:span text:style-name="T70">&lt;&lt;</text:span><text:span text:style-name="T64"> </text:span><text:span text:style-name="T67">endl</text:span><text:span text:style-name="T70">;</text:span></text:p>
            <text:p text:style-name="P39"><text:span text:style-name="T57"><text:s text:c="8"/>return</text:span><text:span text:style-name="T70"> </text:span><text:span text:style-name="T66">EXIT_FAILURE;</text:span></text:p>
            <text:p text:style-name="P36"><text:s text:c="4"/>}</text:p>
            <text:p text:style-name="P23">}</text:p>
            <text:p text:style-name="P23"/>
          </table:table-cell>
        </table:table-row>
      </table:table>
      <text:p text:style-name="Standard"><text:span text:style-name="Máquina_20_de_20_escrever_20_HTML"><text:span text:style-name="T19"/></text:span></text:p>
      <text:p text:style-name="P9">Output:</text:p>
      <text:p text:style-name="P25"/>
      <table:table table:name="Tabela19" table:style-name="Tabela19">
        <table:table-column table:style-name="Tabela19.A"/>
        <table:table-row table:style-name="Tabela19.1">
          <table:table-cell table:style-name="Tabela19.A1" office:value-type="string">
            <text:p text:style-name="P25">linux:/home/enzo # ./myapp C++ evolved from C</text:p>
            <text:p text:style-name="P25">evolved</text:p>
          </table:table-cell>
        </table:table-row>
      </table:table>
      <text:p text:style-name="P32"><text:span text:style-name="Máquina_20_de_20_escrever_20_HTML"><text:span text:style-name="T42">_____________________________________________________________________</text:span></text:span></text:p>
      <text:p text:style-name="P26"><text:span text:style-name="s10"><text:span text:style-name="T53"/></text:span></text:p>
      <text:p text:style-name="P16"><text:bookmark-start text:name="setOptionPrefix"/><text:span text:style-name="T25">setOptionPrefix</text:span><text:span text:style-name="s10"><text:span text:style-name="T16">(</text:span></text:span><text:span text:style-name="apple-converted-space"><text:span text:style-name="T32"> </text:span></text:span><text:span text:style-name="T25">string</text:span><text:span text:style-name="apple-converted-space"><text:span text:style-name="T32"> </text:span></text:span><text:span text:style-name="T25">optionPrefix</text:span><text:span text:style-name="apple-converted-space"><text:span text:style-name="T32"> </text:span></text:span><text:span text:style-name="s10"><text:span text:style-name="T16">)</text:span></text:span><text:bookmark-end text:name="setOptionPrefix"/><text:span text:style-name="s10"><text:span text:style-name="T16"> </text:span></text:span><text:a xlink:type="simple" xlink:href="#Members"><text:span text:style-name="s10"><text:span text:style-name="T12"></text:span></text:span></text:a></text:p>
      <text:p text:style-name="P9"><text:span text:style-name="T35">Description:</text:span> Define the prefix (string added in front of the option name) used to recognize an option on the command line.</text:p>
      <text:p text:style-name="P5"/>
      <text:p text:style-name="P15"><text:span text:style-name="T4">Example:</text:span><text:span text:style-name="T18"><text:line-break/></text:span></text:p>
      <table:table table:name="Tabela36" table:style-name="Tabela36">
        <table:table-column table:style-name="Tabela36.A"/>
        <table:table-column table:style-name="Tabela36.B"/>
        <table:table-row table:style-name="Tabela36.1">
          <table:table-cell table:style-name="Tabela36.A1" office:value-type="string">
            <text:p text:style-name="P29"><text:span text:style-name="Máquina_20_de_20_escrever_20_HTML"><text:span text:style-name="T41">1</text:span></text:span></text:p>
            <text:p text:style-name="P29"><text:span text:style-name="Máquina_20_de_20_escrever_20_HTML"><text:span text:style-name="T41">2</text:span></text:span></text:p>
            <text:p text:style-name="P29"><text:soft-page-break/><text:span text:style-name="Máquina_20_de_20_escrever_20_HTML"><text:span text:style-name="T41">3</text:span></text:span></text:p>
            <text:p text:style-name="P29"><text:span text:style-name="Máquina_20_de_20_escrever_20_HTML"><text:span text:style-name="T41">4</text:span></text:span></text:p>
            <text:p text:style-name="P29"><text:span text:style-name="Máquina_20_de_20_escrever_20_HTML"><text:span text:style-name="T41">5</text:span></text:span></text:p>
            <text:p text:style-name="P29"><text:span text:style-name="Máquina_20_de_20_escrever_20_HTML"><text:span text:style-name="T41">6</text:span></text:span></text:p>
            <text:p text:style-name="P29"><text:span text:style-name="Máquina_20_de_20_escrever_20_HTML"><text:span text:style-name="T41">7</text:span></text:span></text:p>
            <text:p text:style-name="P29"><text:span text:style-name="Máquina_20_de_20_escrever_20_HTML"><text:span text:style-name="T41">8</text:span></text:span></text:p>
            <text:p text:style-name="P29"><text:span text:style-name="Máquina_20_de_20_escrever_20_HTML"><text:span text:style-name="T41">9</text:span></text:span></text:p>
            <text:p text:style-name="P29"><text:span text:style-name="Máquina_20_de_20_escrever_20_HTML"><text:span text:style-name="T41">10</text:span></text:span></text:p>
            <text:p text:style-name="P29"><text:span text:style-name="Máquina_20_de_20_escrever_20_HTML"><text:span text:style-name="T41">11</text:span></text:span></text:p>
            <text:p text:style-name="P29"><text:span text:style-name="Máquina_20_de_20_escrever_20_HTML"><text:span text:style-name="T41">12</text:span></text:span></text:p>
            <text:p text:style-name="P33"><text:span text:style-name="Máquina_20_de_20_escrever_20_HTML">13</text:span></text:p>
            <text:p text:style-name="P29"><text:span text:style-name="Máquina_20_de_20_escrever_20_HTML"><text:span text:style-name="T41">14</text:span></text:span></text:p>
            <text:p text:style-name="P29"><text:span text:style-name="Máquina_20_de_20_escrever_20_HTML"><text:span text:style-name="T41">15</text:span></text:span></text:p>
            <text:p text:style-name="P33"><text:span text:style-name="Máquina_20_de_20_escrever_20_HTML">16</text:span></text:p>
            <text:p text:style-name="P33"><text:span text:style-name="Máquina_20_de_20_escrever_20_HTML">17</text:span></text:p>
            <text:p text:style-name="P33"><text:span text:style-name="Máquina_20_de_20_escrever_20_HTML">18</text:span></text:p>
            <text:p text:style-name="P33"><text:span text:style-name="Máquina_20_de_20_escrever_20_HTML">19</text:span></text:p>
            <text:p text:style-name="P33"><text:span text:style-name="Máquina_20_de_20_escrever_20_HTML">20</text:span></text:p>
            <text:p text:style-name="P33"><text:span text:style-name="Máquina_20_de_20_escrever_20_HTML">21</text:span></text:p>
            <text:p text:style-name="P33"><text:span text:style-name="Máquina_20_de_20_escrever_20_HTML">22</text:span></text:p>
            <text:p text:style-name="P33"><text:span text:style-name="Máquina_20_de_20_escrever_20_HTML">23</text:span></text:p>
            <text:p text:style-name="P33"><text:span text:style-name="Máquina_20_de_20_escrever_20_HTML">24</text:span></text:p>
          </table:table-cell>
          <table:table-cell table:style-name="Tabela36.B1" office:value-type="string">
            <text:p text:style-name="P35">#include &lt;CommandLine.h&gt;</text:p>
            <text:p text:style-name="P35"/>
            <text:p text:style-name="P35"><text:soft-page-break/>#include &lt;iostream&gt;</text:p>
            <text:p text:style-name="P35">#include &lt;cstdlib&gt;</text:p>
            <text:p text:style-name="P35">#include &lt;stdexcept&gt;</text:p>
            <text:p text:style-name="P31"/>
            <text:p text:style-name="P17"><text:span text:style-name="T44">using</text:span><text:span text:style-name="T30"> </text:span><text:span text:style-name="T10">std</text:span><text:span text:style-name="T15">::</text:span><text:span text:style-name="T10">cout</text:span><text:span text:style-name="T15">;</text:span></text:p>
            <text:p text:style-name="P17"><text:span text:style-name="T44">using</text:span><text:span text:style-name="T30"> </text:span><text:span text:style-name="T10">std</text:span><text:span text:style-name="T15">::</text:span><text:span text:style-name="T10">endl</text:span><text:span text:style-name="T15">;</text:span></text:p>
            <text:p text:style-name="P28"><text:span text:style-name="T44">using</text:span><text:span text:style-name="T30"> </text:span>std::string;</text:p>
            <text:p text:style-name="P28"><text:span text:style-name="T44">using</text:span><text:span text:style-name="T34"> </text:span>std::runtime_error;</text:p>
            <text:p text:style-name="P31"/>
            <text:p text:style-name="P17"><text:span text:style-name="T44">int</text:span><text:span text:style-name="T30"> </text:span><text:span text:style-name="T10">main</text:span><text:span text:style-name="T15">() {</text:span></text:p>
            <text:p text:style-name="P17"><text:span text:style-name="T65"><text:s text:c="4"/></text:span><text:span text:style-name="T56">try</text:span><text:span text:style-name="T65"> </text:span><text:span text:style-name="T71">{</text:span></text:p>
            <text:p text:style-name="P17"><text:span text:style-name="T31"><text:s text:c="8"/></text:span><text:span text:style-name="T10">environs::</text:span><text:span text:style-name="T10">CommandLine</text:span><text:span text:style-name="T30"> </text:span><text:span text:style-name="T10">commandLine</text:span><text:span text:style-name="T15">;</text:span></text:p>
            <text:p text:style-name="P17"><text:span text:style-name="T31"><text:s text:c="8"/></text:span><text:span text:style-name="T10">commandLine</text:span><text:span text:style-name="T15">.</text:span><text:span text:style-name="T10">setOptionPrefix</text:span><text:span text:style-name="T15">( </text:span><text:span text:style-name="T50">"--"</text:span><text:span text:style-name="T15"> );</text:span></text:p>
            <text:p text:style-name="P17"><text:span text:style-name="T31"><text:s text:c="8"/></text:span><text:span text:style-name="T10">cout</text:span><text:span text:style-name="T30"> </text:span><text:span text:style-name="T15">&lt;&lt;</text:span><text:span text:style-name="T30"> </text:span><text:span text:style-name="T10">commandLine</text:span><text:span text:style-name="T15">.</text:span><text:span text:style-name="T10">getOptionValue</text:span><text:span text:style-name="T15">( </text:span><text:span text:style-name="T50">"price"</text:span><text:span text:style-name="T15"> )</text:span><text:span text:style-name="T30"> </text:span><text:span text:style-name="T15">&lt;&lt;</text:span><text:span text:style-name="T30"> </text:span><text:span text:style-name="T10">endl</text:span><text:span text:style-name="T15">;</text:span></text:p>
            <text:p text:style-name="P41"><text:span text:style-name="T60"><text:s text:c="8"/>return</text:span><text:span text:style-name="T74"> EXIT_SUCCESS;</text:span></text:p>
            <text:p text:style-name="P38"><text:span text:style-name="T20"><text:s text:c="4"/></text:span><text:span text:style-name="T70">}</text:span></text:p>
            <text:p text:style-name="P38"><text:span text:style-name="T70"><text:s text:c="3"/></text:span><text:span text:style-name="T64"><text:s/></text:span><text:span text:style-name="T54">catch</text:span><text:span text:style-name="T64"> </text:span><text:span text:style-name="T70">(</text:span><text:span text:style-name="T64"> </text:span><text:span text:style-name="T67">runtime_error</text:span><text:span text:style-name="T64"> </text:span><text:span text:style-name="T70">&amp;</text:span><text:span text:style-name="T67">error</text:span><text:span text:style-name="T64"> </text:span><text:span text:style-name="T70">)</text:span><text:span text:style-name="T64"> </text:span><text:span text:style-name="T70">{</text:span></text:p>
            <text:p text:style-name="P38"><text:span text:style-name="T67"><text:s text:c="8"/>cout</text:span><text:span text:style-name="T64"> </text:span><text:span text:style-name="T70">&lt;&lt;</text:span><text:span text:style-name="T64"> </text:span><text:span text:style-name="T78">"Exception occurred: "</text:span><text:span text:style-name="T64"> </text:span><text:span text:style-name="T70">&lt;&lt;</text:span><text:span text:style-name="T64"> </text:span><text:span text:style-name="T67">error</text:span><text:span text:style-name="T70">.</text:span><text:span text:style-name="T67">what</text:span><text:span text:style-name="T70">()</text:span><text:span text:style-name="T64"> </text:span><text:span text:style-name="T70">&lt;&lt;</text:span><text:span text:style-name="T64"> </text:span><text:span text:style-name="T67">endl</text:span><text:span text:style-name="T70">;</text:span></text:p>
            <text:p text:style-name="P39"><text:span text:style-name="T57"><text:s text:c="8"/>return</text:span><text:span text:style-name="T70"> </text:span><text:span text:style-name="T66">EXIT_FAILURE;</text:span></text:p>
            <text:p text:style-name="P36"><text:s text:c="4"/>}</text:p>
            <text:p text:style-name="P24">}</text:p>
            <text:p text:style-name="P24"/>
          </table:table-cell>
        </table:table-row>
      </table:table>
      <text:p text:style-name="Standard"><text:span text:style-name="Máquina_20_de_20_escrever_20_HTML"><text:span text:style-name="T19"/></text:span></text:p>
      <text:p text:style-name="P9">Output:</text:p>
      <text:p text:style-name="P25"/>
      <table:table table:name="Tabela37" table:style-name="Tabela37">
        <table:table-column table:style-name="Tabela37.A"/>
        <table:table-row table:style-name="Tabela37.1">
          <table:table-cell table:style-name="Tabela37.A1" office:value-type="string">
            <text:p text:style-name="P25">linux:/home/enzo # ./myapp --price 0.99</text:p>
            <text:p text:style-name="P25">0.99</text:p>
          </table:table-cell>
        </table:table-row>
      </table:table>
      <text:p text:style-name="P32"><text:span text:style-name="Máquina_20_de_20_escrever_20_HTML"><text:span text:style-name="T42">_____________________________________________________________________</text:span></text:span></text:p>
      <text:p text:style-name="P5"/>
      <text:p text:style-name="P19"><text:bookmark-start text:name="setOptionPostfix"/><text:span text:style-name="T10">setOptionPostfix</text:span><text:span text:style-name="s10"><text:span text:style-name="T15">(</text:span></text:span><text:span text:style-name="apple-converted-space"><text:span text:style-name="T30"> </text:span></text:span><text:span text:style-name="T10">string</text:span><text:span text:style-name="apple-converted-space"><text:span text:style-name="T30"> </text:span></text:span><text:span text:style-name="T10">optionPostfix</text:span><text:span text:style-name="apple-converted-space"><text:span text:style-name="T30"> </text:span></text:span><text:span text:style-name="s10"><text:span text:style-name="T15">)</text:span></text:span><text:bookmark-end text:name="setOptionPostfix"/><text:span text:style-name="s10"><text:span text:style-name="T15"> </text:span></text:span><text:a xlink:type="simple" xlink:href="#Members"><text:span text:style-name="s10"><text:span text:style-name="T13"></text:span></text:span></text:a></text:p>
      <text:p text:style-name="P15"><text:span text:style-name="T4">Description: </text:span><text:span text:style-name="T9">Define the postfix (string added to the end of the option name) used to recognize an option on the command line.</text:span><text:span text:style-name="T18"><text:line-break/></text:span></text:p>
      <text:p text:style-name="P15"><text:span text:style-name="T4">Example:</text:span><text:span text:style-name="T18"><text:line-break/></text:span></text:p>
      <table:table table:name="Tabela38" table:style-name="Tabela38">
        <table:table-column table:style-name="Tabela38.A"/>
        <table:table-column table:style-name="Tabela38.B"/>
        <table:table-row table:style-name="Tabela38.1">
          <table:table-cell table:style-name="Tabela38.A1" office:value-type="string">
            <text:p text:style-name="P29"><text:span text:style-name="Máquina_20_de_20_escrever_20_HTML"><text:span text:style-name="T41">1</text:span></text:span></text:p>
            <text:p text:style-name="P29"><text:span text:style-name="Máquina_20_de_20_escrever_20_HTML"><text:span text:style-name="T41">2</text:span></text:span></text:p>
            <text:p text:style-name="P29"><text:span text:style-name="Máquina_20_de_20_escrever_20_HTML"><text:span text:style-name="T41">3</text:span></text:span></text:p>
            <text:p text:style-name="P29"><text:span text:style-name="Máquina_20_de_20_escrever_20_HTML"><text:span text:style-name="T41">4</text:span></text:span></text:p>
            <text:p text:style-name="P29"><text:span text:style-name="Máquina_20_de_20_escrever_20_HTML"><text:span text:style-name="T41">5</text:span></text:span></text:p>
            <text:p text:style-name="P29"><text:span text:style-name="Máquina_20_de_20_escrever_20_HTML"><text:span text:style-name="T41">6</text:span></text:span></text:p>
            <text:p text:style-name="P29"><text:span text:style-name="Máquina_20_de_20_escrever_20_HTML"><text:span text:style-name="T41">7</text:span></text:span></text:p>
            <text:p text:style-name="P29"><text:span text:style-name="Máquina_20_de_20_escrever_20_HTML"><text:span text:style-name="T41">8</text:span></text:span></text:p>
            <text:p text:style-name="P29"><text:span text:style-name="Máquina_20_de_20_escrever_20_HTML"><text:span text:style-name="T41">9</text:span></text:span></text:p>
            <text:p text:style-name="P29"><text:span text:style-name="Máquina_20_de_20_escrever_20_HTML"><text:span text:style-name="T41">10</text:span></text:span></text:p>
            <text:p text:style-name="P29"><text:span text:style-name="Máquina_20_de_20_escrever_20_HTML"><text:span text:style-name="T41">11</text:span></text:span></text:p>
            <text:p text:style-name="P29"><text:span text:style-name="Máquina_20_de_20_escrever_20_HTML"><text:span text:style-name="T41">12</text:span></text:span></text:p>
            <text:p text:style-name="P33"><text:span text:style-name="Máquina_20_de_20_escrever_20_HTML">13</text:span></text:p>
            <text:p text:style-name="P29"><text:span text:style-name="Máquina_20_de_20_escrever_20_HTML"><text:span text:style-name="T41">14</text:span></text:span></text:p>
            <text:p text:style-name="P29"><text:span text:style-name="Máquina_20_de_20_escrever_20_HTML"><text:span text:style-name="T41">15</text:span></text:span></text:p>
            <text:p text:style-name="P29"><text:span text:style-name="Máquina_20_de_20_escrever_20_HTML"><text:span text:style-name="T41">16</text:span></text:span></text:p>
            <text:p text:style-name="P29"><text:span text:style-name="Máquina_20_de_20_escrever_20_HTML"><text:span text:style-name="T41">17</text:span></text:span></text:p>
            <text:p text:style-name="P29"><text:span text:style-name="Máquina_20_de_20_escrever_20_HTML"><text:span text:style-name="T41">18</text:span></text:span></text:p>
            <text:p text:style-name="P29"><text:span text:style-name="Máquina_20_de_20_escrever_20_HTML"><text:span text:style-name="T41">19</text:span></text:span></text:p>
            <text:p text:style-name="P29"><text:span text:style-name="Máquina_20_de_20_escrever_20_HTML"><text:span text:style-name="T41">20</text:span></text:span></text:p>
            <text:p text:style-name="P29"><text:span text:style-name="Máquina_20_de_20_escrever_20_HTML"><text:span text:style-name="T41">21</text:span></text:span></text:p>
            <text:p text:style-name="P29"><text:span text:style-name="Máquina_20_de_20_escrever_20_HTML"><text:span text:style-name="T41">22</text:span></text:span></text:p>
            <text:p text:style-name="P29"><text:span text:style-name="Máquina_20_de_20_escrever_20_HTML"><text:span text:style-name="T41">23</text:span></text:span></text:p>
            <text:p text:style-name="P29"><text:span text:style-name="Máquina_20_de_20_escrever_20_HTML"><text:span text:style-name="T41">24</text:span></text:span></text:p>
          </table:table-cell>
          <table:table-cell table:style-name="Tabela38.B1" office:value-type="string">
            <text:p text:style-name="P35">#include &lt;CommandLine.h&gt;</text:p>
            <text:p text:style-name="P35"/>
            <text:p text:style-name="P35">#include &lt;iostream&gt;</text:p>
            <text:p text:style-name="P35">#include &lt;cstdlib&gt;</text:p>
            <text:p text:style-name="P35">#include &lt;stdexcept&gt;</text:p>
            <text:p text:style-name="P31"/>
            <text:p text:style-name="P17"><text:span text:style-name="T44">using</text:span><text:span text:style-name="T30"> </text:span><text:span text:style-name="T10">std</text:span><text:span text:style-name="T15">::</text:span><text:span text:style-name="T10">cout</text:span><text:span text:style-name="T15">;</text:span></text:p>
            <text:p text:style-name="P17"><text:span text:style-name="T44">using</text:span><text:span text:style-name="T30"> </text:span><text:span text:style-name="T10">std</text:span><text:span text:style-name="T15">::</text:span><text:span text:style-name="T10">endl</text:span><text:span text:style-name="T15">;</text:span></text:p>
            <text:p text:style-name="P28"><text:span text:style-name="T44">using</text:span><text:span text:style-name="T30"> </text:span>std::string;</text:p>
            <text:p text:style-name="P28"><text:span text:style-name="T44">using</text:span><text:span text:style-name="T34"> </text:span>std::runtime_error;</text:p>
            <text:p text:style-name="P31"/>
            <text:p text:style-name="P17"><text:span text:style-name="T44">int</text:span><text:span text:style-name="T30"> </text:span><text:span text:style-name="T10">main</text:span><text:span text:style-name="T15">() {</text:span></text:p>
            <text:p text:style-name="P17"><text:span text:style-name="T65"><text:s text:c="4"/></text:span><text:span text:style-name="T56">try</text:span><text:span text:style-name="T65"> </text:span><text:span text:style-name="T71">{</text:span></text:p>
            <text:p text:style-name="P17"><text:span text:style-name="T31"><text:s text:c="8"/></text:span><text:span text:style-name="T10">environs::</text:span><text:span text:style-name="T10">CommandLine</text:span><text:span text:style-name="T30"> </text:span><text:span text:style-name="T10">commandLine</text:span><text:span text:style-name="T15">;</text:span></text:p>
            <text:p text:style-name="P17"><text:span text:style-name="T31"><text:s text:c="8"/></text:span><text:span text:style-name="T10">commandLine</text:span><text:span text:style-name="T15">.</text:span><text:span text:style-name="T10">setOptionPostfix</text:span><text:span text:style-name="T15">( </text:span><text:span text:style-name="T50">"="</text:span><text:span text:style-name="T15"> );</text:span></text:p>
            <text:p text:style-name="P17"><text:span text:style-name="T31"><text:s text:c="8"/></text:span><text:span text:style-name="T10">cout</text:span><text:span text:style-name="T30"> </text:span><text:span text:style-name="T15">&lt;&lt;</text:span><text:span text:style-name="T30"> </text:span><text:span text:style-name="T10">commandLine</text:span><text:span text:style-name="T15">.</text:span><text:span text:style-name="T10">getOptionValue</text:span><text:span text:style-name="T15">( </text:span><text:span text:style-name="T50">"price"</text:span><text:span text:style-name="T15"> )</text:span><text:span text:style-name="T30"> </text:span><text:span text:style-name="T15">&lt;&lt;</text:span><text:span text:style-name="T30"> </text:span><text:span text:style-name="T10">endl</text:span><text:span text:style-name="T15">;</text:span></text:p>
            <text:p text:style-name="P41"><text:span text:style-name="T60"><text:s text:c="8"/>return</text:span><text:span text:style-name="T74"> EXIT_SUCCESS;</text:span></text:p>
            <text:p text:style-name="P38"><text:span text:style-name="T20"><text:s text:c="4"/></text:span><text:span text:style-name="T70">}</text:span></text:p>
            <text:p text:style-name="P38"><text:span text:style-name="T70"><text:s text:c="3"/></text:span><text:span text:style-name="T64"><text:s/></text:span><text:span text:style-name="T54">catch</text:span><text:span text:style-name="T64"> </text:span><text:span text:style-name="T70">(</text:span><text:span text:style-name="T64"> </text:span><text:span text:style-name="T67">runtime_error</text:span><text:span text:style-name="T64"> </text:span><text:span text:style-name="T70">&amp;</text:span><text:span text:style-name="T67">error</text:span><text:span text:style-name="T64"> </text:span><text:span text:style-name="T70">)</text:span><text:span text:style-name="T64"> </text:span><text:span text:style-name="T70">{</text:span></text:p>
            <text:p text:style-name="P38"><text:span text:style-name="T67"><text:s text:c="8"/>cout</text:span><text:span text:style-name="T64"> </text:span><text:span text:style-name="T70">&lt;&lt;</text:span><text:span text:style-name="T64"> </text:span><text:span text:style-name="T78">"Exception occurred: "</text:span><text:span text:style-name="T64"> </text:span><text:span text:style-name="T70">&lt;&lt;</text:span><text:span text:style-name="T64"> </text:span><text:span text:style-name="T67">error</text:span><text:span text:style-name="T70">.</text:span><text:span text:style-name="T67">what</text:span><text:span text:style-name="T70">()</text:span><text:span text:style-name="T64"> </text:span><text:span text:style-name="T70">&lt;&lt;</text:span><text:span text:style-name="T64"> </text:span><text:span text:style-name="T67">endl</text:span><text:span text:style-name="T70">;</text:span></text:p>
            <text:p text:style-name="P39"><text:span text:style-name="T57"><text:s text:c="8"/>return</text:span><text:span text:style-name="T70"> </text:span><text:span text:style-name="T66">EXIT_FAILURE;</text:span></text:p>
            <text:p text:style-name="P36"><text:s text:c="4"/>}</text:p>
            <text:p text:style-name="P24">}</text:p>
            <text:p text:style-name="P24"/>
          </table:table-cell>
        </table:table-row>
      </table:table>
      <text:p text:style-name="Standard"><text:span text:style-name="Máquina_20_de_20_escrever_20_HTML"><text:span text:style-name="T19"/></text:span></text:p>
      <text:p text:style-name="P9">Output:</text:p>
      <text:p text:style-name="P25"/>
      <table:table table:name="Tabela39" table:style-name="Tabela39">
        <table:table-column table:style-name="Tabela39.A"/>
        <text:soft-page-break/>
        <table:table-row table:style-name="Tabela39.1">
          <table:table-cell table:style-name="Tabela39.A1" office:value-type="string">
            <text:p text:style-name="P25">linux:/home/enzo # ./myapp price=0.99</text:p>
            <text:p text:style-name="P25">0.99</text:p>
          </table:table-cell>
        </table:table-row>
      </table:table>
      <text:p text:style-name="P32"><text:span text:style-name="Máquina_20_de_20_escrever_20_HTML"><text:span text:style-name="T42">_____________________________________________________________________</text:span></text:span></text:p>
      <text:p text:style-name="Standard"><text:span text:style-name="T19"><text:line-break/></text:span><text:bookmark-start text:name="hasOption"/><text:span text:style-name="s5"><text:span text:style-name="T38">bool</text:span></text:span><text:span text:style-name="apple-converted-space"><text:span text:style-name="T39"> </text:span></text:span><text:span text:style-name="T39">hasOption</text:span><text:span text:style-name="s10"><text:span text:style-name="T38">(</text:span></text:span><text:span text:style-name="apple-converted-space"><text:span text:style-name="T39"> </text:span></text:span><text:span text:style-name="T39">string</text:span><text:span text:style-name="apple-converted-space"><text:span text:style-name="T39"> </text:span></text:span><text:span text:style-name="T39">option</text:span><text:span text:style-name="apple-converted-space"><text:span text:style-name="T39"> </text:span></text:span><text:span text:style-name="s10"><text:span text:style-name="T38">)</text:span></text:span><text:bookmark-end text:name="hasOption"/><text:span text:style-name="s10"><text:span text:style-name="T38"> </text:span></text:span><text:a xlink:type="simple" xlink:href="#Members"><text:span text:style-name="s10"><text:span text:style-name="T11"></text:span></text:span></text:a><text:span text:style-name="T37"><text:line-break/></text:span><text:span text:style-name="T5">Description:</text:span><text:span text:style-name="T9"> </text:span><text:span text:style-name="T6">Checks if the specified option exists.</text:span></text:p>
      <text:p text:style-name="P16"/>
      <text:p text:style-name="P15"><text:span text:style-name="T4">Example:</text:span><text:span text:style-name="T18"><text:line-break/></text:span></text:p>
      <table:table table:name="Tabela71" table:style-name="Tabela71">
        <table:table-column table:style-name="Tabela71.A"/>
        <table:table-column table:style-name="Tabela71.B"/>
        <table:table-row table:style-name="Tabela71.1">
          <table:table-cell table:style-name="Tabela71.A1" office:value-type="string">
            <text:p text:style-name="P29"><text:span text:style-name="Máquina_20_de_20_escrever_20_HTML"><text:span text:style-name="T41">1</text:span></text:span></text:p>
            <text:p text:style-name="P29"><text:span text:style-name="Máquina_20_de_20_escrever_20_HTML"><text:span text:style-name="T41">2</text:span></text:span></text:p>
            <text:p text:style-name="P29"><text:span text:style-name="Máquina_20_de_20_escrever_20_HTML"><text:span text:style-name="T41">3</text:span></text:span></text:p>
            <text:p text:style-name="P29"><text:span text:style-name="Máquina_20_de_20_escrever_20_HTML"><text:span text:style-name="T41">4</text:span></text:span></text:p>
            <text:p text:style-name="P29"><text:span text:style-name="Máquina_20_de_20_escrever_20_HTML"><text:span text:style-name="T41">5</text:span></text:span></text:p>
            <text:p text:style-name="P29"><text:span text:style-name="Máquina_20_de_20_escrever_20_HTML"><text:span text:style-name="T41">6</text:span></text:span></text:p>
            <text:p text:style-name="P29"><text:span text:style-name="Máquina_20_de_20_escrever_20_HTML"><text:span text:style-name="T41">7</text:span></text:span></text:p>
            <text:p text:style-name="P29"><text:span text:style-name="Máquina_20_de_20_escrever_20_HTML"><text:span text:style-name="T41">8</text:span></text:span></text:p>
            <text:p text:style-name="P29"><text:span text:style-name="Máquina_20_de_20_escrever_20_HTML"><text:span text:style-name="T41">9</text:span></text:span></text:p>
            <text:p text:style-name="P29"><text:span text:style-name="Máquina_20_de_20_escrever_20_HTML"><text:span text:style-name="T41">10</text:span></text:span></text:p>
            <text:p text:style-name="P29"><text:span text:style-name="Máquina_20_de_20_escrever_20_HTML"><text:span text:style-name="T41">11</text:span></text:span></text:p>
            <text:p text:style-name="P29"><text:span text:style-name="Máquina_20_de_20_escrever_20_HTML"><text:span text:style-name="T41">12</text:span></text:span></text:p>
            <text:p text:style-name="P33"><text:span text:style-name="Máquina_20_de_20_escrever_20_HTML">13</text:span></text:p>
            <text:p text:style-name="P33"><text:span text:style-name="Máquina_20_de_20_escrever_20_HTML">14</text:span></text:p>
            <text:p text:style-name="P33"><text:span text:style-name="Máquina_20_de_20_escrever_20_HTML">15</text:span></text:p>
            <text:p text:style-name="P33"><text:span text:style-name="Máquina_20_de_20_escrever_20_HTML">16</text:span></text:p>
            <text:p text:style-name="P33"><text:span text:style-name="Máquina_20_de_20_escrever_20_HTML">17</text:span></text:p>
            <text:p text:style-name="P33"><text:span text:style-name="Máquina_20_de_20_escrever_20_HTML">18</text:span></text:p>
            <text:p text:style-name="P33"><text:span text:style-name="Máquina_20_de_20_escrever_20_HTML">19</text:span></text:p>
            <text:p text:style-name="P33"><text:span text:style-name="Máquina_20_de_20_escrever_20_HTML">20</text:span></text:p>
            <text:p text:style-name="P33"><text:span text:style-name="Máquina_20_de_20_escrever_20_HTML">21</text:span></text:p>
            <text:p text:style-name="P33"><text:span text:style-name="Máquina_20_de_20_escrever_20_HTML">22</text:span></text:p>
            <text:p text:style-name="P33"><text:span text:style-name="Máquina_20_de_20_escrever_20_HTML">23</text:span></text:p>
            <text:p text:style-name="P33"><text:span text:style-name="Máquina_20_de_20_escrever_20_HTML">24</text:span></text:p>
            <text:p text:style-name="P33"><text:span text:style-name="Máquina_20_de_20_escrever_20_HTML">25</text:span></text:p>
            <text:p text:style-name="P33"><text:span text:style-name="Máquina_20_de_20_escrever_20_HTML">26</text:span></text:p>
            <text:p text:style-name="P33"><text:span text:style-name="Máquina_20_de_20_escrever_20_HTML">27</text:span></text:p>
            <text:p text:style-name="P33"><text:span text:style-name="Máquina_20_de_20_escrever_20_HTML">28</text:span></text:p>
            <text:p text:style-name="P33"><text:span text:style-name="Máquina_20_de_20_escrever_20_HTML">29</text:span></text:p>
          </table:table-cell>
          <table:table-cell table:style-name="Tabela71.B1" office:value-type="string">
            <text:p text:style-name="P35">#include &lt;CommandLine.h&gt;</text:p>
            <text:p text:style-name="P35"/>
            <text:p text:style-name="P35">#include &lt;iostream&gt;</text:p>
            <text:p text:style-name="P35">#include &lt;cstdlib&gt;</text:p>
            <text:p text:style-name="P35">#include &lt;stdexcept&gt;</text:p>
            <text:p text:style-name="P31"/>
            <text:p text:style-name="P17"><text:span text:style-name="T44">using</text:span><text:span text:style-name="T30"> </text:span><text:span text:style-name="T10">std</text:span><text:span text:style-name="T15">::</text:span><text:span text:style-name="T10">cout</text:span><text:span text:style-name="T15">;</text:span></text:p>
            <text:p text:style-name="P17"><text:span text:style-name="T44">using</text:span><text:span text:style-name="T30"> </text:span><text:span text:style-name="T10">std</text:span><text:span text:style-name="T15">::</text:span><text:span text:style-name="T10">endl</text:span><text:span text:style-name="T15">;</text:span></text:p>
            <text:p text:style-name="P28"><text:span text:style-name="T44">using</text:span><text:span text:style-name="T30"> </text:span>std::string;</text:p>
            <text:p text:style-name="P28"><text:span text:style-name="T44">using</text:span><text:span text:style-name="T34"> </text:span>std::runtime_error;</text:p>
            <text:p text:style-name="P31"/>
            <text:p text:style-name="P17"><text:span text:style-name="T44">int</text:span><text:span text:style-name="T30"> </text:span><text:span text:style-name="T10">main</text:span><text:span text:style-name="T15">() {</text:span></text:p>
            <text:p text:style-name="P17"><text:span text:style-name="T65"><text:s text:c="4"/></text:span><text:span text:style-name="T56">try</text:span><text:span text:style-name="T65"> </text:span><text:span text:style-name="T71">{</text:span></text:p>
            <text:p text:style-name="P17"><text:span text:style-name="T31"><text:s text:c="8"/></text:span><text:span text:style-name="T10">environs::</text:span><text:span text:style-name="T10">CommandLine</text:span><text:span text:style-name="T30"> </text:span><text:span text:style-name="T10">commandLine</text:span><text:span text:style-name="T15">;</text:span></text:p>
            <text:p text:style-name="P17"><text:span text:style-name="T31"><text:s text:c="8"/></text:span><text:span text:style-name="T10">commandLine</text:span><text:span text:style-name="T15">.</text:span><text:span text:style-name="T10">setOptionPostfix</text:span><text:span text:style-name="T15">( </text:span><text:span text:style-name="T50">":"</text:span><text:span text:style-name="T15"> );</text:span></text:p>
            <text:p text:style-name="P17"><text:span text:style-name="T31"><text:s text:c="8"/></text:span><text:span text:style-name="T55">if</text:span><text:span text:style-name="T17">(</text:span><text:span text:style-name="T30"> </text:span><text:span text:style-name="T10">commandLine</text:span><text:span text:style-name="T15">.</text:span><text:span text:style-name="T27">hasOption</text:span><text:span text:style-name="T15">( </text:span><text:span text:style-name="T50">"ISBN-10"</text:span><text:span text:style-name="T15"> )</text:span><text:span text:style-name="T30"> </text:span><text:span text:style-name="T15">) {</text:span></text:p>
            <text:p text:style-name="P30"><text:span text:style-name="T72"><text:s text:c="12"/></text:span><text:span text:style-name="T67">cout</text:span><text:span text:style-name="T73"> </text:span><text:span text:style-name="T70">&lt;&lt;</text:span><text:span text:style-name="T73"> </text:span><text:span text:style-name="T78">"yes"</text:span><text:span text:style-name="T73"> </text:span><text:span text:style-name="T70">&lt;&lt;</text:span><text:span text:style-name="T73"> </text:span><text:span text:style-name="T67">endl</text:span><text:span text:style-name="T70">;</text:span></text:p>
            <text:p text:style-name="P37"><text:s text:c="8"/>}</text:p>
            <text:p text:style-name="P30"><text:span text:style-name="T70"><text:s text:c="7"/></text:span><text:span text:style-name="T72"><text:s/></text:span><text:span text:style-name="T54">else </text:span><text:span text:style-name="T70">{</text:span></text:p>
            <text:p text:style-name="P30"><text:span text:style-name="T72"><text:s text:c="12"/></text:span><text:span text:style-name="T67">cout</text:span><text:span text:style-name="T73"> </text:span><text:span text:style-name="T70">&lt;&lt;</text:span><text:span text:style-name="T73"> </text:span><text:span text:style-name="T78">"no"</text:span><text:span text:style-name="T73"> </text:span><text:span text:style-name="T70">&lt;&lt;</text:span><text:span text:style-name="T73"> </text:span><text:span text:style-name="T67">endl</text:span><text:span text:style-name="T70">;</text:span></text:p>
            <text:p text:style-name="P37"><text:s text:c="8"/>}</text:p>
            <text:p text:style-name="P41"><text:span text:style-name="T60"><text:s text:c="8"/>return</text:span><text:span text:style-name="T74"> EXIT_SUCCESS;</text:span></text:p>
            <text:p text:style-name="P38"><text:span text:style-name="T20"><text:s text:c="4"/></text:span><text:span text:style-name="T70">}</text:span></text:p>
            <text:p text:style-name="P38"><text:span text:style-name="T70"><text:s text:c="3"/></text:span><text:span text:style-name="T64"><text:s/></text:span><text:span text:style-name="T54">catch</text:span><text:span text:style-name="T64"> </text:span><text:span text:style-name="T70">(</text:span><text:span text:style-name="T64"> </text:span><text:span text:style-name="T67">runtime_error</text:span><text:span text:style-name="T64"> </text:span><text:span text:style-name="T70">&amp;</text:span><text:span text:style-name="T67">error</text:span><text:span text:style-name="T64"> </text:span><text:span text:style-name="T70">)</text:span><text:span text:style-name="T64"> </text:span><text:span text:style-name="T70">{</text:span></text:p>
            <text:p text:style-name="P38"><text:span text:style-name="T67"><text:s text:c="8"/>cout</text:span><text:span text:style-name="T64"> </text:span><text:span text:style-name="T70">&lt;&lt;</text:span><text:span text:style-name="T64"> </text:span><text:span text:style-name="T78">"Exception occurred: "</text:span><text:span text:style-name="T64"> </text:span><text:span text:style-name="T70">&lt;&lt;</text:span><text:span text:style-name="T64"> </text:span><text:span text:style-name="T67">error</text:span><text:span text:style-name="T70">.</text:span><text:span text:style-name="T67">what</text:span><text:span text:style-name="T70">()</text:span><text:span text:style-name="T64"> </text:span><text:span text:style-name="T70">&lt;&lt;</text:span><text:span text:style-name="T64"> </text:span><text:span text:style-name="T67">endl</text:span><text:span text:style-name="T70">;</text:span></text:p>
            <text:p text:style-name="P39"><text:span text:style-name="T57"><text:s text:c="8"/>return</text:span><text:span text:style-name="T70"> </text:span><text:span text:style-name="T66">EXIT_FAILURE;</text:span></text:p>
            <text:p text:style-name="P36"><text:s text:c="4"/>}</text:p>
            <text:p text:style-name="P24">}</text:p>
            <text:p text:style-name="P24"/>
          </table:table-cell>
        </table:table-row>
      </table:table>
      <text:p text:style-name="Standard"><text:span text:style-name="Máquina_20_de_20_escrever_20_HTML"><text:span text:style-name="T19"/></text:span></text:p>
      <text:p text:style-name="P9">Output:</text:p>
      <text:p text:style-name="P25"/>
      <table:table table:name="Tabela72" table:style-name="Tabela72">
        <table:table-column table:style-name="Tabela72.A"/>
        <table:table-row table:style-name="Tabela72.1">
          <table:table-cell table:style-name="Tabela72.A1" office:value-type="string">
            <text:p text:style-name="P25">linux:/home/enzo # ./myapp Paperback: 208 pages Publisher: O'Reilly Media; 1 edition (August 19, 2011) Language: English ISBN-10: 1449397670 <text:s text:c="2"/>Weight: 14.4 ounces</text:p>
            <text:p text:style-name="P25">yes</text:p>
          </table:table-cell>
        </table:table-row>
      </table:table>
      <text:p text:style-name="P18"><text:span text:style-name="Máquina_20_de_20_escrever_20_HTML"><text:span text:style-name="T42">_____________________________________________________________________</text:span></text:span></text:p>
      <text:p text:style-name="P16"><text:line-break/><text:bookmark-start text:name="getOptionValue"/><text:span text:style-name="T49">string</text:span><text:span text:style-name="apple-converted-space"><text:span text:style-name="T49"> </text:span></text:span><text:span text:style-name="T49">getOptionValue</text:span><text:span text:style-name="s10"><text:span text:style-name="T36">(</text:span></text:span><text:span text:style-name="apple-converted-space"><text:span text:style-name="T49"> </text:span></text:span><text:span text:style-name="T49">string</text:span><text:span text:style-name="apple-converted-space"><text:span text:style-name="T49"> </text:span></text:span><text:span text:style-name="T49">option</text:span><text:span text:style-name="apple-converted-space"><text:span text:style-name="T49"> </text:span></text:span><text:span text:style-name="s10"><text:span text:style-name="T36">)</text:span></text:span><text:bookmark-end text:name="getOptionValue"/><text:span text:style-name="s10"><text:span text:style-name="T36"> </text:span></text:span><text:a xlink:type="simple" xlink:href="#Members"><text:span text:style-name="s10"><text:span text:style-name="T12"></text:span></text:span></text:a></text:p>
      <text:p text:style-name="P13"><text:span text:style-name="T46">Description:</text:span> <text:span text:style-name="T47">Retrieves the value of the specified option on the command line for the current process.</text:span></text:p>
      <text:p text:style-name="P16"/>
      <text:p text:style-name="P15"><text:span text:style-name="T4">Example:</text:span><text:span text:style-name="T18"><text:line-break/></text:span></text:p>
      <table:table table:name="Tabela44" table:style-name="Tabela44">
        <table:table-column table:style-name="Tabela44.A"/>
        <table:table-column table:style-name="Tabela44.B"/>
        <table:table-row table:style-name="Tabela44.1">
          <table:table-cell table:style-name="Tabela44.A1" office:value-type="string">
            <text:p text:style-name="P29"><text:span text:style-name="Máquina_20_de_20_escrever_20_HTML"><text:span text:style-name="T41">1</text:span></text:span></text:p>
            <text:p text:style-name="P29"><text:span text:style-name="Máquina_20_de_20_escrever_20_HTML"><text:span text:style-name="T41">2</text:span></text:span></text:p>
            <text:p text:style-name="P29"><text:span text:style-name="Máquina_20_de_20_escrever_20_HTML"><text:span text:style-name="T41">3</text:span></text:span></text:p>
            <text:p text:style-name="P29"><text:span text:style-name="Máquina_20_de_20_escrever_20_HTML"><text:span text:style-name="T41">4</text:span></text:span></text:p>
            <text:p text:style-name="P29"><text:span text:style-name="Máquina_20_de_20_escrever_20_HTML"><text:span text:style-name="T41">5</text:span></text:span></text:p>
            <text:p text:style-name="P29"><text:span text:style-name="Máquina_20_de_20_escrever_20_HTML"><text:span text:style-name="T41">6</text:span></text:span></text:p>
            <text:p text:style-name="P29"><text:span text:style-name="Máquina_20_de_20_escrever_20_HTML"><text:span text:style-name="T41">7</text:span></text:span></text:p>
            <text:p text:style-name="P29"><text:span text:style-name="Máquina_20_de_20_escrever_20_HTML"><text:span text:style-name="T41">8</text:span></text:span></text:p>
            <text:p text:style-name="P29"><text:span text:style-name="Máquina_20_de_20_escrever_20_HTML"><text:span text:style-name="T41">9</text:span></text:span></text:p>
            <text:p text:style-name="P29"><text:span text:style-name="Máquina_20_de_20_escrever_20_HTML"><text:span text:style-name="T41">10</text:span></text:span></text:p>
            <text:p text:style-name="P29"><text:soft-page-break/><text:span text:style-name="Máquina_20_de_20_escrever_20_HTML"><text:span text:style-name="T41">11</text:span></text:span></text:p>
            <text:p text:style-name="P29"><text:span text:style-name="Máquina_20_de_20_escrever_20_HTML"><text:span text:style-name="T41">12</text:span></text:span></text:p>
            <text:p text:style-name="P33"><text:span text:style-name="Máquina_20_de_20_escrever_20_HTML">13</text:span></text:p>
            <text:p text:style-name="P33"><text:span text:style-name="Máquina_20_de_20_escrever_20_HTML">14</text:span></text:p>
            <text:p text:style-name="P33"><text:span text:style-name="Máquina_20_de_20_escrever_20_HTML">15</text:span></text:p>
            <text:p text:style-name="P33"><text:span text:style-name="Máquina_20_de_20_escrever_20_HTML">16</text:span></text:p>
            <text:p text:style-name="P33"><text:span text:style-name="Máquina_20_de_20_escrever_20_HTML">17</text:span></text:p>
            <text:p text:style-name="P33"><text:span text:style-name="Máquina_20_de_20_escrever_20_HTML">18</text:span></text:p>
            <text:p text:style-name="P33"><text:span text:style-name="Máquina_20_de_20_escrever_20_HTML">19</text:span></text:p>
            <text:p text:style-name="P33"><text:span text:style-name="Máquina_20_de_20_escrever_20_HTML">20</text:span></text:p>
            <text:p text:style-name="P33"><text:span text:style-name="Máquina_20_de_20_escrever_20_HTML">21</text:span></text:p>
            <text:p text:style-name="P33"><text:span text:style-name="Máquina_20_de_20_escrever_20_HTML">22</text:span></text:p>
            <text:p text:style-name="P33"><text:span text:style-name="Máquina_20_de_20_escrever_20_HTML">23</text:span></text:p>
            <text:p text:style-name="P33"><text:span text:style-name="Máquina_20_de_20_escrever_20_HTML">24</text:span></text:p>
          </table:table-cell>
          <table:table-cell table:style-name="Tabela44.B1" office:value-type="string">
            <text:p text:style-name="P35">#include &lt;CommandLine.h&gt;</text:p>
            <text:p text:style-name="P35"/>
            <text:p text:style-name="P35">#include &lt;iostream&gt;</text:p>
            <text:p text:style-name="P35">#include &lt;cstdlib&gt;</text:p>
            <text:p text:style-name="P35">#include &lt;stdexcept&gt;</text:p>
            <text:p text:style-name="P31"/>
            <text:p text:style-name="P17"><text:span text:style-name="T44">using</text:span><text:span text:style-name="T30"> </text:span><text:span text:style-name="T10">std</text:span><text:span text:style-name="T15">::</text:span><text:span text:style-name="T10">cout</text:span><text:span text:style-name="T15">;</text:span></text:p>
            <text:p text:style-name="P17"><text:span text:style-name="T44">using</text:span><text:span text:style-name="T30"> </text:span><text:span text:style-name="T10">std</text:span><text:span text:style-name="T15">::</text:span><text:span text:style-name="T10">endl</text:span><text:span text:style-name="T15">;</text:span></text:p>
            <text:p text:style-name="P28"><text:span text:style-name="T44">using</text:span><text:span text:style-name="T30"> </text:span>std::string;</text:p>
            <text:p text:style-name="P28"><text:span text:style-name="T44">using</text:span><text:span text:style-name="T34"> </text:span>std::runtime_error;</text:p>
            <text:p text:style-name="P31"><text:soft-page-break/></text:p>
            <text:p text:style-name="P17"><text:span text:style-name="T44">int</text:span><text:span text:style-name="T30"> </text:span><text:span text:style-name="T10">main</text:span><text:span text:style-name="T15">() {</text:span></text:p>
            <text:p text:style-name="P17"><text:span text:style-name="T65"><text:s text:c="4"/></text:span><text:span text:style-name="T56">try</text:span><text:span text:style-name="T65"> </text:span><text:span text:style-name="T71">{</text:span></text:p>
            <text:p text:style-name="P17"><text:span text:style-name="T31"><text:s text:c="8"/></text:span><text:span text:style-name="T10">environs::</text:span><text:span text:style-name="T10">CommandLine</text:span><text:span text:style-name="T30"> </text:span><text:span text:style-name="T10">commandLine</text:span><text:span text:style-name="T15">;</text:span></text:p>
            <text:p text:style-name="P17"><text:span text:style-name="T17"><text:s text:c="5"/></text:span><text:span text:style-name="T31"><text:s text:c="3"/></text:span><text:span text:style-name="T10">commandLine</text:span><text:span text:style-name="T15">.</text:span><text:span text:style-name="T10">setOptionPostfix</text:span><text:span text:style-name="T15">( </text:span><text:span text:style-name="T50">":"</text:span><text:span text:style-name="T15"> );</text:span></text:p>
            <text:p text:style-name="P17"><text:span text:style-name="T31"><text:s text:c="8"/></text:span><text:span text:style-name="T10">cout</text:span><text:span text:style-name="T30"> </text:span><text:span text:style-name="T15">&lt;&lt;</text:span><text:span text:style-name="T30"> </text:span><text:span text:style-name="T10">commandLine</text:span><text:span text:style-name="T15">.</text:span><text:span text:style-name="T10">getOptionValue</text:span><text:span text:style-name="T15">( </text:span><text:span text:style-name="T50">"Language"</text:span><text:span text:style-name="T15"> )</text:span><text:span text:style-name="T30"> </text:span><text:span text:style-name="T15">&lt;&lt;</text:span><text:span text:style-name="T30"> </text:span><text:span text:style-name="T10">endl</text:span><text:span text:style-name="T15">;</text:span></text:p>
            <text:p text:style-name="P41"><text:span text:style-name="T60"><text:s text:c="8"/>return</text:span><text:span text:style-name="T74"> EXIT_SUCCESS;</text:span></text:p>
            <text:p text:style-name="P38"><text:span text:style-name="T20"><text:s text:c="4"/></text:span><text:span text:style-name="T70">}</text:span></text:p>
            <text:p text:style-name="P38"><text:span text:style-name="T70"><text:s text:c="3"/></text:span><text:span text:style-name="T64"><text:s/></text:span><text:span text:style-name="T54">catch</text:span><text:span text:style-name="T64"> </text:span><text:span text:style-name="T70">(</text:span><text:span text:style-name="T64"> </text:span><text:span text:style-name="T67">runtime_error</text:span><text:span text:style-name="T64"> </text:span><text:span text:style-name="T70">&amp;</text:span><text:span text:style-name="T67">error</text:span><text:span text:style-name="T64"> </text:span><text:span text:style-name="T70">)</text:span><text:span text:style-name="T64"> </text:span><text:span text:style-name="T70">{</text:span></text:p>
            <text:p text:style-name="P38"><text:span text:style-name="T67"><text:s text:c="8"/>cout</text:span><text:span text:style-name="T64"> </text:span><text:span text:style-name="T70">&lt;&lt;</text:span><text:span text:style-name="T64"> </text:span><text:span text:style-name="T78">"Exception occurred: "</text:span><text:span text:style-name="T64"> </text:span><text:span text:style-name="T70">&lt;&lt;</text:span><text:span text:style-name="T64"> </text:span><text:span text:style-name="T67">error</text:span><text:span text:style-name="T70">.</text:span><text:span text:style-name="T67">what</text:span><text:span text:style-name="T70">()</text:span><text:span text:style-name="T64"> </text:span><text:span text:style-name="T70">&lt;&lt;</text:span><text:span text:style-name="T64"> </text:span><text:span text:style-name="T67">endl</text:span><text:span text:style-name="T70">;</text:span></text:p>
            <text:p text:style-name="P39"><text:span text:style-name="T57"><text:s text:c="8"/>return</text:span><text:span text:style-name="T70"> </text:span><text:span text:style-name="T66">EXIT_FAILURE;</text:span></text:p>
            <text:p text:style-name="P36"><text:s text:c="4"/>}</text:p>
            <text:p text:style-name="P24">}</text:p>
            <text:p text:style-name="P24"/>
          </table:table-cell>
        </table:table-row>
      </table:table>
      <text:p text:style-name="Standard"><text:span text:style-name="Máquina_20_de_20_escrever_20_HTML"><text:span text:style-name="T19"/></text:span></text:p>
      <text:p text:style-name="P9">Output:</text:p>
      <text:p text:style-name="P25"/>
      <table:table table:name="Tabela45" table:style-name="Tabela45">
        <table:table-column table:style-name="Tabela45.A"/>
        <table:table-row table:style-name="Tabela45.1">
          <table:table-cell table:style-name="Tabela45.A1" office:value-type="string">
            <text:p text:style-name="P25">linux:/home/enzo # ./myapp Paperback: 208 pages Publisher: O'Reilly Media; 1 edition (August 19, 2011) Language: English ISBN-10: 1449397670 <text:s/>Weight: 14.4 ounces</text:p>
            <text:p text:style-name="P25">English</text:p>
          </table:table-cell>
        </table:table-row>
      </table:table>
      <text:p text:style-name="P32"><text:span text:style-name="Máquina_20_de_20_escrever_20_HTML"><text:span text:style-name="T42">_____________________________________________________________________</text:span></text:span></text:p>
      <text:p text:style-name="Standard"><text:span text:style-name="T37"><text:line-break/></text:span><text:bookmark-start text:name="getOptionLongValue"/><text:span text:style-name="T39">string</text:span><text:span text:style-name="apple-converted-space"><text:span text:style-name="T39"> </text:span></text:span><text:span text:style-name="T39">getOptionLongValue</text:span><text:span text:style-name="s10"><text:span text:style-name="T38">(</text:span></text:span><text:span text:style-name="apple-converted-space"><text:span text:style-name="T39"> </text:span></text:span><text:span text:style-name="T39">string</text:span><text:span text:style-name="apple-converted-space"><text:span text:style-name="T39"> </text:span></text:span><text:span text:style-name="T39">option</text:span><text:span text:style-name="apple-converted-space"><text:span text:style-name="T39"> </text:span></text:span><text:span text:style-name="s10"><text:span text:style-name="T38">)</text:span></text:span><text:bookmark-end text:name="getOptionLongValue"/><text:span text:style-name="s10"><text:span text:style-name="T38"> </text:span></text:span><text:a xlink:type="simple" xlink:href="#Members"><text:span text:style-name="s10"><text:span text:style-name="T11"></text:span></text:span></text:a><text:span text:style-name="T37"><text:line-break/></text:span><text:span text:style-name="T5">Description: </text:span><text:span text:style-name="T6">Retrieves the long value of the specified option (a range of parameters delimited by the next option if it exists) on the command line for the current process.</text:span></text:p>
      <text:p text:style-name="P16"/>
      <text:p text:style-name="P15"><text:span text:style-name="T4">Example:</text:span><text:span text:style-name="T18"><text:line-break/></text:span></text:p>
      <table:table table:name="Tabela50" table:style-name="Tabela50">
        <table:table-column table:style-name="Tabela50.A"/>
        <table:table-column table:style-name="Tabela50.B"/>
        <table:table-row table:style-name="Tabela50.1">
          <table:table-cell table:style-name="Tabela50.A1" office:value-type="string">
            <text:p text:style-name="P29"><text:span text:style-name="Máquina_20_de_20_escrever_20_HTML"><text:span text:style-name="T41">1</text:span></text:span></text:p>
            <text:p text:style-name="P29"><text:span text:style-name="Máquina_20_de_20_escrever_20_HTML"><text:span text:style-name="T41">2</text:span></text:span></text:p>
            <text:p text:style-name="P29"><text:span text:style-name="Máquina_20_de_20_escrever_20_HTML"><text:span text:style-name="T41">3</text:span></text:span></text:p>
            <text:p text:style-name="P29"><text:span text:style-name="Máquina_20_de_20_escrever_20_HTML"><text:span text:style-name="T41">4</text:span></text:span></text:p>
            <text:p text:style-name="P29"><text:span text:style-name="Máquina_20_de_20_escrever_20_HTML"><text:span text:style-name="T41">5</text:span></text:span></text:p>
            <text:p text:style-name="P29"><text:span text:style-name="Máquina_20_de_20_escrever_20_HTML"><text:span text:style-name="T41">6</text:span></text:span></text:p>
            <text:p text:style-name="P29"><text:span text:style-name="Máquina_20_de_20_escrever_20_HTML"><text:span text:style-name="T41">7</text:span></text:span></text:p>
            <text:p text:style-name="P29"><text:span text:style-name="Máquina_20_de_20_escrever_20_HTML"><text:span text:style-name="T41">8</text:span></text:span></text:p>
            <text:p text:style-name="P29"><text:span text:style-name="Máquina_20_de_20_escrever_20_HTML"><text:span text:style-name="T41">9</text:span></text:span></text:p>
            <text:p text:style-name="P29"><text:span text:style-name="Máquina_20_de_20_escrever_20_HTML"><text:span text:style-name="T41">10</text:span></text:span></text:p>
            <text:p text:style-name="P29"><text:span text:style-name="Máquina_20_de_20_escrever_20_HTML"><text:span text:style-name="T41">11</text:span></text:span></text:p>
            <text:p text:style-name="P29"><text:span text:style-name="Máquina_20_de_20_escrever_20_HTML"><text:span text:style-name="T41">12</text:span></text:span></text:p>
            <text:p text:style-name="P33"><text:span text:style-name="Máquina_20_de_20_escrever_20_HTML">13</text:span></text:p>
            <text:p text:style-name="P33"><text:span text:style-name="Máquina_20_de_20_escrever_20_HTML">14</text:span></text:p>
            <text:p text:style-name="P33"><text:span text:style-name="Máquina_20_de_20_escrever_20_HTML">15</text:span></text:p>
            <text:p text:style-name="P33"><text:span text:style-name="Máquina_20_de_20_escrever_20_HTML">16</text:span></text:p>
            <text:p text:style-name="P33"><text:span text:style-name="Máquina_20_de_20_escrever_20_HTML">17</text:span></text:p>
            <text:p text:style-name="P33"><text:span text:style-name="Máquina_20_de_20_escrever_20_HTML">18</text:span></text:p>
            <text:p text:style-name="P33"><text:span text:style-name="Máquina_20_de_20_escrever_20_HTML">19</text:span></text:p>
            <text:p text:style-name="P33"><text:span text:style-name="Máquina_20_de_20_escrever_20_HTML">20</text:span></text:p>
            <text:p text:style-name="P33"><text:span text:style-name="Máquina_20_de_20_escrever_20_HTML">21</text:span></text:p>
            <text:p text:style-name="P33"><text:span text:style-name="Máquina_20_de_20_escrever_20_HTML">22</text:span></text:p>
            <text:p text:style-name="P33"><text:span text:style-name="Máquina_20_de_20_escrever_20_HTML">23</text:span></text:p>
            <text:p text:style-name="P33"><text:span text:style-name="Máquina_20_de_20_escrever_20_HTML">24</text:span></text:p>
            <text:p text:style-name="P33"><text:span text:style-name="Máquina_20_de_20_escrever_20_HTML">25</text:span></text:p>
          </table:table-cell>
          <table:table-cell table:style-name="Tabela50.B1" office:value-type="string">
            <text:p text:style-name="P35">#include &lt;CommandLine.h&gt;</text:p>
            <text:p text:style-name="P35"/>
            <text:p text:style-name="P35">#include &lt;iostream&gt;</text:p>
            <text:p text:style-name="P35">#include &lt;cstdlib&gt;</text:p>
            <text:p text:style-name="P35">#include &lt;stdexcept&gt;</text:p>
            <text:p text:style-name="P31"/>
            <text:p text:style-name="P17"><text:span text:style-name="T44">using</text:span><text:span text:style-name="T30"> </text:span><text:span text:style-name="T10">std</text:span><text:span text:style-name="T15">::</text:span><text:span text:style-name="T10">cout</text:span><text:span text:style-name="T15">;</text:span></text:p>
            <text:p text:style-name="P17"><text:span text:style-name="T44">using</text:span><text:span text:style-name="T30"> </text:span><text:span text:style-name="T10">std</text:span><text:span text:style-name="T15">::</text:span><text:span text:style-name="T10">endl</text:span><text:span text:style-name="T15">;</text:span></text:p>
            <text:p text:style-name="P28"><text:span text:style-name="T44">using</text:span><text:span text:style-name="T30"> </text:span>std::string;</text:p>
            <text:p text:style-name="P28"><text:span text:style-name="T44">using</text:span><text:span text:style-name="T34"> </text:span>std::runtime_error;</text:p>
            <text:p text:style-name="P31"/>
            <text:p text:style-name="P17"><text:span text:style-name="T44">int</text:span><text:span text:style-name="T30"> </text:span><text:span text:style-name="T10">main</text:span><text:span text:style-name="T15">() {</text:span></text:p>
            <text:p text:style-name="P17"><text:span text:style-name="T65"><text:s text:c="4"/></text:span><text:span text:style-name="T56">try</text:span><text:span text:style-name="T65"> </text:span><text:span text:style-name="T71">{</text:span></text:p>
            <text:p text:style-name="P17"><text:span text:style-name="T31"><text:s text:c="8"/></text:span><text:span text:style-name="T10">environs::</text:span><text:span text:style-name="T10">CommandLine</text:span><text:span text:style-name="T30"> </text:span><text:span text:style-name="T10">commandLine</text:span><text:span text:style-name="T15">;</text:span></text:p>
            <text:p text:style-name="P17"><text:span text:style-name="T31"><text:s text:c="8"/></text:span><text:span text:style-name="T10">commandLine</text:span><text:span text:style-name="T15">.</text:span><text:span text:style-name="T10">setOptionPrefix</text:span><text:span text:style-name="T15">( </text:span><text:span text:style-name="T50">"--"</text:span><text:span text:style-name="T15"> );</text:span></text:p>
            <text:p text:style-name="P17"><text:span text:style-name="T31"><text:s text:c="8"/></text:span><text:span text:style-name="T10">cout</text:span><text:span text:style-name="T30"> </text:span><text:span text:style-name="T15">&lt;&lt;</text:span><text:span text:style-name="T30"> </text:span><text:span text:style-name="T10">commandLine</text:span><text:span text:style-name="T15">.</text:span><text:span text:style-name="T10">getOptionLongValue</text:span><text:span text:style-name="T15">( </text:span><text:span text:style-name="T50">"peripheral"</text:span><text:span text:style-name="T15"> );<text:line-break/> <text:s text:c="7"/></text:span><text:span text:style-name="T27">cout</text:span><text:span text:style-name="T30"> </text:span><text:span text:style-name="T15">&lt;&lt;</text:span><text:span text:style-name="T30"> </text:span><text:span text:style-name="T10">endl</text:span><text:span text:style-name="T15">;</text:span></text:p>
            <text:p text:style-name="P41"><text:span text:style-name="T60"><text:s text:c="8"/>return</text:span><text:span text:style-name="T74"> EXIT_SUCCESS;</text:span></text:p>
            <text:p text:style-name="P38"><text:span text:style-name="T20"><text:s text:c="4"/></text:span><text:span text:style-name="T70">}</text:span></text:p>
            <text:p text:style-name="P38"><text:span text:style-name="T70"><text:s text:c="3"/></text:span><text:span text:style-name="T64"><text:s/></text:span><text:span text:style-name="T54">catch</text:span><text:span text:style-name="T64"> </text:span><text:span text:style-name="T70">(</text:span><text:span text:style-name="T64"> </text:span><text:span text:style-name="T67">runtime_error</text:span><text:span text:style-name="T64"> </text:span><text:span text:style-name="T70">&amp;</text:span><text:span text:style-name="T67">error</text:span><text:span text:style-name="T64"> </text:span><text:span text:style-name="T70">)</text:span><text:span text:style-name="T64"> </text:span><text:span text:style-name="T70">{</text:span></text:p>
            <text:p text:style-name="P38"><text:span text:style-name="T67"><text:s text:c="8"/>cout</text:span><text:span text:style-name="T64"> </text:span><text:span text:style-name="T70">&lt;&lt;</text:span><text:span text:style-name="T64"> </text:span><text:span text:style-name="T78">"Exception occurred: "</text:span><text:span text:style-name="T64"> </text:span><text:span text:style-name="T70">&lt;&lt;</text:span><text:span text:style-name="T64"> </text:span><text:span text:style-name="T67">error</text:span><text:span text:style-name="T70">.</text:span><text:span text:style-name="T67">what</text:span><text:span text:style-name="T70">()</text:span><text:span text:style-name="T64"> </text:span><text:span text:style-name="T70">&lt;&lt;</text:span><text:span text:style-name="T64"> </text:span><text:span text:style-name="T67">endl</text:span><text:span text:style-name="T70">;</text:span></text:p>
            <text:p text:style-name="P39"><text:span text:style-name="T57"><text:s text:c="8"/>return</text:span><text:span text:style-name="T70"> </text:span><text:span text:style-name="T66">EXIT_FAILURE;</text:span></text:p>
            <text:p text:style-name="P36"><text:s text:c="4"/>}</text:p>
            <text:p text:style-name="P24">}</text:p>
            <text:p text:style-name="P24"/>
          </table:table-cell>
        </table:table-row>
      </table:table>
      <text:p text:style-name="Standard"><text:span text:style-name="Máquina_20_de_20_escrever_20_HTML"><text:span text:style-name="T19"/></text:span></text:p>
      <text:p text:style-name="P9">Output:</text:p>
      <text:p text:style-name="P25"/>
      <table:table table:name="Tabela51" table:style-name="Tabela51">
        <table:table-column table:style-name="Tabela51.A"/>
        <table:table-row table:style-name="Tabela51.1">
          <table:table-cell table:style-name="Tabela51.A1" office:value-type="string">
            <text:p text:style-name="P25">linux:/home/enzo # ./myapp --speed 100 --peripheral mouse display keyboard --price 1000</text:p>
            <text:p text:style-name="P25">mouse display keyboard</text:p>
          </table:table-cell>
        </table:table-row>
      </table:table>
      <text:p text:style-name="P32"><text:span text:style-name="Máquina_20_de_20_escrever_20_HTML"><text:span text:style-name="T42">_____________________________________________________________________</text:span></text:span></text:p>
      <text:p text:style-name="P16"><text:soft-page-break/><text:line-break/><text:bookmark-start text:name="optionCaseSensitive"/><text:span text:style-name="T49">optionCaseSensitive</text:span><text:span text:style-name="s10"><text:span text:style-name="T36">()</text:span></text:span><text:bookmark-end text:name="optionCaseSensitive"/><text:span text:style-name="s10"><text:span text:style-name="T36"> </text:span></text:span><text:a xlink:type="simple" xlink:href="#Members"><text:span text:style-name="s10"><text:span text:style-name="T12"></text:span></text:span></text:a></text:p>
      <text:p text:style-name="P9"><text:span text:style-name="T35">Description:</text:span> Differ use of uppercase and lowercase letters on the option parameter for the other functions. Option parameter is case sensitive by default.</text:p>
      <text:p text:style-name="P16"/>
      <text:p text:style-name="P15"><text:span text:style-name="T4">Example:</text:span><text:span text:style-name="T18"><text:line-break/></text:span></text:p>
      <table:table table:name="Tabela52" table:style-name="Tabela52">
        <table:table-column table:style-name="Tabela52.A"/>
        <table:table-column table:style-name="Tabela52.B"/>
        <table:table-row table:style-name="Tabela52.1">
          <table:table-cell table:style-name="Tabela52.A1" office:value-type="string">
            <text:p text:style-name="P29"><text:span text:style-name="Máquina_20_de_20_escrever_20_HTML"><text:span text:style-name="T41">1</text:span></text:span></text:p>
            <text:p text:style-name="P29"><text:span text:style-name="Máquina_20_de_20_escrever_20_HTML"><text:span text:style-name="T41">2</text:span></text:span></text:p>
            <text:p text:style-name="P29"><text:span text:style-name="Máquina_20_de_20_escrever_20_HTML"><text:span text:style-name="T41">3</text:span></text:span></text:p>
            <text:p text:style-name="P29"><text:span text:style-name="Máquina_20_de_20_escrever_20_HTML"><text:span text:style-name="T41">4</text:span></text:span></text:p>
            <text:p text:style-name="P29"><text:span text:style-name="Máquina_20_de_20_escrever_20_HTML"><text:span text:style-name="T41">5</text:span></text:span></text:p>
            <text:p text:style-name="P29"><text:span text:style-name="Máquina_20_de_20_escrever_20_HTML"><text:span text:style-name="T41">6</text:span></text:span></text:p>
            <text:p text:style-name="P29"><text:span text:style-name="Máquina_20_de_20_escrever_20_HTML"><text:span text:style-name="T41">7</text:span></text:span></text:p>
            <text:p text:style-name="P29"><text:span text:style-name="Máquina_20_de_20_escrever_20_HTML"><text:span text:style-name="T41">8</text:span></text:span></text:p>
            <text:p text:style-name="P29"><text:span text:style-name="Máquina_20_de_20_escrever_20_HTML"><text:span text:style-name="T41">9</text:span></text:span></text:p>
            <text:p text:style-name="P29"><text:span text:style-name="Máquina_20_de_20_escrever_20_HTML"><text:span text:style-name="T41">10</text:span></text:span></text:p>
            <text:p text:style-name="P29"><text:span text:style-name="Máquina_20_de_20_escrever_20_HTML"><text:span text:style-name="T41">11</text:span></text:span></text:p>
            <text:p text:style-name="P29"><text:span text:style-name="Máquina_20_de_20_escrever_20_HTML"><text:span text:style-name="T41">12</text:span></text:span></text:p>
            <text:p text:style-name="P33"><text:span text:style-name="Máquina_20_de_20_escrever_20_HTML">13</text:span></text:p>
            <text:p text:style-name="P33"><text:span text:style-name="Máquina_20_de_20_escrever_20_HTML">14</text:span></text:p>
            <text:p text:style-name="P29"><text:span text:style-name="Máquina_20_de_20_escrever_20_HTML"><text:span text:style-name="T41">15</text:span></text:span></text:p>
            <text:p text:style-name="P29"><text:span text:style-name="Máquina_20_de_20_escrever_20_HTML"><text:span text:style-name="T41">16</text:span></text:span></text:p>
            <text:p text:style-name="P29"><text:span text:style-name="Máquina_20_de_20_escrever_20_HTML"><text:span text:style-name="T41">17</text:span></text:span></text:p>
            <text:p text:style-name="P29"><text:span text:style-name="Máquina_20_de_20_escrever_20_HTML"><text:span text:style-name="T41">18</text:span></text:span></text:p>
            <text:p text:style-name="P29"><text:span text:style-name="Máquina_20_de_20_escrever_20_HTML"><text:span text:style-name="T41">19</text:span></text:span></text:p>
            <text:p text:style-name="P29"><text:span text:style-name="Máquina_20_de_20_escrever_20_HTML"><text:span text:style-name="T41">20</text:span></text:span></text:p>
            <text:p text:style-name="P29"><text:span text:style-name="Máquina_20_de_20_escrever_20_HTML"><text:span text:style-name="T41">21</text:span></text:span></text:p>
            <text:p text:style-name="P29"><text:span text:style-name="Máquina_20_de_20_escrever_20_HTML"><text:span text:style-name="T41">22</text:span></text:span></text:p>
            <text:p text:style-name="P29"><text:span text:style-name="Máquina_20_de_20_escrever_20_HTML"><text:span text:style-name="T41">23</text:span></text:span></text:p>
            <text:p text:style-name="P29"><text:span text:style-name="Máquina_20_de_20_escrever_20_HTML"><text:span text:style-name="T41">24</text:span></text:span></text:p>
            <text:p text:style-name="P29"><text:span text:style-name="Máquina_20_de_20_escrever_20_HTML"><text:span text:style-name="T41">25</text:span></text:span></text:p>
            <text:p text:style-name="P29"><text:span text:style-name="Máquina_20_de_20_escrever_20_HTML"><text:span text:style-name="T41">26</text:span></text:span></text:p>
          </table:table-cell>
          <table:table-cell table:style-name="Tabela52.B1" office:value-type="string">
            <text:p text:style-name="P35">#include &lt;CommandLine.h&gt;</text:p>
            <text:p text:style-name="P35"/>
            <text:p text:style-name="P35">#include &lt;iostream&gt;</text:p>
            <text:p text:style-name="P35">#include &lt;cstdlib&gt;</text:p>
            <text:p text:style-name="P35">#include &lt;stdexcept&gt;</text:p>
            <text:p text:style-name="P31"/>
            <text:p text:style-name="P17"><text:span text:style-name="T44">using</text:span><text:span text:style-name="T30"> </text:span><text:span text:style-name="T10">std</text:span><text:span text:style-name="T15">::</text:span><text:span text:style-name="T10">cout</text:span><text:span text:style-name="T15">;</text:span></text:p>
            <text:p text:style-name="P17"><text:span text:style-name="T44">using</text:span><text:span text:style-name="T30"> </text:span><text:span text:style-name="T10">std</text:span><text:span text:style-name="T15">::</text:span><text:span text:style-name="T10">endl</text:span><text:span text:style-name="T15">;</text:span></text:p>
            <text:p text:style-name="P28"><text:span text:style-name="T44">using</text:span><text:span text:style-name="T30"> </text:span>std::string;</text:p>
            <text:p text:style-name="P28"><text:span text:style-name="T44">using</text:span><text:span text:style-name="T34"> </text:span>std::runtime_error;</text:p>
            <text:p text:style-name="P31"/>
            <text:p text:style-name="P17"><text:span text:style-name="T44">int</text:span><text:span text:style-name="T30"> </text:span><text:span text:style-name="T10">main</text:span><text:span text:style-name="T15">() {</text:span></text:p>
            <text:p text:style-name="P17"><text:span text:style-name="T65"><text:s text:c="4"/></text:span><text:span text:style-name="T56">try</text:span><text:span text:style-name="T65"> </text:span><text:span text:style-name="T71">{</text:span></text:p>
            <text:p text:style-name="P17"><text:span text:style-name="T31"><text:s text:c="8"/></text:span><text:span text:style-name="T10">environs::</text:span><text:span text:style-name="T10">CommandLine</text:span><text:span text:style-name="T30"> </text:span><text:span text:style-name="T10">commandLine</text:span><text:span text:style-name="T15">;</text:span></text:p>
            <text:p text:style-name="P17"><text:span text:style-name="T31"><text:s text:c="8"/></text:span><text:span text:style-name="T10">commandLine</text:span><text:span text:style-name="T15">.</text:span><text:span text:style-name="T10">optionCaseSensitive</text:span><text:span text:style-name="T15">();</text:span></text:p>
            <text:p text:style-name="P17"><text:span text:style-name="T31"><text:s text:c="8"/></text:span><text:span text:style-name="T10">commandLine</text:span><text:span text:style-name="T15">.</text:span><text:span text:style-name="T10">setOptionPrefix</text:span><text:span text:style-name="T15">(</text:span><text:span text:style-name="T30"> </text:span><text:span text:style-name="T50">"--"</text:span><text:span text:style-name="T30"> </text:span><text:span text:style-name="T15">);</text:span></text:p>
            <text:p text:style-name="P22"><text:span text:style-name="T33"><text:s text:c="8"/></text:span><text:span text:style-name="T26">cout</text:span><text:span text:style-name="T31"> </text:span><text:span text:style-name="T26">&lt;&lt;</text:span><text:span text:style-name="T31"> </text:span><text:span text:style-name="T26">commandLine.getOptionLongValue</text:span><text:span text:style-name="T17">(</text:span><text:span text:style-name="T33"> </text:span><text:span text:style-name="T51">"PERIPHERAL"</text:span><text:span text:style-name="T33"> </text:span><text:span text:style-name="T17">);</text:span></text:p>
            <text:p text:style-name="P22"><text:span text:style-name="T17"><text:s text:c="8"/></text:span><text:span text:style-name="T26">cout</text:span><text:span text:style-name="T31"> </text:span><text:span text:style-name="T17">&lt;&lt;</text:span><text:span text:style-name="T33"> </text:span><text:span text:style-name="T26">endl</text:span><text:span text:style-name="T17">;</text:span></text:p>
            <text:p text:style-name="P40"><text:span text:style-name="T59"><text:s text:c="8"/>return</text:span><text:span text:style-name="T74"> EXIT_SUCCESS;</text:span></text:p>
            <text:p text:style-name="P38"><text:span text:style-name="T20"><text:s text:c="4"/></text:span><text:span text:style-name="T70">}</text:span></text:p>
            <text:p text:style-name="P38"><text:span text:style-name="T70"><text:s text:c="3"/></text:span><text:span text:style-name="T64"><text:s/></text:span><text:span text:style-name="T54">catch</text:span><text:span text:style-name="T64"> </text:span><text:span text:style-name="T70">(</text:span><text:span text:style-name="T64"> </text:span><text:span text:style-name="T67">runtime_error</text:span><text:span text:style-name="T64"> </text:span><text:span text:style-name="T70">&amp;</text:span><text:span text:style-name="T67">error</text:span><text:span text:style-name="T64"> </text:span><text:span text:style-name="T70">)</text:span><text:span text:style-name="T64"> </text:span><text:span text:style-name="T70">{</text:span></text:p>
            <text:p text:style-name="P38"><text:span text:style-name="T67"><text:s text:c="8"/>cout</text:span><text:span text:style-name="T64"> </text:span><text:span text:style-name="T70">&lt;&lt;</text:span><text:span text:style-name="T64"> </text:span><text:span text:style-name="T78">"Exception occurred: "</text:span><text:span text:style-name="T64"> </text:span><text:span text:style-name="T70">&lt;&lt;</text:span><text:span text:style-name="T64"> </text:span><text:span text:style-name="T67">error</text:span><text:span text:style-name="T70">.</text:span><text:span text:style-name="T67">what</text:span><text:span text:style-name="T70">()</text:span><text:span text:style-name="T64"> </text:span><text:span text:style-name="T70">&lt;&lt;</text:span><text:span text:style-name="T64"> </text:span><text:span text:style-name="T67">endl</text:span><text:span text:style-name="T70">;</text:span></text:p>
            <text:p text:style-name="P39"><text:span text:style-name="T57"><text:s text:c="8"/>return</text:span><text:span text:style-name="T70"> </text:span><text:span text:style-name="T66">EXIT_FAILURE;</text:span></text:p>
            <text:p text:style-name="P36"><text:s text:c="4"/>}</text:p>
            <text:p text:style-name="P24">}</text:p>
            <text:p text:style-name="P24"/>
          </table:table-cell>
        </table:table-row>
      </table:table>
      <text:p text:style-name="Standard"><text:span text:style-name="Máquina_20_de_20_escrever_20_HTML"><text:span text:style-name="T19"/></text:span></text:p>
      <text:p text:style-name="P9">Output:</text:p>
      <text:p text:style-name="P25"/>
      <table:table table:name="Tabela53" table:style-name="Tabela53">
        <table:table-column table:style-name="Tabela53.A"/>
        <table:table-row table:style-name="Tabela53.1">
          <table:table-cell table:style-name="Tabela53.A1" office:value-type="string">
            <text:p text:style-name="P25">linux:/home/enzo # ./myapp --peripheral mouse</text:p>
            <text:p text:style-name="Standard"><text:span text:style-name="Máquina_20_de_20_escrever_20_HTML"><text:span text:style-name="T41"/></text:span></text:p>
          </table:table-cell>
        </table:table-row>
      </table:table>
      <text:p text:style-name="P32"><text:span text:style-name="Máquina_20_de_20_escrever_20_HTML"><text:span text:style-name="T42">_____________________________________________________________________</text:span></text:span></text:p>
      <text:p text:style-name="P16"><text:line-break/><text:bookmark-start text:name="optionCaseInsensitive"/><text:span text:style-name="T49">optionCaseInsensitive</text:span><text:span text:style-name="s10"><text:span text:style-name="T36">()</text:span></text:span><text:bookmark-end text:name="optionCaseInsensitive"/><text:span text:style-name="s10"><text:span text:style-name="T36"> </text:span></text:span><text:a xlink:type="simple" xlink:href="#Members"><text:span text:style-name="s10"><text:span text:style-name="T12"></text:span></text:span></text:a></text:p>
      <text:p text:style-name="P9"><text:span text:style-name="T35">Description:</text:span> No differ use of uppercase and lowercase letters on the option parameter for the other functions.</text:p>
      <text:p text:style-name="P16"/>
      <text:p text:style-name="P15"><text:span text:style-name="T4">Example:</text:span><text:span text:style-name="T18"><text:line-break/></text:span></text:p>
      <table:table table:name="Tabela54" table:style-name="Tabela54">
        <table:table-column table:style-name="Tabela54.A"/>
        <table:table-column table:style-name="Tabela54.B"/>
        <table:table-row table:style-name="Tabela54.1">
          <table:table-cell table:style-name="Tabela54.A1" office:value-type="string">
            <text:p text:style-name="P29"><text:span text:style-name="Máquina_20_de_20_escrever_20_HTML"><text:span text:style-name="T41">1</text:span></text:span></text:p>
            <text:p text:style-name="P29"><text:span text:style-name="Máquina_20_de_20_escrever_20_HTML"><text:span text:style-name="T41">2</text:span></text:span></text:p>
            <text:p text:style-name="P29"><text:span text:style-name="Máquina_20_de_20_escrever_20_HTML"><text:span text:style-name="T41">3</text:span></text:span></text:p>
            <text:p text:style-name="P29"><text:span text:style-name="Máquina_20_de_20_escrever_20_HTML"><text:span text:style-name="T41">4</text:span></text:span></text:p>
            <text:p text:style-name="P29"><text:span text:style-name="Máquina_20_de_20_escrever_20_HTML"><text:span text:style-name="T41">5</text:span></text:span></text:p>
            <text:p text:style-name="P29"><text:span text:style-name="Máquina_20_de_20_escrever_20_HTML"><text:span text:style-name="T41">6</text:span></text:span></text:p>
            <text:p text:style-name="P29"><text:span text:style-name="Máquina_20_de_20_escrever_20_HTML"><text:span text:style-name="T41">7</text:span></text:span></text:p>
            <text:p text:style-name="P29"><text:span text:style-name="Máquina_20_de_20_escrever_20_HTML"><text:span text:style-name="T41">8</text:span></text:span></text:p>
            <text:p text:style-name="P29"><text:span text:style-name="Máquina_20_de_20_escrever_20_HTML"><text:span text:style-name="T41">9</text:span></text:span></text:p>
            <text:p text:style-name="P29"><text:span text:style-name="Máquina_20_de_20_escrever_20_HTML"><text:span text:style-name="T41">10</text:span></text:span></text:p>
            <text:p text:style-name="P29"><text:span text:style-name="Máquina_20_de_20_escrever_20_HTML"><text:span text:style-name="T41">11</text:span></text:span></text:p>
            <text:p text:style-name="P29"><text:span text:style-name="Máquina_20_de_20_escrever_20_HTML"><text:span text:style-name="T41">12</text:span></text:span></text:p>
            <text:p text:style-name="P33"><text:span text:style-name="Máquina_20_de_20_escrever_20_HTML">13</text:span></text:p>
            <text:p text:style-name="P33"><text:span text:style-name="Máquina_20_de_20_escrever_20_HTML">14</text:span></text:p>
            <text:p text:style-name="P33"><text:span text:style-name="Máquina_20_de_20_escrever_20_HTML">15</text:span></text:p>
            <text:p text:style-name="P33"><text:span text:style-name="Máquina_20_de_20_escrever_20_HTML">16</text:span></text:p>
            <text:p text:style-name="P33"><text:soft-page-break/><text:span text:style-name="Máquina_20_de_20_escrever_20_HTML">17</text:span></text:p>
            <text:p text:style-name="P33"><text:span text:style-name="Máquina_20_de_20_escrever_20_HTML">18</text:span></text:p>
            <text:p text:style-name="P33"><text:span text:style-name="Máquina_20_de_20_escrever_20_HTML">19</text:span></text:p>
            <text:p text:style-name="P33"><text:span text:style-name="Máquina_20_de_20_escrever_20_HTML">20</text:span></text:p>
            <text:p text:style-name="P33"><text:span text:style-name="Máquina_20_de_20_escrever_20_HTML">21</text:span></text:p>
            <text:p text:style-name="P33"><text:span text:style-name="Máquina_20_de_20_escrever_20_HTML">22</text:span></text:p>
            <text:p text:style-name="P33"><text:span text:style-name="Máquina_20_de_20_escrever_20_HTML">23</text:span></text:p>
            <text:p text:style-name="P33"><text:span text:style-name="Máquina_20_de_20_escrever_20_HTML">24</text:span></text:p>
            <text:p text:style-name="P33"><text:span text:style-name="Máquina_20_de_20_escrever_20_HTML">25</text:span></text:p>
            <text:p text:style-name="P33"><text:span text:style-name="Máquina_20_de_20_escrever_20_HTML">26</text:span></text:p>
          </table:table-cell>
          <table:table-cell table:style-name="Tabela54.B1" office:value-type="string">
            <text:p text:style-name="P35">#include &lt;CommandLine.h&gt;</text:p>
            <text:p text:style-name="P35"/>
            <text:p text:style-name="P35">#include &lt;iostream&gt;</text:p>
            <text:p text:style-name="P35">#include &lt;cstdlib&gt;</text:p>
            <text:p text:style-name="P35">#include &lt;stdexcept&gt;</text:p>
            <text:p text:style-name="P31"/>
            <text:p text:style-name="P17"><text:span text:style-name="T44">using</text:span><text:span text:style-name="T30"> </text:span><text:span text:style-name="T10">std</text:span><text:span text:style-name="T15">::</text:span><text:span text:style-name="T10">cout</text:span><text:span text:style-name="T15">;</text:span></text:p>
            <text:p text:style-name="P17"><text:span text:style-name="T44">using</text:span><text:span text:style-name="T30"> </text:span><text:span text:style-name="T10">std</text:span><text:span text:style-name="T15">::</text:span><text:span text:style-name="T10">endl</text:span><text:span text:style-name="T15">;</text:span></text:p>
            <text:p text:style-name="P28"><text:span text:style-name="T44">using</text:span><text:span text:style-name="T30"> </text:span>std::string;</text:p>
            <text:p text:style-name="P28"><text:span text:style-name="T44">using</text:span><text:span text:style-name="T34"> </text:span>std::runtime_error;</text:p>
            <text:p text:style-name="P31"/>
            <text:p text:style-name="P17"><text:span text:style-name="T44">int</text:span><text:span text:style-name="T30"> </text:span><text:span text:style-name="T10">main</text:span><text:span text:style-name="T15">() {</text:span></text:p>
            <text:p text:style-name="P17"><text:span text:style-name="T65"><text:s text:c="4"/></text:span><text:span text:style-name="T56">try</text:span><text:span text:style-name="T65"> </text:span><text:span text:style-name="T71">{</text:span></text:p>
            <text:p text:style-name="P17"><text:span text:style-name="T31"><text:s text:c="8"/></text:span><text:span text:style-name="T10">environs::</text:span><text:span text:style-name="T10">CommandLine</text:span><text:span text:style-name="T30"> </text:span><text:span text:style-name="T10">commandLine</text:span><text:span text:style-name="T15">;</text:span></text:p>
            <text:p text:style-name="P17"><text:span text:style-name="T31"><text:s text:c="8"/></text:span><text:span text:style-name="T10">commandLine</text:span><text:span text:style-name="T15">.</text:span><text:span text:style-name="T10">optionCaseInsensitive</text:span><text:span text:style-name="T15">();</text:span></text:p>
            <text:p text:style-name="P17"><text:span text:style-name="T31"><text:s text:c="8"/></text:span><text:span text:style-name="T10">commandLine</text:span><text:span text:style-name="T15">.</text:span><text:span text:style-name="T10">setOptionPrefix</text:span><text:span text:style-name="T15">(</text:span><text:span text:style-name="T30"> </text:span><text:span text:style-name="T50">"--"</text:span><text:span text:style-name="T30"> </text:span><text:span text:style-name="T15">);</text:span></text:p>
            <text:p text:style-name="P17"><text:soft-page-break/><text:span text:style-name="T31"><text:s text:c="8"/></text:span><text:span text:style-name="T10">cout</text:span><text:span text:style-name="T30"> </text:span><text:span text:style-name="T15">&lt;&lt;</text:span><text:span text:style-name="T30"> </text:span><text:span text:style-name="T10">commandLine</text:span><text:span text:style-name="T15">.</text:span><text:span text:style-name="T10">getOptionLongValue</text:span><text:span text:style-name="T15">(</text:span><text:span text:style-name="T30"> </text:span><text:span text:style-name="T50">"PERIPHERAL"</text:span><text:span text:style-name="T30"> </text:span><text:span text:style-name="T15">);</text:span></text:p>
            <text:p text:style-name="P22"><text:span text:style-name="T17"><text:s text:c="8"/></text:span><text:span text:style-name="T26">cout</text:span><text:span text:style-name="T33"> </text:span><text:span text:style-name="T17">&lt;&lt;</text:span><text:span text:style-name="T31"> </text:span><text:span text:style-name="T26">endl</text:span><text:span text:style-name="T17">;</text:span></text:p>
            <text:p text:style-name="P40"><text:span text:style-name="T59"><text:s text:c="8"/>return</text:span><text:span text:style-name="T74"> EXIT_SUCCESS;</text:span></text:p>
            <text:p text:style-name="P38"><text:span text:style-name="T20"><text:s text:c="4"/></text:span><text:span text:style-name="T70">}</text:span></text:p>
            <text:p text:style-name="P38"><text:span text:style-name="T70"><text:s text:c="3"/></text:span><text:span text:style-name="T64"><text:s/></text:span><text:span text:style-name="T54">catch</text:span><text:span text:style-name="T64"> </text:span><text:span text:style-name="T70">(</text:span><text:span text:style-name="T64"> </text:span><text:span text:style-name="T67">runtime_error</text:span><text:span text:style-name="T64"> </text:span><text:span text:style-name="T70">&amp;</text:span><text:span text:style-name="T67">error</text:span><text:span text:style-name="T64"> </text:span><text:span text:style-name="T70">)</text:span><text:span text:style-name="T64"> </text:span><text:span text:style-name="T70">{</text:span></text:p>
            <text:p text:style-name="P38"><text:span text:style-name="T67"><text:s text:c="8"/>cout</text:span><text:span text:style-name="T64"> </text:span><text:span text:style-name="T70">&lt;&lt;</text:span><text:span text:style-name="T64"> </text:span><text:span text:style-name="T78">"Exception occurred: "</text:span><text:span text:style-name="T64"> </text:span><text:span text:style-name="T70">&lt;&lt;</text:span><text:span text:style-name="T64"> </text:span><text:span text:style-name="T67">error</text:span><text:span text:style-name="T70">.</text:span><text:span text:style-name="T67">what</text:span><text:span text:style-name="T70">()</text:span><text:span text:style-name="T64"> </text:span><text:span text:style-name="T70">&lt;&lt;</text:span><text:span text:style-name="T64"> </text:span><text:span text:style-name="T67">endl</text:span><text:span text:style-name="T70">;</text:span></text:p>
            <text:p text:style-name="P39"><text:span text:style-name="T57"><text:s text:c="8"/>return</text:span><text:span text:style-name="T70"> </text:span><text:span text:style-name="T66">EXIT_FAILURE;</text:span></text:p>
            <text:p text:style-name="P36"><text:s text:c="4"/>}</text:p>
            <text:p text:style-name="P24">}</text:p>
            <text:p text:style-name="P24"/>
          </table:table-cell>
        </table:table-row>
      </table:table>
      <text:p text:style-name="Standard"><text:span text:style-name="Máquina_20_de_20_escrever_20_HTML"><text:span text:style-name="T19"/></text:span></text:p>
      <text:p text:style-name="P9">Output:</text:p>
      <text:p text:style-name="P25"/>
      <table:table table:name="Tabela55" table:style-name="Tabela55">
        <table:table-column table:style-name="Tabela55.A"/>
        <table:table-row table:style-name="Tabela55.1">
          <table:table-cell table:style-name="Tabela55.A1" office:value-type="string">
            <text:p text:style-name="P25">linux:/home/enzo # ./myapp --peripheral mouse</text:p>
            <text:p text:style-name="P25">mouse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 3" svg:font-family="'Wingdings 3'" style:font-charset="x-symbol"/>
    <style:font-face style:name="Courier New1" svg:font-family="'Courier New'"/>
    <style:font-face style:name="Helvetica" svg:font-family="Helvetica, arial, freesans, clean, sans-serif"/>
    <style:font-face style:name="Mangal1" svg:font-family="Mangal"/>
    <style:font-face style:name="Courier New" svg:font-family="'Courier New'" style:font-family-generic="modern"/>
    <style:font-face style:name="Courier New2" svg:font-family="'Courier New'" style:font-family-generic="modern" style:font-pitch="fixed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marker draw:name="msArrowEnd_20_5" draw:display-name="msArrowEnd 5" svg:viewBox="0 0 120 120" svg:d="m60 0 60 120h-120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zxx" fo:country="none" style:font-name-asian="Arial Unicode MS" style:font-size-asian="10.5pt" style:language-asian="zxx" style:country-asian="none" style:font-name-complex="Mang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Garamond" fo:font-size="20pt" fo:font-weight="bold" style:font-size-asian="20pt" style:font-weight-asian="bold" style:font-name-complex="Garamond" style:font-size-complex="10pt"/>
    </style:style>
    <style:style style:name="Pré-formatação_20_HTML" style:display-name="Pré-formatação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Fonte_20_parág._20_padrão" style:display-name="Fonte parág. padrão" style:family="text"/>
    <style:style style:name="s2" style:family="text" style:parent-style-name="Fonte_20_parág._20_padrão"/>
    <style:style style:name="apple-converted-space" style:family="text" style:parent-style-name="Fonte_20_parág._20_padrão"/>
    <style:style style:name="s10" style:family="text" style:parent-style-name="Fonte_20_parág._20_padrão"/>
    <style:style style:name="s5" style:family="text" style:parent-style-name="Fonte_20_parág._20_padrão"/>
    <style:style style:name="Máquina_20_de_20_escrever_20_HTML" style:display-name="Máquina de escrever HTML" style:family="text" style:parent-style-name="Fonte_20_parág._20_padrão">
      <style:text-properties style:font-name="Courier New" fo:font-size="10pt" style:font-name-asian="Times New Roman" style:font-size-asian="10pt" style:font-name-complex="Courier New" style:font-size-complex="10pt"/>
    </style:style>
    <style:style style:name="Código_20_HTML" style:display-name="Código HTML" style:family="text" style:parent-style-name="Fonte_20_parág._20_padrão">
      <style:text-properties style:font-name="Courier New" fo:font-size="10pt" style:font-name-asian="Times New Roman" style:font-size-asian="10pt" style:font-name-complex="Courier New" style:font-size-complex="10pt"/>
    </style:style>
    <style:style style:name="Citação_20_HTML" style:display-name="Citação HTML" style:family="text" style:parent-style-name="Fonte_20_parág._20_padrão">
      <style:text-properties fo:font-style="italic" style:font-style-asian="italic" style:font-style-complex="italic"/>
    </style:style>
    <style:style style:name="Definição_20_HTML" style:display-name="Definição HTML" style:family="text" style:parent-style-name="Fonte_20_parág._20_padrão">
      <style:text-properties fo:font-style="italic" style:font-style-asian="italic" style:font-style-complex="italic"/>
    </style:style>
    <style:style style:name="Variável_20_HTML" style:display-name="Variável HTML" style:family="text" style:parent-style-name="Fonte_20_parág._20_padrão">
      <style:text-properties fo:font-style="italic" style:font-style-asian="italic" style:font-style-complex="italic"/>
    </style:style>
    <style:style style:name="Teclado_20_HTML" style:display-name="Teclado HTML" style:family="text" style:parent-style-name="Fonte_20_parág._20_padrão">
      <style:text-properties style:font-name="Courier New" fo:font-size="10pt" style:font-name-asian="Times New Roman" style:font-size-asian="10pt" style:font-name-complex="Courier New" style:font-size-complex="10pt"/>
    </style:style>
    <style:style style:name="Exemplo_20_HTML" style:display-name="Exemplo HTML" style:family="text" style:parent-style-name="Fonte_20_parág._20_padrão">
      <style:text-properties style:font-name="Courier New" style:font-name-asian="Times New Roman" style:font-name-complex="Courier New"/>
    </style:style>
    <style:style style:name="s9" style:family="text" style:parent-style-name="Fonte_20_parág._20_padrão"/>
    <style:style style:name="s0" style:family="text" style:parent-style-name="Fonte_20_parág._20_padrão"/>
    <style:style style:name="s4" style:family="text" style:parent-style-name="Fonte_20_parág._20_padrão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58" style:family="table">
      <style:table-properties style:width="18.461cm" table:align="margins" style:writing-mode="lr-tb"/>
    </style:style>
    <style:style style:name="Tabela58.A" style:family="table-column">
      <style:table-column-properties style:column-width="17.224cm" style:rel-column-width="61145*"/>
    </style:style>
    <style:style style:name="Tabela58.B" style:family="table-column">
      <style:table-column-properties style:column-width="1.236cm" style:rel-column-width="4390*"/>
    </style:style>
    <style:style style:name="Tabela58.A1" style:family="table-cell">
      <style:table-cell-properties fo:padding="0.097cm" fo:border="none"/>
    </style:style>
    <style:style style:name="MP1" style:family="paragraph" style:parent-style-name="Standard">
      <style:paragraph-properties fo:text-align="end" style:justify-single-word="false"/>
      <style:text-properties style:font-name="Verdana" fo:font-size="9pt" style:font-size-asian="9pt" style:font-name-complex="Verdana" style:font-size-complex="9pt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style:font-name="Verdana" fo:font-size="9pt" style:text-underline-style="solid" style:text-underline-width="auto" style:text-underline-color="font-color" style:font-size-asian="9pt" style:font-name-complex="Verdana" style:font-size-complex="9pt"/>
    </style:style>
    <style:style style:name="MT2" style:family="text">
      <style:text-properties style:font-name="Verdana" fo:font-size="9pt" style:text-underline-style="none" style:font-size-asian="9pt" style:font-name-complex="Verdana" style:font-size-complex="9pt"/>
    </style:style>
    <style:style style:name="MT3" style:family="text">
      <style:text-properties style:font-name="Verdana" fo:font-size="9pt" style:font-size-asian="9pt" style:font-name-complex="Verdana" style:font-size-complex="9pt"/>
    </style:style>
    <style:style style:name="MT4" style:family="text">
      <style:text-properties fo:color="#000000" style:font-name="Wingdings 3" fo:font-size="10pt" style:text-underline-style="none" fo:font-weight="bold" fo:background-color="#ffffff" style:font-name-asian="Wingdings 3" style:font-size-asian="10pt" style:font-weight-asian="bold" style:font-name-complex="Wingdings 3" style:font-size-complex="10pt" style:font-weight-complex="bold"/>
    </style:style>
    <style:style style:name="MT5" style:family="text">
      <style:text-properties fo:color="#000000" style:font-name="Verdana" fo:font-size="9pt" style:text-underline-style="none" fo:font-weight="bold" fo:background-color="#ffffff" style:font-name-asian="Wingdings 3" style:font-size-asian="9pt" style:font-weight-asian="bold" style:font-name-complex="Verdana" style:font-size-complex="9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="1.27cm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able:table table:name="Tabela58" table:style-name="Tabela58">
          <table:table-column table:style-name="Tabela58.A"/>
          <table:table-column table:style-name="Tabela58.B"/>
          <table:table-row>
            <table:table-cell table:style-name="Tabela58.A1" office:value-type="string">
              <text:p text:style-name="Standard"><draw:a xlink:type="simple" xlink:href="https://github.com/FreeSource"><draw:frame draw:style-name="Mfr1" draw:name="HTTPS://GITHUB.COM/FREESOURCE" text:anchor-type="paragraph" svg:x="0.002cm" svg:y="-0.097cm" svg:width="0.464cm" svg:height="0.464cm" draw:z-index="15"><draw:image xlink:href="Pictures/2000002100002E4F00002E4F3E81200B.svm" xlink:type="simple" xlink:show="embed" xlink:actuate="onLoad"/></draw:frame></draw:a><text:span text:style-name="MT1"> <text:s text:c="4"/></text:span><text:a xlink:type="simple" xlink:href="https://github.com/FreeSource"><text:span text:style-name="MT1">https://github.com/FreeSource</text:span></text:a><text:span text:style-name="MT2"> </text:span><text:span text:style-name="MT3"><text:s text:c="66"/></text:span><text:a xlink:type="simple" xlink:href="#ClassCommandLine"><text:span text:style-name="s10"><text:span text:style-name="MT4"></text:span></text:span></text:a><text:span text:style-name="s10"><text:span text:style-name="MT5"> </text:span></text:span><text:span text:style-name="MT3">Class CommandLine</text:span></text:p>
            </table:table-cell>
            <table:table-cell table:style-name="Tabela58.A1" office:value-type="string">
              <text:p text:style-name="MP1"><text:page-number text:select-page="current">9</text:page-number>/<text:page-count>9</text:page-count></text:p>
            </table:table-cell>
          </table:table-row>
        </table:table>
        <text:p text:style-name="MP2"/>
      </style:footer>
    </style:master-page>
    <style:master-page style:name="First_20_Page" style:display-name="First Page" style:page-layout-name="Mpm1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01T09:53:00</meta:creation-date>
    <dc:date>2013-06-15T22:46:47.10</dc:date>
    <meta:print-date>2012-02-21T21:42:00</meta:print-date>
    <meta:editing-cycles>714</meta:editing-cycles>
    <meta:editing-duration>P1DT5H26M31S</meta:editing-duration>
    <meta:generator>LibreOffice/3.5$Windows_x86 LibreOffice_project/165a79a-7059095-e13bb37-fef39a4-9503d18</meta:generator>
    <meta:keyword>Class CommandLine</meta:keyword>
    <dc:subject>Class CommandLine</dc:subject>
    <dc:title>Class CommandLine</dc:title>
    <meta:document-statistic meta:table-count="28" meta:image-count="2" meta:object-count="0" meta:page-count="9" meta:paragraph-count="675" meta:word-count="1583" meta:character-count="11913" meta:non-whitespace-character-count="9925"/>
    <meta:user-defined meta:name="Informações 1"/>
    <meta:user-defined meta:name="Informações 2"/>
    <meta:user-defined meta:name="Informações 3"/>
    <meta:user-defined meta:name="Informações 4"/>
  </office:meta>
</office:document-meta>
</file>